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1" svg:font-family="Ubuntu"/>
    <style:font-face style:name="JetBrains Mono" svg:font-family="'JetBrains Mono'" style:font-family-generic="modern"/>
    <style:font-face style:name="Calibri" svg:font-family="Calibri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87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2.39cm"/>
    </style:style>
    <style:style style:name="co4" style:family="table-column">
      <style:table-column-properties fo:break-before="auto" style:column-width="11.063cm"/>
    </style:style>
    <style:style style:name="co5" style:family="table-column">
      <style:table-column-properties fo:break-before="auto" style:column-width="14.296cm"/>
    </style:style>
    <style:style style:name="co6" style:family="table-column">
      <style:table-column-properties fo:break-before="auto" style:column-width="14.101cm"/>
    </style:style>
    <style:style style:name="co7" style:family="table-column">
      <style:table-column-properties fo:break-before="auto" style:column-width="11.377cm"/>
    </style:style>
    <style:style style:name="co8" style:family="table-column">
      <style:table-column-properties fo:break-before="auto" style:column-width="12.012cm"/>
    </style:style>
    <style:style style:name="co9" style:family="table-column">
      <style:table-column-properties fo:break-before="auto" style:column-width="11.407cm"/>
    </style:style>
    <style:style style:name="co10" style:family="table-column">
      <style:table-column-properties fo:break-before="auto" style:column-width="14.161cm"/>
    </style:style>
    <style:style style:name="co11" style:family="table-column">
      <style:table-column-properties fo:break-before="auto" style:column-width="13.037cm"/>
    </style:style>
    <style:style style:name="co12" style:family="table-column">
      <style:table-column-properties fo:break-before="auto" style:column-width="9.292cm"/>
    </style:style>
    <style:style style:name="co13" style:family="table-column">
      <style:table-column-properties fo:break-before="auto" style:column-width="16.374cm"/>
    </style:style>
    <style:style style:name="co14" style:family="table-column">
      <style:table-column-properties fo:break-before="auto" style:column-width="12.118cm"/>
    </style:style>
    <style:style style:name="co15" style:family="table-column">
      <style:table-column-properties fo:break-before="auto" style:column-width="13.582cm"/>
    </style:style>
    <style:style style:name="co16" style:family="table-column">
      <style:table-column-properties fo:break-before="auto" style:column-width="11.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81cm" fo:break-before="auto" style:use-optimal-row-height="false"/>
    </style:style>
    <style:style style:name="ro3" style:family="table-row">
      <style:table-row-properties style:row-height="1.81cm" fo:break-before="auto" style:use-optimal-row-height="false"/>
    </style:style>
    <style:style style:name="ro4" style:family="table-row">
      <style:table-row-properties style:row-height="1.644cm" fo:break-before="auto" style:use-optimal-row-height="false"/>
    </style:style>
    <style:style style:name="ro5" style:family="table-row">
      <style:table-row-properties style:row-height="1.513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2.925cm" fo:break-before="auto" style:use-optimal-row-height="false"/>
    </style:style>
    <style:style style:name="ro9" style:family="table-row">
      <style:table-row-properties style:row-height="5.396cm" fo:break-before="auto" style:use-optimal-row-height="false"/>
    </style:style>
    <style:style style:name="ro10" style:family="table-row">
      <style:table-row-properties style:row-height="6.251cm" fo:break-before="auto" style:use-optimal-row-height="false"/>
    </style:style>
    <style:style style:name="ro11" style:family="table-row">
      <style:table-row-properties style:row-height="4.738cm" fo:break-before="auto" style:use-optimal-row-height="false"/>
    </style:style>
    <style:style style:name="ro12" style:family="table-row">
      <style:table-row-properties style:row-height="4.343cm" fo:break-before="auto" style:use-optimal-row-height="false"/>
    </style:style>
    <style:style style:name="ro13" style:family="table-row">
      <style:table-row-properties style:row-height="2.566cm" fo:break-before="auto" style:use-optimal-row-height="false"/>
    </style:style>
    <style:style style:name="ro14" style:family="table-row">
      <style:table-row-properties style:row-height="2.076cm" fo:break-before="auto" style:use-optimal-row-height="false"/>
    </style:style>
    <style:style style:name="ro15" style:family="table-row">
      <style:table-row-properties style:row-height="7.008cm" fo:break-before="auto" style:use-optimal-row-height="false"/>
    </style:style>
    <style:style style:name="ro16" style:family="table-row">
      <style:table-row-properties style:row-height="5.068cm" fo:break-before="auto" style:use-optimal-row-height="false"/>
    </style:style>
    <style:style style:name="ro17" style:family="table-row">
      <style:table-row-properties style:row-height="2.544cm" fo:break-before="auto" style:use-optimal-row-height="fals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2.69cm" fo:break-before="auto" style:use-optimal-row-height="false"/>
    </style:style>
    <style:style style:name="ro20" style:family="table-row">
      <style:table-row-properties style:row-height="1.228cm" fo:break-before="auto" style:use-optimal-row-height="false"/>
    </style:style>
    <style:style style:name="ro21" style:family="table-row">
      <style:table-row-properties style:row-height="2.817cm" fo:break-before="auto" style:use-optimal-row-height="true"/>
    </style:style>
    <style:style style:name="ro22" style:family="table-row">
      <style:table-row-properties style:row-height="1.085cm" fo:break-before="auto" style:use-optimal-row-height="false"/>
    </style:style>
    <style:style style:name="ro23" style:family="table-row">
      <style:table-row-properties style:row-height="2.027cm" fo:break-before="auto" style:use-optimal-row-height="true"/>
    </style:style>
    <style:style style:name="ro24" style:family="table-row">
      <style:table-row-properties style:row-height="2.422cm" fo:break-before="auto" style:use-optimal-row-height="true"/>
    </style:style>
    <style:style style:name="ro25" style:family="table-row">
      <style:table-row-properties style:row-height="0.736cm" fo:break-before="auto" style:use-optimal-row-height="true"/>
    </style:style>
    <style:style style:name="ro26" style:family="table-row">
      <style:table-row-properties style:row-height="1.078cm" fo:break-before="auto" style:use-optimal-row-height="true"/>
    </style:style>
    <style:style style:name="ro27" style:family="table-row">
      <style:table-row-properties style:row-height="1.762cm" fo:break-before="auto" style:use-optimal-row-height="true"/>
    </style:style>
    <style:style style:name="ro28" style:family="table-row">
      <style:table-row-properties style:row-height="1.184cm" fo:break-before="auto" style:use-optimal-row-height="true"/>
    </style:style>
    <style:style style:name="ro29" style:family="table-row">
      <style:table-row-properties style:row-height="2.369cm" fo:break-before="auto" style:use-optimal-row-height="false"/>
    </style:style>
    <style:style style:name="ro30" style:family="table-row">
      <style:table-row-properties style:row-height="7.213cm" fo:break-before="auto" style:use-optimal-row-height="true"/>
    </style:style>
    <style:style style:name="ro31" style:family="table-row">
      <style:table-row-properties style:row-height="3.369cm" fo:break-before="auto" style:use-optimal-row-height="true"/>
    </style:style>
    <style:style style:name="ro32" style:family="table-row">
      <style:table-row-properties style:row-height="6.114cm" fo:break-before="auto" style:use-optimal-row-height="false"/>
    </style:style>
    <style:style style:name="ro33" style:family="table-row">
      <style:table-row-properties style:row-height="5.616cm" fo:break-before="auto" style:use-optimal-row-height="false"/>
    </style:style>
    <style:style style:name="ro34" style:family="table-row">
      <style:table-row-properties style:row-height="3.071cm" fo:break-before="auto" style:use-optimal-row-height="false"/>
    </style:style>
    <style:style style:name="ro35" style:family="table-row">
      <style:table-row-properties style:row-height="0.499cm" fo:break-before="auto" style:use-optimal-row-height="true"/>
    </style:style>
    <style:style style:name="ro36" style:family="table-row">
      <style:table-row-properties style:row-height="2.79cm" fo:break-before="auto" style:use-optimal-row-height="true"/>
    </style:style>
    <style:style style:name="ro37" style:family="table-row">
      <style:table-row-properties style:row-height="3.711cm" fo:break-before="auto" style:use-optimal-row-height="true"/>
    </style:style>
    <style:style style:name="ro38" style:family="table-row">
      <style:table-row-properties style:row-height="9.398cm" fo:break-before="auto" style:use-optimal-row-height="true"/>
    </style:style>
    <style:style style:name="ro39" style:family="table-row">
      <style:table-row-properties style:row-height="5.265cm" fo:break-before="auto" style:use-optimal-row-height="false"/>
    </style:style>
    <style:style style:name="ro40" style:family="table-row">
      <style:table-row-properties style:row-height="6.555cm" fo:break-before="auto" style:use-optimal-row-height="true"/>
    </style:style>
    <style:style style:name="ro41" style:family="table-row">
      <style:table-row-properties style:row-height="5.186cm" fo:break-before="auto" style:use-optimal-row-height="true"/>
    </style:style>
    <style:style style:name="ro42" style:family="table-row">
      <style:table-row-properties style:row-height="9.056cm" fo:break-before="auto" style:use-optimal-row-height="true"/>
    </style:style>
    <style:style style:name="ro43" style:family="table-row">
      <style:table-row-properties style:row-height="5.87cm" fo:break-before="auto" style:use-optimal-row-height="true"/>
    </style:style>
    <style:style style:name="ro44" style:family="table-row">
      <style:table-row-properties style:row-height="5.89cm" fo:break-before="auto" style:use-optimal-row-height="false"/>
    </style:style>
    <style:style style:name="ro45" style:family="table-row">
      <style:table-row-properties style:row-height="0.847cm" fo:break-before="auto" style:use-optimal-row-height="false"/>
    </style:style>
    <style:style style:name="ro46" style:family="table-row">
      <style:table-row-properties style:row-height="1.432cm" fo:break-before="auto" style:use-optimal-row-height="false"/>
    </style:style>
    <style:style style:name="ro47" style:family="table-row">
      <style:table-row-properties style:row-height="3cm" fo:break-before="auto" style:use-optimal-row-height="true"/>
    </style:style>
    <style:style style:name="ro48" style:family="table-row">
      <style:table-row-properties style:row-height="1.462cm" fo:break-before="auto" style:use-optimal-row-height="false"/>
    </style:style>
    <style:style style:name="ro49" style:family="table-row">
      <style:table-row-properties style:row-height="4.68cm" fo:break-before="auto" style:use-optimal-row-height="false"/>
    </style:style>
    <style:style style:name="ro50" style:family="table-row">
      <style:table-row-properties style:row-height="5.581cm" fo:break-before="auto" style:use-optimal-row-height="true"/>
    </style:style>
    <style:style style:name="ro51" style:family="table-row">
      <style:table-row-properties style:row-height="1.404cm" fo:break-before="auto" style:use-optimal-row-height="false"/>
    </style:style>
    <style:style style:name="ro52" style:family="table-row">
      <style:table-row-properties style:row-height="1.526cm" fo:break-before="auto" style:use-optimal-row-height="true"/>
    </style:style>
    <style:style style:name="ro53" style:family="table-row">
      <style:table-row-properties style:row-height="1.139cm" fo:break-before="auto" style:use-optimal-row-height="false"/>
    </style:style>
    <style:style style:name="ro54" style:family="table-row">
      <style:table-row-properties style:row-height="2.223cm" fo:break-before="auto" style:use-optimal-row-height="false"/>
    </style:style>
    <style:style style:name="ro55" style:family="table-row">
      <style:table-row-properties style:row-height="0.702cm" fo:break-before="auto" style:use-optimal-row-height="false"/>
    </style:style>
    <style:style style:name="ro56" style:family="table-row">
      <style:table-row-properties style:row-height="5.44cm" fo:break-before="auto" style:use-optimal-row-height="false"/>
    </style:style>
    <style:style style:name="ro57" style:family="table-row">
      <style:table-row-properties style:row-height="1.286cm" fo:break-before="auto" style:use-optimal-row-height="false"/>
    </style:style>
    <style:style style:name="ro58" style:family="table-row">
      <style:table-row-properties style:row-height="1.549cm" fo:break-before="auto" style:use-optimal-row-height="false"/>
    </style:style>
    <style:style style:name="ro59" style:family="table-row">
      <style:table-row-properties style:row-height="0.907cm" fo:break-before="auto" style:use-optimal-row-height="false"/>
    </style:style>
    <style:style style:name="ro60" style:family="table-row">
      <style:table-row-properties style:row-height="0.965cm" fo:break-before="auto" style:use-optimal-row-height="false"/>
    </style:style>
    <style:style style:name="ro61" style:family="table-row">
      <style:table-row-properties style:row-height="1.157cm" fo:break-before="auto" style:use-optimal-row-height="true"/>
    </style:style>
    <style:style style:name="ro62" style:family="table-row">
      <style:table-row-properties style:row-height="1.755cm" fo:break-before="auto" style:use-optimal-row-height="false"/>
    </style:style>
    <style:style style:name="ro63" style:family="table-row">
      <style:table-row-properties style:row-height="1.081cm" fo:break-before="auto" style:use-optimal-row-height="false"/>
    </style:style>
    <style:style style:name="ro64" style:family="table-row">
      <style:table-row-properties style:row-height="1.344cm" fo:break-before="auto" style:use-optimal-row-height="false"/>
    </style:style>
    <style:style style:name="ro65" style:family="table-row">
      <style:table-row-properties style:row-height="0.788cm" fo:break-before="auto" style:use-optimal-row-height="true"/>
    </style:style>
    <style:style style:name="ro66" style:family="table-row">
      <style:table-row-properties style:row-height="2.263cm" fo:break-before="auto" style:use-optimal-row-height="true"/>
    </style:style>
    <style:style style:name="ro67" style:family="table-row">
      <style:table-row-properties style:row-height="1.894cm" fo:break-before="auto" style:use-optimal-row-height="true"/>
    </style:style>
    <style:style style:name="ro68" style:family="table-row">
      <style:table-row-properties style:row-height="1.374cm" fo:break-before="auto" style:use-optimal-row-height="false"/>
    </style:style>
    <style:style style:name="ro69" style:family="table-row">
      <style:table-row-properties style:row-height="1.316cm" fo:break-before="auto" style:use-optimal-row-height="false"/>
    </style:style>
    <style:style style:name="ro70" style:family="table-row">
      <style:table-row-properties style:row-height="1.111cm" fo:break-before="auto" style:use-optimal-row-height="false"/>
    </style:style>
    <style:style style:name="ro71" style:family="table-row">
      <style:table-row-properties style:row-height="2.574cm" fo:break-before="auto" style:use-optimal-row-height="false"/>
    </style:style>
    <style:style style:name="ro72" style:family="table-row">
      <style:table-row-properties style:row-height="1.9cm" fo:break-before="auto" style:use-optimal-row-height="false"/>
    </style:style>
    <style:style style:name="ro73" style:family="table-row">
      <style:table-row-properties style:row-height="1.49cm" fo:break-before="auto" style:use-optimal-row-height="false"/>
    </style:style>
    <style:style style:name="ro74" style:family="table-row">
      <style:table-row-properties style:row-height="2.748cm" fo:break-before="auto" style:use-optimal-row-height="false"/>
    </style:style>
    <style:style style:name="ro75" style:family="table-row">
      <style:table-row-properties style:row-height="4.563cm" fo:break-before="auto" style:use-optimal-row-height="false"/>
    </style:style>
    <style:style style:name="ro76" style:family="table-row">
      <style:table-row-properties style:row-height="0.379cm" fo:break-before="auto" style:use-optimal-row-height="false"/>
    </style:style>
    <style:style style:name="ro77" style:family="table-row">
      <style:table-row-properties style:row-height="0.76cm" fo:break-before="auto" style:use-optimal-row-height="false"/>
    </style:style>
    <style:style style:name="ro78" style:family="table-row">
      <style:table-row-properties style:row-height="1.395cm" fo:break-before="auto" style:use-optimal-row-height="false"/>
    </style:style>
    <style:style style:name="ro79" style:family="table-row">
      <style:table-row-properties style:row-height="1.609cm" fo:break-before="auto" style:use-optimal-row-height="false"/>
    </style:style>
    <style:style style:name="ro80" style:family="table-row">
      <style:table-row-properties style:row-height="2.457cm" fo:break-before="auto" style:use-optimal-row-height="false"/>
    </style:style>
    <style:style style:name="ro81" style:family="table-row">
      <style:table-row-properties style:row-height="0.73cm" fo:break-before="auto" style:use-optimal-row-height="false"/>
    </style:style>
    <style:style style:name="ro82" style:family="table-row">
      <style:table-row-properties style:row-height="2.632cm" fo:break-before="auto" style:use-optimal-row-height="true"/>
    </style:style>
    <style:style style:name="ro83" style:family="table-row">
      <style:table-row-properties style:row-height="0.974cm" fo:break-before="auto" style:use-optimal-row-height="false"/>
    </style:style>
    <style:style style:name="ro84" style:family="table-row">
      <style:table-row-properties style:row-height="1.579cm" fo:break-before="auto" style:use-optimal-row-height="false"/>
    </style:style>
    <style:style style:name="ro85" style:family="table-row">
      <style:table-row-properties style:row-height="2.552cm" fo:break-before="auto" style:use-optimal-row-height="false"/>
    </style:style>
    <style:style style:name="ro86" style:family="table-row">
      <style:table-row-properties style:row-height="4.897cm" fo:break-before="auto" style:use-optimal-row-height="false"/>
    </style:style>
    <style:style style:name="ro87" style:family="table-row">
      <style:table-row-properties style:row-height="4.475cm" fo:break-before="auto" style:use-optimal-row-height="true"/>
    </style:style>
    <style:style style:name="ro88" style:family="table-row">
      <style:table-row-properties style:row-height="0.526cm" fo:break-before="auto" style:use-optimal-row-height="false"/>
    </style:style>
    <style:style style:name="ro89" style:family="table-row">
      <style:table-row-properties style:row-height="2.342cm" fo:break-before="auto" style:use-optimal-row-height="false"/>
    </style:style>
    <style:style style:name="ro90" style:family="table-row">
      <style:table-row-properties style:row-height="3.29cm" fo:break-before="auto" style:use-optimal-row-height="false"/>
    </style:style>
    <style:style style:name="ro91" style:family="table-row">
      <style:table-row-properties style:row-height="4.685cm" fo:break-before="auto" style:use-optimal-row-height="false"/>
    </style:style>
    <style:style style:name="ro92" style:family="table-row">
      <style:table-row-properties style:row-height="5.159cm" fo:break-before="auto" style:use-optimal-row-height="false"/>
    </style:style>
    <style:style style:name="ro93" style:family="table-row">
      <style:table-row-properties style:row-height="0.584cm" fo:break-before="auto" style:use-optimal-row-height="false"/>
    </style:style>
    <style:style style:name="ro94" style:family="table-row">
      <style:table-row-properties style:row-height="3.487cm" fo:break-before="auto" style:use-optimal-row-height="false"/>
    </style:style>
    <style:style style:name="ro95" style:family="table-row">
      <style:table-row-properties style:row-height="2.164cm" fo:break-before="auto" style:use-optimal-row-height="false"/>
    </style:style>
    <style:style style:name="ro96" style:family="table-row">
      <style:table-row-properties style:row-height="2.983cm" fo:break-before="auto" style:use-optimal-row-height="false"/>
    </style:style>
    <style:style style:name="ro97" style:family="table-row">
      <style:table-row-properties style:row-height="3.738cm" fo:break-before="auto" style:use-optimal-row-height="true"/>
    </style:style>
    <style:style style:name="ro98" style:family="table-row">
      <style:table-row-properties style:row-height="3.655cm" fo:break-before="auto" style:use-optimal-row-height="false"/>
    </style:style>
    <style:style style:name="ro99" style:family="table-row">
      <style:table-row-properties style:row-height="2.397cm" fo:break-before="auto" style:use-optimal-row-height="false"/>
    </style:style>
    <style:style style:name="ro100" style:family="table-row">
      <style:table-row-properties style:row-height="4.417cm" fo:break-before="auto" style:use-optimal-row-height="false"/>
    </style:style>
    <style:style style:name="ro101" style:family="table-row">
      <style:table-row-properties style:row-height="1.236cm" fo:break-before="auto" style:use-optimal-row-height="false"/>
    </style:style>
    <style:style style:name="ro102" style:family="table-row">
      <style:table-row-properties style:row-height="3.053cm" fo:break-before="auto" style:use-optimal-row-height="false"/>
    </style:style>
    <style:style style:name="ro103" style:family="table-row">
      <style:table-row-properties style:row-height="0.788cm" fo:break-before="auto" style:use-optimal-row-height="false"/>
    </style:style>
    <style:style style:name="ro104" style:family="table-row">
      <style:table-row-properties style:row-height="2.184cm" fo:break-before="auto" style:use-optimal-row-height="false"/>
    </style:style>
    <style:style style:name="ro105" style:family="table-row">
      <style:table-row-properties style:row-height="1.685cm" fo:break-before="auto" style:use-optimal-row-height="false"/>
    </style:style>
    <style:style style:name="ro106" style:family="table-row">
      <style:table-row-properties style:row-height="4.403cm" fo:break-before="auto" style:use-optimal-row-height="false"/>
    </style:style>
    <style:style style:name="ro107" style:family="table-row">
      <style:table-row-properties style:row-height="3.925cm" fo:break-before="auto" style:use-optimal-row-height="false"/>
    </style:style>
    <style:style style:name="ro108" style:family="table-row">
      <style:table-row-properties style:row-height="2.311cm" fo:break-before="auto" style:use-optimal-row-height="false"/>
    </style:style>
    <style:style style:name="ro109" style:family="table-row">
      <style:table-row-properties style:row-height="1.169cm" fo:break-before="auto" style:use-optimal-row-height="false"/>
    </style:style>
    <style:style style:name="ro110" style:family="table-row">
      <style:table-row-properties style:row-height="5.177cm" fo:break-before="auto" style:use-optimal-row-height="false"/>
    </style:style>
    <style:style style:name="ro111" style:family="table-row">
      <style:table-row-properties style:row-height="1.637cm" fo:break-before="auto" style:use-optimal-row-height="false"/>
    </style:style>
    <style:style style:name="ro112" style:family="table-row">
      <style:table-row-properties style:row-height="1.783cm" fo:break-before="auto" style:use-optimal-row-height="false"/>
    </style:style>
    <style:style style:name="ro113" style:family="table-row">
      <style:table-row-properties style:row-height="3.334cm" fo:break-before="auto" style:use-optimal-row-height="false"/>
    </style:style>
    <style:style style:name="ro114" style:family="table-row">
      <style:table-row-properties style:row-height="1.632cm" fo:break-before="auto" style:use-optimal-row-height="false"/>
    </style:style>
    <style:style style:name="ro115" style:family="table-row">
      <style:table-row-properties style:row-height="0.526cm" fo:break-before="auto" style:use-optimal-row-height="true"/>
    </style:style>
    <style:style style:name="ro116" style:family="table-row">
      <style:table-row-properties style:row-height="3.29cm" fo:break-before="auto" style:use-optimal-row-height="true"/>
    </style:style>
    <style:style style:name="ro117" style:family="table-row">
      <style:table-row-properties style:row-height="1.947cm" fo:break-before="auto" style:use-optimal-row-height="true"/>
    </style:style>
    <style:style style:name="ro118" style:family="table-row">
      <style:table-row-properties style:row-height="2.868cm" fo:break-before="auto" style:use-optimal-row-height="true"/>
    </style:style>
    <style:style style:name="ro119" style:family="table-row">
      <style:table-row-properties style:row-height="2.499cm" fo:break-before="auto" style:use-optimal-row-height="false"/>
    </style:style>
    <style:style style:name="ro120" style:family="table-row">
      <style:table-row-properties style:row-height="3.764cm" fo:break-before="auto" style:use-optimal-row-height="true"/>
    </style:style>
    <style:style style:name="ro121" style:family="table-row">
      <style:table-row-properties style:row-height="0.487cm" fo:break-before="auto" style:use-optimal-row-height="true"/>
    </style:style>
    <style:style style:name="ro122" style:family="table-row">
      <style:table-row-properties style:row-height="6.687cm" fo:break-before="auto" style:use-optimal-row-height="true"/>
    </style:style>
    <style:style style:name="ro123" style:family="table-row">
      <style:table-row-properties style:row-height="2.895cm" fo:break-before="auto" style:use-optimal-row-height="true"/>
    </style:style>
    <style:style style:name="ro124" style:family="table-row">
      <style:table-row-properties style:row-height="8.128cm" fo:break-before="auto" style:use-optimal-row-height="true"/>
    </style:style>
    <style:style style:name="ro125" style:family="table-row">
      <style:table-row-properties style:row-height="7.16cm" fo:break-before="auto" style:use-optimal-row-height="true"/>
    </style:style>
    <style:style style:name="ro126" style:family="table-row">
      <style:table-row-properties style:row-height="5.265cm" fo:break-before="auto" style:use-optimal-row-height="true"/>
    </style:style>
    <style:style style:name="ro127" style:family="table-row">
      <style:table-row-properties style:row-height="6.212cm" fo:break-before="auto" style:use-optimal-row-height="true"/>
    </style:style>
    <style:style style:name="ro128" style:family="table-row">
      <style:table-row-properties style:row-height="12.372cm" fo:break-before="auto" style:use-optimal-row-height="true"/>
    </style:style>
    <style:style style:name="ro129" style:family="table-row">
      <style:table-row-properties style:row-height="1.473cm" fo:break-before="auto" style:use-optimal-row-height="true"/>
    </style:style>
    <style:style style:name="ro130" style:family="table-row">
      <style:table-row-properties style:row-height="2.895cm" fo:break-before="auto" style:use-optimal-row-height="false"/>
    </style:style>
    <style:style style:name="ro131" style:family="table-row">
      <style:table-row-properties style:row-height="5.198cm" fo:break-before="auto" style:use-optimal-row-height="false"/>
    </style:style>
    <style:style style:name="ro132" style:family="table-row">
      <style:table-row-properties style:row-height="4.376cm" fo:break-before="auto" style:use-optimal-row-height="false"/>
    </style:style>
    <style:style style:name="ro133" style:family="table-row">
      <style:table-row-properties style:row-height="1.875cm" fo:break-before="auto" style:use-optimal-row-height="false"/>
    </style:style>
    <style:style style:name="ro134" style:family="table-row">
      <style:table-row-properties style:row-height="1.2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158466"/>
    </style:style>
    <style:style style:name="ta3" style:family="table" style:master-page-name="Default">
      <style:table-properties table:display="true" style:writing-mode="lr-tb" tableooo:tab-color="#ffffd7"/>
    </style:style>
    <style:style style:name="ta4" style:family="table" style:master-page-name="Default">
      <style:table-properties table:display="true" style:writing-mode="lr-tb" tableooo:tab-color="#ed4c05"/>
    </style:style>
    <style:style style:name="ta5" style:family="table" style:master-page-name="Default">
      <style:table-properties table:display="true" style:writing-mode="lr-tb" tableooo:tab-color="#2a6099"/>
    </style:style>
    <style:style style:name="ta6" style:family="table" style:master-page-name="Default">
      <style:table-properties table:display="true" style:writing-mode="lr-tb" tableooo:tab-color="#ffe994"/>
    </style:style>
    <style:style style:name="ta7" style:family="table" style:master-page-name="Default">
      <style:table-properties table:display="true" style:writing-mode="lr-tb" tableooo:tab-color="#ff972f"/>
    </style:style>
    <style:style style:name="ce128" style:family="table-cell" style:parent-style-name="Default">
      <style:table-cell-properties fo:wrap-option="wrap" fo:border="0.06pt solid #000000" style:vertical-align="top"/>
    </style:style>
    <style:style style:name="ce129" style:family="table-cell" style:parent-style-name="Default">
      <style:table-cell-properties fo:background-color="#ffe994" fo:wrap-option="wrap" fo:border="0.06pt solid #000000" style:vertical-align="top"/>
    </style:style>
    <style:style style:name="ce130" style:family="table-cell" style:parent-style-name="Default">
      <style:table-cell-properties fo:background-color="#ffe994" style:text-align-source="fix" style:repeat-content="false" fo:border="0.06pt solid #000000" style:vertical-align="top"/>
      <style:paragraph-properties fo:text-align="start" fo:margin-left="0cm"/>
    </style:style>
    <style:style style:name="ce131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132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34" style:family="table-cell" style:parent-style-name="Default">
      <style:table-cell-properties fo:background-color="#ffffd7" fo:wrap-option="wrap" fo:border="0.06pt solid #000000" style:vertical-align="top"/>
    </style:style>
    <style:style style:name="ce135" style:family="table-cell" style:parent-style-name="Default">
      <style:table-cell-properties fo:wrap-option="wrap" fo:border="0.06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fo:wrap-option="wrap" fo:border="0.06pt solid #000000" style:vertical-align="top"/>
      <style:text-properties fo:font-weight="normal" style:font-weight-asian="normal" style:font-weight-complex="normal"/>
    </style:style>
    <style:style style:name="ce137" style:family="table-cell" style:parent-style-name="Default">
      <style:table-cell-properties fo:wrap-option="wrap" fo:border="0.06pt solid #000000" style:vertical-align="top"/>
      <style:text-properties style:use-window-font-color="true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38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139" style:family="table-cell" style:parent-style-name="Default">
      <style:table-cell-properties fo:wrap-option="wrap" fo:border="0.06pt solid #000000" style:vertical-align="top"/>
      <style:text-properties fo:color="#be480a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wrap-option="wrap" style:vertical-align="top"/>
    </style:style>
    <style:style style:name="ce141" style:family="table-cell" style:parent-style-name="Default">
      <style:table-cell-properties fo:wrap-option="wrap" fo:border="0.06pt solid #000000" style:vertical-align="top"/>
      <style:text-properties fo:color="#800080"/>
    </style:style>
    <style:style style:name="ce142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9pt" style:font-size-asian="9pt" style:font-size-complex="9pt"/>
    </style:style>
    <style:style style:name="ce1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9pt" style:font-size-asian="9pt" style:font-size-complex="9pt"/>
    </style:style>
    <style:style style:name="ce1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c9211e" style:font-name="Ubuntu" fo:font-size="9pt" style:font-size-asian="9pt" style:font-size-complex="9pt"/>
    </style:style>
    <style:style style:name="ce14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font-name="Ubuntu" fo:font-size="9pt" style:font-size-asian="9pt" style:font-size-complex="9pt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b753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646464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/>
    </style:style>
    <style:style style:name="ce151" style:family="table-cell" style:parent-style-name="Default">
      <style:table-cell-properties fo:background-color="#ffffd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b753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b85c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15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Ubuntu" fo:font-size="9pt" style:font-size-asian="9pt" style:font-size-complex="9pt"/>
    </style:style>
    <style:style style:name="ce157" style:family="table-cell" style:parent-style-name="Default">
      <style:table-cell-properties fo:background-color="#ffffd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b753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1pt" style:font-size-asian="11pt" style:font-size-complex="11pt"/>
    </style:style>
    <style:style style:name="ce16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164" style:family="table-cell" style:parent-style-name="Default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2pt" style:font-size-asian="12pt" style:font-size-complex="12pt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16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c9211e" style:font-name="Ubuntu" fo:font-size="10pt" fo:font-weight="bold" style:font-size-asian="10pt" style:font-weight-asian="bold" style:font-size-complex="10pt" style:font-weight-complex="bold"/>
    </style:style>
    <style:style style:name="ce167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168" style:family="table-cell" style:parent-style-name="Default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Ubuntu" fo:font-size="12pt" style:font-size-asian="12pt" style:font-size-complex="12pt"/>
    </style:style>
    <style:style style:name="ce17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177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Ubuntu" fo:font-size="10pt" style:font-size-asian="10pt" style:font-size-complex="10pt"/>
    </style:style>
    <style:style style:name="ce17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18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181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18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Ubuntu" fo:font-size="10pt" fo:font-weight="bold" style:font-size-asian="10pt" style:font-weight-asian="bold" style:font-size-complex="10pt" style:font-weight-complex="bold"/>
    </style:style>
    <style:style style:name="ce18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Ubuntu" fo:font-size="10pt" style:font-size-asian="10pt" style:font-size-complex="10pt"/>
    </style:style>
    <style:style style:name="ce184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Ubuntu" fo:font-size="10pt" style:font-size-asian="10pt" style:font-size-complex="10pt"/>
    </style:style>
    <style:style style:name="ce18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186" style:family="table-cell" style:parent-style-name="Default">
      <style:table-cell-properties fo:background-color="#ff972f"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fo:background-color="#dddddd"/>
      <style:text-properties style:font-name="Ubuntu"/>
    </style:style>
    <style:style style:name="ce18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127622" style:font-name="Ubuntu" fo:font-size="10pt" fo:font-weight="bold" style:font-size-asian="10pt" style:font-weight-asian="bold" style:font-size-complex="10pt" style:font-weight-complex="bold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190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192" style:family="table-cell" style:parent-style-name="Default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9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55308d" style:font-name="Ubuntu"/>
    </style:style>
    <style:style style:name="ce19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55308d" style:font-name="Ubuntu" fo:font-size="10pt" style:font-size-asian="10pt" style:font-size-complex="10pt"/>
    </style:style>
    <style:style style:name="ce19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19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127622" style:font-name="Ubuntu" fo:font-size="10pt" style:font-size-asian="10pt" style:font-size-complex="10pt"/>
    </style:style>
    <style:style style:name="ce197" style:family="table-cell" style:parent-style-name="Default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Ubuntu" fo:font-size="10pt" style:font-size-asian="10pt" style:font-size-complex="10pt"/>
    </style:style>
    <style:style style:name="ce25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264" style:family="table-cell" style:parent-style-name="Default">
      <style:table-cell-properties fo:background-color="#dddddd"/>
    </style:style>
    <style:style style:name="ce265" style:family="table-cell" style:parent-style-name="Default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266" style:family="table-cell" style:parent-style-name="Default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</style:style>
    <style:style style:name="ce26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268" style:family="table-cell" style:parent-style-name="Default">
      <style:table-cell-properties fo:background-color="transparent" fo:wrap-option="wrap" fo:border="0.06pt solid #000000" style:vertical-align="top"/>
    </style:style>
    <style:style style:name="ce269" style:family="table-cell" style:parent-style-name="Default">
      <style:table-cell-properties fo:background-color="transparent" fo:wrap-option="wrap" fo:border="0.06pt solid #000000" style:vertical-align="top"/>
      <style:text-properties fo:font-weight="bold" style:font-weight-asian="bold" style:font-weight-complex="bold"/>
    </style:style>
    <style:style style:name="ce270" style:family="table-cell" style:parent-style-name="Default">
      <style:table-cell-properties fo:background-color="transparent" fo:wrap-option="wrap" fo:border="0.06pt solid #000000" style:vertical-align="top"/>
      <style:text-properties fo:font-weight="normal" style:font-weight-asian="normal" style:font-weight-complex="normal"/>
    </style:style>
    <style:style style:name="ce271" style:family="table-cell" style:parent-style-name="Default">
      <style:table-cell-properties fo:background-color="transparent" fo:wrap-option="wrap" fo:border="0.06pt solid #000000" style:vertical-align="top"/>
      <style:text-properties fo:color="#c9211e" fo:font-weight="bold" style:font-weight-asian="bold" style:font-weight-complex="bold"/>
    </style:style>
    <style:style style:name="ce272" style:family="table-cell" style:parent-style-name="Default">
      <style:table-cell-properties fo:background-color="#ffffd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5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be480a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512da8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0" style:family="table-cell" style:parent-style-name="Default">
      <style:table-cell-properties fo:background-color="#ffe9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b753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b753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3" style:family="table-cell" style:parent-style-name="Default">
      <style:table-cell-properties style:rotation-align="none"/>
    </style:style>
    <style:style style:name="ce28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c45911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5" style:family="table-cell" style:parent-style-name="Default">
      <style:table-cell-properties fo:background-color="#ffffd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7" style:family="table-cell" style:parent-style-name="Default">
      <style:table-cell-properties fo:background-color="#ffffd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be480a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0" style:family="table-cell" style:parent-style-name="Default">
      <style:table-cell-properties fo:background-color="#ffe9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1" style:family="table-cell" style:parent-style-name="Default">
      <style:table-cell-properties fo:background-color="transparent" fo:wrap-option="wrap" fo:border="0.06pt solid #000000" style:vertical-align="to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2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transparent" fo:wrap-option="wrap" fo:border="0.06pt solid #000000" style:vertical-align="top"/>
      <style:text-properties style:font-name="Ubuntu" fo:font-size="10pt" style:font-name-asian="DejaVu Sans" style:font-size-asian="10pt" style:font-name-complex="DejaVu Sans" style:font-size-complex="10pt"/>
    </style:style>
    <style:style style:name="ce296" style:family="table-cell" style:parent-style-name="Default">
      <style:table-cell-properties fo:background-color="transparent" fo:wrap-option="wrap" fo:border="0.06pt solid #000000" style:vertical-align="top"/>
      <style:text-properties style:font-name="Liberation Sans" fo:font-size="10pt" style:font-name-asian="Noto Sans CJK SC" style:font-size-asian="10pt" style:font-name-complex="Lohit Devanagari" style:font-size-complex="10pt"/>
    </style:style>
    <style:style style:name="ce2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2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127622"/>
    </style:style>
    <style:style style:name="ce300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800080"/>
    </style:style>
    <style:style style:name="T4" style:family="text">
      <style:text-properties style:font-size-asian="12pt" style:font-size-complex="12pt"/>
    </style:style>
    <style:style style:name="T5" style:family="text">
      <style:text-properties style:font-size-asian="12pt" style:font-size-complex="12pt" fo:color="#800080"/>
    </style:style>
    <style:style style:name="T6" style:family="text">
      <style:text-properties fo:color="#be480a"/>
    </style:style>
    <style:style style:name="T7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800080"/>
    </style:style>
    <style:style style:name="T9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e8a202"/>
    </style:style>
    <style:style style:name="T10" style:family="text">
      <style:text-properties fo:color="#b75300"/>
    </style:style>
    <style:style style:name="T1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75300"/>
    </style:style>
    <style:style style:name="T12" style:family="text">
      <style:text-properties fo:color="#e8a202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14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75300"/>
    </style:style>
    <style:style style:name="T1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75300"/>
    </style:style>
    <style:style style:name="T1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17" style:family="text">
      <style:text-properties fo:color="#e8a202"/>
    </style:style>
    <style:style style:name="T18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complex="hi" style:country-complex="IN"/>
    </style:style>
    <style:style style:name="T19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complex="hi" style:country-complex="IN" fo:color="#b75300"/>
    </style:style>
    <style:style style:name="T20" style:family="text">
      <style:text-properties style:font-name="Liberation Sans" fo:font-size="10pt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asian="zh" style:country-asian="CN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complex="hi" style:country-complex="IN" fo:font-weight="bold" style:font-weight-asian="bold" style:font-weight-complex="bold"/>
    </style:style>
    <style:style style:name="T21" style:family="text">
      <style:text-properties style:font-name="Liberation Sans" fo:font-size="10pt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asian="zh" style:country-asian="CN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complex="hi" style:country-complex="IN" fo:font-weight="normal" style:font-weight-asian="normal" style:font-weight-complex="normal"/>
    </style:style>
    <style:style style:name="T22" style:family="text">
      <style:text-properties style:font-name="Liberation Sans" fo:font-size="10pt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asian="zh" style:country-asian="CN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complex="hi" style:country-complex="IN" fo:font-weight="normal" style:font-weight-asian="normal" style:font-weight-complex="normal" fo:color="#800080"/>
    </style:style>
    <style:style style:name="T23" style:family="text">
      <style:text-properties fo:color="#666666"/>
    </style:style>
    <style:style style:name="T24" style:family="text">
      <style:text-properties style:use-window-font-color="true"/>
    </style:style>
    <style:style style:name="T25" style:family="text">
      <style:text-properties fo:color="#55308d"/>
    </style:style>
    <style:style style:name="T26" style:family="text">
      <style:text-properties fo:color="#127622"/>
    </style:style>
    <style:style style:name="T2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2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2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3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1" style:family="text">
      <style:text-properties style:font-name-complex="Lohit Devanagari" style:text-overline-style="none" style:text-overline-color="font-color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-asian="Noto Sans CJK SC" fo:font-size="10pt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10pt" style:font-size-asian="10pt" style:font-name="Liberation Sans"/>
    </style:style>
    <style:style style:name="T32" style:family="text">
      <style:text-properties style:font-name-complex="Lohit Devanagari" style:text-overline-style="none" style:text-overline-color="font-color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-asian="Noto Sans CJK SC" fo:font-size="10pt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10pt" style:font-size-asian="10pt" style:font-name="Liberation Sans" fo:color="#55308d"/>
    </style:style>
    <style:style style:name="T33" style:family="text">
      <style:text-properties style:font-name-complex="Lohit Devanagari" style:text-overline-style="none" style:text-overline-color="font-color" fo:language="ru" fo:country="RU" style:text-line-through-mode="continuous" fo:text-shadow="none" style:text-outline="false" fo:font-style="normal" style:text-line-through-type="none" style:text-underline-style="none" style:text-underline-color="font-color" style:font-name-asian="Noto Sans CJK SC" fo:font-size="10pt" style:language-complex="hi" style:country-complex="IN" style:language-asian="zh" style:country-asian="CN" style:font-relief="none" style:text-emphasize="none" style:font-style-complex="normal" style:font-style-asian="normal" style:font-size-complex="10pt" style:font-size-asian="10pt" style:font-name="Liberation Sans" fo:font-weight="bold" style:font-weight-asian="bold" style:font-weight-complex="bold"/>
    </style:style>
    <style:style style:name="T34" style:family="text">
      <style:text-properties style:font-name-complex="Lohit Devanagari" style:text-overline-style="none" style:text-overline-color="font-color" fo:language="ru" fo:country="RU" style:text-line-through-mode="continuous" fo:text-shadow="none" style:text-outline="false" fo:font-style="normal" style:text-line-through-type="none" style:text-underline-style="none" style:text-underline-color="font-color" style:font-name-asian="Noto Sans CJK SC" fo:font-size="10pt" style:language-complex="hi" style:country-complex="IN" style:language-asian="zh" style:country-asian="CN" style:font-relief="none" style:text-emphasize="none" style:font-style-complex="normal" style:font-style-asian="normal" style:font-size-complex="10pt" style:font-size-asian="10pt" style:font-name="Liberation Sans" fo:font-weight="normal" style:font-weight-asian="normal" style:font-weight-complex="normal"/>
    </style:style>
    <style:style style:name="T35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36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75300"/>
    </style:style>
    <style:style style:name="T37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800080"/>
    </style:style>
    <style:style style:name="T38" style:family="text">
      <style:text-properties fo:font-size="12pt" fo:font-weight="bold" style:font-size-asian="12pt" style:font-size-complex="12pt" style:font-weight-asian="bold" style:font-weight-complex="bold"/>
    </style:style>
    <style:style style:name="T39" style:family="text">
      <style:text-properties fo:font-size="12pt" fo:font-weight="bold" style:font-size-asian="12pt" style:font-size-complex="12pt" style:font-weight-asian="bold" style:font-weight-complex="bold" fo:color="#c9211e"/>
    </style:style>
    <style:style style:name="T40" style:family="text">
      <style:text-properties style:font-size-asian="12pt" style:font-size-complex="12pt" fo:color="#b75300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font-size="12pt" style:font-size-asian="12pt" style:font-size-complex="12pt" fo:color="#55308d"/>
    </style:style>
    <style:style style:name="T43" style:family="text">
      <style:text-properties fo:color="#55308d" fo:font-size="12pt" style:font-size-asian="12pt" style:font-size-complex="12pt"/>
    </style:style>
    <style:style style:name="T44" style:family="text">
      <style:text-properties style:font-size-asian="12pt" style:font-size-complex="12pt" fo:color="#127622"/>
    </style:style>
    <style:style style:name="T45" style:family="text">
      <style:text-properties style:use-window-font-color="true" style:font-size-asian="12pt" style:font-size-complex="12pt"/>
    </style:style>
    <style:style style:name="T46" style:family="text">
      <style:text-properties style:font-size-asian="12pt" style:font-size-complex="12pt" fo:color="#2a6099"/>
    </style:style>
    <style:style style:name="T47" style:family="text">
      <style:text-properties fo:color="#800080" fo:font-weight="bold" style:font-weight-asian="bold" style:font-weight-complex="bold"/>
    </style:style>
    <style:style style:name="T48" style:family="text">
      <style:text-properties style:use-window-font-color="true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text-overline-style="none" style:text-overline-color="font-color" style:use-window-font-color="true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50" style:family="text">
      <style:text-properties style:text-overline-style="none" style:text-overline-color="font-color" style:use-window-font-color="true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font-name="Liberation Sans" fo:font-weight="normal" style:font-weight-asian="normal" style:font-weight-complex="normal"/>
    </style:style>
    <style:style style:name="T51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53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54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55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56" style:family="text">
      <style:text-properties fo:color="#127622" fo:font-weight="bold" style:font-weight-asian="bold" style:font-weight-complex="bold"/>
    </style:style>
    <style:style style:name="T57" style:family="text">
      <style:text-properties fo:color="#c9211e"/>
    </style:style>
    <style:style style:name="T58" style:family="text">
      <style:text-properties fo:color="#b75300" fo:font-weight="bold" style:font-weight-asian="bold" style:font-weight-complex="bold"/>
    </style:style>
    <style:style style:name="T59" style:family="text">
      <style:text-properties style:font-name-complex="Lohit Devanagari" fo:font-size="10pt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-asian="Noto Sans CJK SC" style:font-name="Liberation Sans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60" style:family="text">
      <style:text-properties style:font-name-complex="Lohit Devanagari" fo:font-size="10pt" fo:language="ru" fo:country="RU" style:text-line-through-mode="continuous" fo:text-shadow="none" style:text-outline="false" fo:font-style="normal" style:text-line-through-type="none" style:text-underline-style="none" style:text-underline-color="font-color" style:font-name-asian="Noto Sans CJK SC" style:font-name="Liberation Sans" style:language-complex="hi" style:country-complex="IN" style:language-asian="zh" style:country-asian="CN" style:font-relief="none" style:text-emphasize="none" style:font-style-complex="normal" style:font-style-asian="normal" style:font-size-complex="10pt" style:font-size-asian="10pt" style:text-overline-style="none" style:text-overline-color="font-color" fo:color="#b75300" fo:font-weight="bold" style:font-weight-asian="bold" style:font-weight-complex="bold"/>
    </style:style>
    <style:style style:name="T61" style:family="text">
      <style:text-properties style:font-name-complex="Lohit Devanagari" fo:font-size="10pt" fo:language="ru" fo:country="RU" style:text-line-through-mode="continuous" fo:text-shadow="none" style:text-outline="false" fo:font-style="normal" style:text-line-through-type="none" style:text-underline-style="none" style:text-underline-color="font-color" style:font-name-asian="Noto Sans CJK SC" style:font-name="Liberation Sans" style:language-complex="hi" style:country-complex="IN" style:language-asian="zh" style:country-asian="CN" style:font-relief="none" style:text-emphasize="none" style:font-style-complex="normal" style:font-style-asian="normal" style:font-size-complex="10pt" style:font-size-asian="10pt" style:text-overline-style="none" style:text-overline-color="font-color" fo:font-weight="normal" style:font-weight-asian="normal" style:font-weight-complex="normal"/>
    </style:style>
    <style:style style:name="T62" style:family="text">
      <style:text-properties style:language-asian="zh" style:country-asian="CN"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style:font-name-asian="Noto Sans CJK SC" fo:font-size="10pt" style:language-complex="hi" style:country-complex="IN" style:font-name-complex="Lohit Devanagari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text-overline-style="none" style:text-overline-color="font-color"/>
    </style:style>
    <style:style style:name="T63" style:family="text">
      <style:text-properties style:language-asian="zh" style:country-asian="CN" style:font-name="Liberation Sans" style:font-size-asian="10pt" style:font-size-complex="10pt" style:font-style-asian="normal" style:font-style-complex="normal" style:text-emphasize="none" style:font-relief="none" style:font-name-asian="Noto Sans CJK SC" fo:font-size="10pt" style:language-complex="hi" style:country-complex="IN" style:font-name-complex="Lohit Devanagari" style:text-underline-style="none" style:text-underline-color="font-color" style:text-line-through-type="none" fo:font-style="normal" style:text-outline="false" fo:text-shadow="none" style:text-line-through-mode="continuous" fo:language="ru" fo:country="RU" style:text-overline-style="none" style:text-overline-color="font-color" fo:font-weight="bold" style:font-weight-asian="bold" style:font-weight-complex="bold"/>
    </style:style>
    <style:style style:name="T64" style:family="text">
      <style:text-properties style:language-asian="zh" style:country-asian="CN" style:font-name="Liberation Sans" style:font-size-asian="10pt" style:font-size-complex="10pt" style:font-style-asian="normal" style:font-style-complex="normal" style:text-emphasize="none" style:font-relief="none" style:font-name-asian="Noto Sans CJK SC" fo:font-size="10pt" style:language-complex="hi" style:country-complex="IN" style:font-name-complex="Lohit Devanagari" style:text-underline-style="none" style:text-underline-color="font-color" style:text-line-through-type="none" fo:font-style="normal" style:text-outline="false" fo:text-shadow="none" style:text-line-through-mode="continuous" fo:language="ru" fo:country="RU" style:text-overline-style="none" style:text-overline-color="font-color" fo:font-weight="bold" style:font-weight-asian="bold" style:font-weight-complex="bold" fo:color="#b75300"/>
    </style:style>
    <style:style style:name="T65" style:family="text">
      <style:text-properties style:language-asian="zh" style:country-asian="CN" style:font-name="Liberation Sans" style:font-size-asian="10pt" style:font-size-complex="10pt" style:font-style-asian="normal" style:font-style-complex="normal" style:text-emphasize="none" style:font-relief="none" style:font-name-asian="Noto Sans CJK SC" fo:font-size="10pt" style:language-complex="hi" style:country-complex="IN" style:font-name-complex="Lohit Devanagari" style:text-underline-style="none" style:text-underline-color="font-color" style:text-line-through-type="none" fo:font-style="normal" style:text-outline="false" fo:text-shadow="none" style:text-line-through-mode="continuous" fo:language="ru" fo:country="RU" style:text-overline-style="none" style:text-overline-color="font-color" fo:font-weight="normal" style:font-weight-asian="normal" style:font-weight-complex="normal"/>
    </style:style>
    <style:style style:name="T66" style:family="text">
      <style:text-properties fo:color="#55308d" fo:font-weight="bold" style:font-weight-asian="bold" style:font-weight-complex="bold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e480a"/>
    </style:style>
    <style:style style:name="T69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size="10pt" fo:color="#be480a" fo:font-weight="bold" style:font-weight-asian="bold" style:font-weight-complex="bold"/>
    </style:style>
    <style:style style:name="T70" style:family="text">
      <style:text-properties style:font-name="Liberation Sans" style:language-complex="hi" style:country-complex="IN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be480a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Liberation Sans" style:language-complex="hi" style:country-complex="IN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2" style:family="text">
      <style:text-properties fo:color="#2a6099" fo:font-weight="bold" style:font-weight-asian="bold" style:font-weight-complex="bold"/>
    </style:style>
    <style:style style:name="T73" style:family="text">
      <style:text-properties fo:color="#2a6099"/>
    </style:style>
    <style:style style:name="T7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75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76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fo:color="#000000" style:font-name-complex="Calibri" style:font-size-asian="11pt" style:font-size-complex="11pt" style:font-weight-asian="normal" style:font-weight-complex="normal" style:font-style-asian="normal" style:font-style-complex="normal" style:text-position="-33% 58%"/>
    </style:style>
    <style:style style:name="T77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fo:color="#000000" style:font-name-complex="Calibri" style:font-size-asian="11pt" style:font-size-complex="11pt" style:font-weight-asian="normal" style:font-weight-complex="normal" style:font-style-asian="normal" style:font-style-complex="normal" style:text-position="0% 100%"/>
    </style:style>
    <style:style style:name="T78" style:family="text">
      <style:text-properties style:font-style-complex="normal" fo:color="#b75300" style:font-style-asian="normal" style:font-weight-complex="normal" style:font-weight-asian="normal" style:font-size-complex="11pt" style:font-size-asian="11pt" style:font-name-complex="Calibri" style:text-position="0% 100%" fo:text-shadow="none" style:text-outline="false" fo:font-style="normal" style:text-line-through-type="none" style:text-underline-style="none" style:text-underline-color="font-color" fo:font-weight="normal"/>
    </style:style>
    <style:style style:name="T79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text-position="0% 100%" fo:text-shadow="none" style:text-outline="false" fo:font-style="normal" style:text-line-through-type="none" style:text-underline-style="none" style:text-underline-color="font-color" fo:font-weight="normal" fo:color="#000000"/>
    </style:style>
    <style:style style:name="T80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text-position="0% 100%" fo:text-shadow="none" style:text-outline="false" fo:font-style="normal" style:text-line-through-type="none" style:text-underline-style="none" style:text-underline-color="font-color" fo:font-weight="normal" fo:color="#996600"/>
    </style:style>
    <style:style style:name="T81" style:family="text">
      <style:text-properties style:font-style-complex="normal" fo:color="#000000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fo:font-weight="normal"/>
    </style:style>
    <style:style style:name="T82" style:family="text">
      <style:text-properties style:font-style-complex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fo:font-weight="normal" fo:color="#b75300"/>
    </style:style>
    <style:style style:name="T83" style:family="text">
      <style:text-properties style:font-style-complex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fo:font-weight="normal" fo:color="#000000"/>
    </style:style>
    <style:style style:name="T8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85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 fo:color="#646464"/>
    </style:style>
    <style:style style:name="T86" style:family="text">
      <style:text-properties fo:color="#646464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87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fo:color="#646464" style:text-outline="false" fo:font-style="normal" style:text-line-through-type="none" style:text-underline-style="none" style:text-underline-color="font-color" fo:font-weight="normal" fo:font-size="11pt" fo:text-shadow="none"/>
    </style:style>
    <style:style style:name="T88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89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fo:color="#b753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9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9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512da8"/>
    </style:style>
    <style:style style:name="T9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000000"/>
    </style:style>
    <style:style style:name="T93" style:family="text">
      <style:text-properties fo:color="#b85c00"/>
    </style:style>
    <style:style style:name="T94" style:family="text">
      <style:text-properties style:text-overline-style="none" style:text-overline-color="font-color" style:font-name="JetBrains Mono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95" style:family="text">
      <style:text-properties style:text-overline-style="none" style:text-overline-color="font-color" style:font-name="JetBrains Mono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e480a"/>
    </style:style>
    <style:style style:name="T96" style:family="text">
      <style:text-properties style:text-overline-style="none" style:text-overline-color="font-color" style:font-name="JetBrains Mono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97" style:family="text">
      <style:text-properties style:text-overline-style="none" style:text-overline-color="font-color" style:font-name="JetBrains Mono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98" style:family="text">
      <style:text-properties style:text-overline-style="none" style:text-overline-color="font-color" style:font-name="JetBrains Mono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800080"/>
    </style:style>
    <style:style style:name="T99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font-name="JetBrains Mono"/>
    </style:style>
    <style:style style:name="T100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font-name="JetBrains Mono" fo:color="#be480a"/>
    </style:style>
    <style:style style:name="T101" style:family="text">
      <style:text-properties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e480a"/>
    </style:style>
    <style:style style:name="T103" style:family="text">
      <style:text-properties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104" style:family="text">
      <style:text-properties fo:color="#666666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0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text-position="0% 100%" fo:color="#b75300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10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name="Calibri" style:use-window-font-color="true"/>
    </style:style>
    <style:style style:name="T107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name="Calibri" fo:color="#b47804"/>
    </style:style>
    <style:style style:name="T10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name="Calibri" fo:color="#55308d"/>
    </style:style>
    <style:style style:name="T109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style:use-window-font-color="true" fo:text-shadow="non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110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name="Calibri" fo:color="#b75300"/>
    </style:style>
    <style:style style:name="T111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112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name="Calibri" fo:color="#800080"/>
    </style:style>
    <style:style style:name="T113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name="Calibri" fo:color="#8d281e"/>
    </style:style>
    <style:style style:name="T11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11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800080"/>
    </style:style>
    <style:style style:name="T11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11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b75300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11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b47804"/>
    </style:style>
    <style:style style:name="T119" style:family="text">
      <style:text-properties fo:color="#468a1a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2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b85c00"/>
    </style:style>
    <style:style style:name="T121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22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fo:text-shadow="none"/>
    </style:style>
    <style:style style:name="T123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fo:text-shadow="none" fo:color="#8d281e"/>
    </style:style>
    <style:style style:name="T124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fo:text-shadow="none" style:use-window-font-color="true"/>
    </style:style>
    <style:style style:name="T125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26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666666"/>
    </style:style>
    <style:style style:name="T127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fo:color="#b85c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28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style-complex="normal" style:use-window-font-color="true"/>
    </style:style>
    <style:style style:name="T129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style-complex="normal" fo:color="#b47804"/>
    </style:style>
    <style:style style:name="T130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31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style-complex="normal" fo:color="#b85c00"/>
    </style:style>
    <style:style style:name="T132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style-complex="normal" style:use-window-font-color="true"/>
    </style:style>
    <style:style style:name="T133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style-complex="normal" fo:color="#b47804"/>
    </style:style>
    <style:style style:name="T134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style-complex="normal" fo:color="#800080"/>
    </style:style>
    <style:style style:name="T135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36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style-complex="normal" fo:color="#b85c00"/>
    </style:style>
    <style:style style:name="T137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fo:text-shadow="none" fo:color="#b85c00"/>
    </style:style>
    <style:style style:name="T138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b85c00"/>
    </style:style>
    <style:style style:name="T139" style:family="text">
      <style:text-properties fo:color="#b85c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40" style:family="text">
      <style:text-properties style:font-name="Ubuntu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1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fo:text-shadow="none" fo:color="#b47804"/>
    </style:style>
    <style:style style:name="T14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b75300"/>
    </style:style>
    <style:style style:name="T143" style:family="text">
      <style:text-properties fo:color="#b47804"/>
    </style:style>
    <style:style style:name="T144" style:family="text">
      <style:text-properties style:text-position="-33% 58%"/>
    </style:style>
    <style:style style:name="T14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fo:color="#158466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/>
    </style:style>
    <style:style style:name="T14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/>
    </style:style>
    <style:style style:name="T14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 fo:color="#c9211e"/>
    </style:style>
    <style:style style:name="T148" style:family="text">
      <style:text-properties fo:color="#c9211e" style:font-name="Ubuntu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9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fo:color="#c9211e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/>
    </style:style>
    <style:style style:name="T150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 fo:color="#158466"/>
    </style:style>
    <style:style style:name="T151" style:family="text">
      <style:text-properties fo:color="#158466"/>
    </style:style>
    <style:style style:name="T152" style:family="text">
      <style:text-properties style:font-name="Ubuntu" style:language-complex="hi" style:country-complex="IN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c9211e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3" style:family="text">
      <style:text-properties style:font-name="Ubuntu" style:language-complex="hi" style:country-complex="IN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/>
    </style:style>
    <style:style style:name="T154" style:family="text">
      <style:text-properties fo:color="#158466" style:font-name="Ubuntu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8d281e"/>
    </style:style>
    <style:style style:name="T156" style:family="text">
      <style:text-properties fo:color="#158466" fo:font-weight="bold" style:font-weight-asian="bold" style:font-weight-complex="bold"/>
    </style:style>
    <style:style style:name="T157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8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9" style:family="text">
      <style:text-properties style:use-window-font-color="true" style:font-name="JetBrai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60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2" style:family="text">
      <style:text-properties fo:color="#ff3838"/>
    </style:style>
    <style:style style:name="T163" style:family="text">
      <style:text-properties fo:font-size="10pt" style:font-name="Ubuntu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64" style:family="text">
      <style:text-properties fo:font-size="10pt" style:font-name="Ubuntu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65" style:family="text">
      <style:text-properties style:font-name="Ubuntu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66" style:family="text">
      <style:text-properties style:font-name-complex="Lohit Devanagari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complex="hi" style:country-complex="IN" style:font-name="Liberation Sans" style:text-overline-style="none" style:text-overline-color="font-color" style:font-name-asian="Noto Sans CJK SC" style:font-relief="none" style:text-emphasize="none" style:font-style-complex="normal" style:font-style-asian="normal" style:font-weight-complex="normal" style:font-weight-asian="normal" style:font-size-complex="10pt" style:font-size-asian="10pt" fo:font-size="10pt"/>
    </style:style>
    <style:style style:name="T167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ru" fo:country="RU" style:language-complex="hi" style:country-complex="IN" style:font-name="Liberation Sans" style:text-overline-style="none" style:text-overline-color="font-color" style:font-name-asian="Noto Sans CJK SC" style:font-relief="none" style:text-emphasize="none" style:font-style-complex="normal" style:font-style-asian="normal" style:font-size-complex="10pt" style:font-size-asian="10pt" fo:font-size="10pt" fo:font-weight="bold" style:font-weight-asian="bold" style:font-weight-complex="bold"/>
    </style:style>
    <style:style style:name="T168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ru" fo:country="RU" style:language-complex="hi" style:country-complex="IN" style:font-name="Liberation Sans" style:text-overline-style="none" style:text-overline-color="font-color" style:font-name-asian="Noto Sans CJK SC" style:font-relief="none" style:text-emphasize="none" style:font-style-complex="normal" style:font-style-asian="normal" style:font-size-complex="10pt" style:font-size-asian="10pt" fo:font-size="10pt" fo:font-weight="normal" style:font-weight-asian="normal" style:font-weight-complex="normal"/>
    </style:style>
    <style:style style:name="T169" style:family="text">
      <style:text-properties style:font-name="Ubuntu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70" style:family="text">
      <style:text-properties style:font-weight-complex="bold" style:font-weight-asian="bold" fo:font-weight="bold"/>
    </style:style>
    <style:style style:name="T171" style:family="text">
      <style:text-properties fo:color="#ff5429"/>
    </style:style>
    <style:style style:name="T172" style:family="text">
      <style:text-properties fo:color="#f10d0c"/>
    </style:style>
    <style:style style:name="T173" style:family="text">
      <style:text-properties fo:font-weight="bold" fo:font-style="normal" style:font-weight-asian="bold" style:font-weight-complex="bold" style:font-style-asian="normal" style:font-style-complex="normal"/>
    </style:style>
    <style:style style:name="T174" style:family="text">
      <style:text-properties style:font-name-complex="Lohit Devanagari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complex="hi" style:country-complex="IN" style:font-name="Ubuntu" style:text-overline-style="none" style:text-overline-color="font-color" style:font-name-asian="Noto Sans CJK SC" style:font-relief="none" style:text-emphasize="none" style:font-style-complex="normal" style:font-style-asian="normal" style:font-weight-complex="normal" style:font-weight-asian="normal" style:font-size-complex="10pt" style:font-size-asian="10pt" fo:font-size="10pt"/>
    </style:style>
    <style:style style:name="T175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ru" fo:country="RU" style:language-complex="hi" style:country-complex="IN" style:font-name="Ubuntu" style:text-overline-style="none" style:text-overline-color="font-color" style:font-name-asian="Noto Sans CJK SC" style:font-relief="none" style:text-emphasize="none" style:font-style-complex="normal" style:font-style-asian="normal" style:font-size-complex="10pt" style:font-size-asian="10pt" fo:font-size="10pt" fo:font-weight="bold" style:font-weight-asian="bold" style:font-weight-complex="bold"/>
    </style:style>
    <style:style style:name="T176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ru" fo:country="RU" style:language-complex="hi" style:country-complex="IN" style:font-name="Ubuntu" style:text-overline-style="none" style:text-overline-color="font-color" style:font-name-asian="Noto Sans CJK SC" style:font-relief="none" style:text-emphasize="none" style:font-style-complex="normal" style:font-style-asian="normal" style:font-size-complex="10pt" style:font-size-asian="10pt" fo:font-size="10pt" fo:font-weight="normal" style:font-weight-asian="normal" style:font-weight-complex="normal"/>
    </style:style>
    <style:style style:name="T177" style:family="text">
      <style:text-properties fo:color="#127622" style:font-weight-asian="bold" style:font-weight-complex="bold"/>
    </style:style>
    <style:style style:name="T178" style:family="text">
      <style:text-properties style:font-name="Ubuntu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179" style:family="text">
      <style:text-properties style:font-weight-complex="normal" style:font-weight-asian="normal" fo:font-weight="normal"/>
    </style:style>
    <style:style style:name="T180" style:family="text">
      <style:text-properties style:use-window-font-color="true" fo:font-weight="normal" style:font-weight-asian="normal" style:font-weight-complex="normal"/>
    </style:style>
    <style:style style:name="T181" style:family="text">
      <style:text-properties style:use-window-font-color="true" fo:font-weight="bold" style:font-weight-asian="bold" style:font-weight-complex="bold"/>
    </style:style>
    <style:style style:name="T182" style:family="text">
      <style:text-properties fo:color="#c9211e" style:font-name="Ubuntu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3" style:family="text">
      <style:text-properties fo:color="#127622" style:font-name="Ubuntu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fo:color="#c9211e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Ubuntu"/>
    </style:style>
    <style:style style:name="T185" style:family="text">
      <style:text-properties style:text-overline-style="none" style:text-overline-color="font-color" style:font-name="Ubuntu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86" style:family="text">
      <style:text-properties style:text-overline-style="none" style:text-overline-color="font-color" style:font-name="Ubuntu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fo:font-size="10pt" fo:color="#127622"/>
    </style:style>
    <style:style style:name="T187" style:family="text">
      <style:text-properties style:text-overline-style="none" style:text-overline-color="font-color" style:font-name="Ubuntu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fo:font-size="10pt" fo:color="#c9211e"/>
    </style:style>
    <style:style style:name="T188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Ubuntu"/>
    </style:style>
    <style:style style:name="T189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language-complex="hi" style:country-complex="IN" style:font-name-complex="Lohit Devanagari" style:font-size-asian="10pt" style:font-size-complex="10pt" style:font-style-asian="normal" style:font-style-complex="normal" style:text-emphasize="none" style:font-relief="none" style:font-name="Ubuntu" fo:font-weight="bold" style:font-weight-asian="bold" style:font-weight-complex="bold"/>
    </style:style>
    <style:style style:name="T190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language-complex="hi" style:country-complex="IN" style:font-name-complex="Lohit Devanagari" style:font-size-asian="10pt" style:font-size-complex="10pt" style:font-style-asian="normal" style:font-style-complex="normal" style:text-emphasize="none" style:font-relief="none" style:font-name="Ubuntu" fo:font-weight="bold" style:font-weight-asian="bold" style:font-weight-complex="bold" fo:color="#127622"/>
    </style:style>
    <style:style style:name="T191" style:family="text">
      <style:text-properties style:font-name="Ubuntu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800080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2" style:family="text">
      <style:text-properties style:font-name="Ubuntu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3" style:family="text">
      <style:text-properties style:font-name="Ubuntu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94" style:family="text">
      <style:text-properties fo:font-size="10pt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Ubuntu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95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2a6099"/>
    </style:style>
    <style:style style:name="T196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8000"/>
    </style:style>
    <style:style style:name="T197" style:family="text">
      <style:text-properties style:text-overline-style="none" style:text-overline-color="font-color" fo:language="ru" fo:country="RU" fo:font-size="10pt" style:font-name-complex="Lohit Devanagari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asian="zh" style:country-asian="CN" style:font-name="Ubuntu" style:font-relief="none"/>
    </style:style>
    <style:style style:name="T198" style:family="text">
      <style:text-properties style:text-overline-style="none" style:text-overline-color="font-color" fo:language="ru" fo:country="RU" fo:font-size="10pt" style:font-name-complex="Lohit Devanagari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10pt" style:font-size-asian="10pt" style:font-name-asian="Noto Sans CJK SC" style:language-asian="zh" style:country-asian="CN" style:font-name="Ubuntu" style:font-relief="none" fo:font-weight="bold" style:font-weight-asian="bold" style:font-weight-complex="bold"/>
    </style:style>
    <style:style style:name="T199" style:family="text">
      <style:text-properties style:text-overline-style="none" style:text-overline-color="font-color" fo:language="ru" fo:country="RU" fo:font-size="10pt" style:font-name-complex="Lohit Devanagari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10pt" style:font-size-asian="10pt" style:font-name-asian="Noto Sans CJK SC" style:language-asian="zh" style:country-asian="CN" style:font-name="Ubuntu" style:font-relief="none" fo:font-weight="normal" style:font-weight-asian="normal" style:font-weight-complex="normal"/>
    </style:style>
    <style:style style:name="T200" style:family="text">
      <style:text-properties fo:font-size="10pt" style:font-name="Ubuntu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01" style:family="text">
      <style:text-properties fo:font-size="10pt" style:font-name="Ubuntu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202" style:family="text">
      <style:text-properties fo:color="#ff5429" fo:font-weight="bold" style:font-weight-asian="bold" style:font-weight-complex="bold"/>
    </style:style>
    <style:style style:name="T203" style:family="text">
      <style:text-properties style:text-overline-style="none" style:text-overline-color="font-color" style:font-name="Ubuntu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04" style:family="text">
      <style:text-properties style:text-overline-style="none" style:text-overline-color="font-color" style:font-name="Ubuntu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size="10pt" fo:color="#ff5429" fo:font-weight="bold" style:font-weight-asian="bold" style:font-weight-complex="bold"/>
    </style:style>
    <style:style style:name="T205" style:family="text">
      <style:text-properties fo:font-size="10pt" style:font-name="Ubuntu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6" style:family="text">
      <style:text-properties fo:font-size="10pt" style:font-name="Ubuntu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language-complex="hi" style:country-complex="IN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07" style:family="text">
      <style:text-properties style:text-overline-style="none" style:text-overline-color="font-color" style:font-name="Ubuntu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size="10pt"/>
    </style:style>
    <style:style style:name="T208" style:family="text">
      <style:text-properties style:text-overline-style="none" style:text-overline-color="font-color" style:font-name="Ubuntu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size="10pt" fo:font-weight="bold" style:font-weight-asian="bold" style:font-weight-complex="bold"/>
    </style:style>
    <style:style style:name="T209" style:family="text">
      <style:text-properties style:text-overline-style="none" style:text-overline-color="font-color" style:font-name="Ubuntu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size="10pt" fo:font-weight="normal" style:font-weight-asian="normal" style:font-weight-complex="normal"/>
    </style:style>
    <style:style style:name="T210" style:family="text">
      <style:text-properties fo:color="#c9211e" fo:font-weight="bold" style:font-weight-asian="bold" style:font-weight-complex="bold"/>
    </style:style>
    <style:style style:name="T211" style:family="text">
      <style:text-properties style:text-overline-style="none" style:text-overline-color="font-color" style:font-name="Ubuntu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size="10pt" fo:color="#127622" fo:font-weight="bold" style:font-weight-asian="bold" style:font-weight-complex="bold"/>
    </style:style>
    <style:style style:name="T212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Ubuntu"/>
    </style:style>
    <style:style style:name="T213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Ubuntu" fo:color="#c9211e"/>
    </style:style>
    <style:style style:name="T214" style:family="text">
      <style:text-properties fo:font-weight="normal" style:font-weight-asian="normal" style:font-weight-complex="normal" fo:color="#800080"/>
    </style:style>
    <style:style style:name="T215" style:family="text">
      <style:text-properties fo:color="#ff8000"/>
    </style:style>
    <style:style style:name="T216" style:family="text">
      <style:text-properties fo:color="#c9211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17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fo:color="#be480a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18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fo:color="#000000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19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style-complex="normal" fo:color="#be480a"/>
    </style:style>
    <style:style style:name="T220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style-complex="normal" fo:color="#000000"/>
    </style:style>
    <style:style style:name="T22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1e6a39"/>
    </style:style>
    <style:style style:name="T222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fo:color="#55308d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23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224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style-complex="normal" fo:color="#800080"/>
    </style:style>
    <style:style style:name="T225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fo:color="#000000" style:text-position="0% 100%" style:font-name-complex="Calibri" style:font-size-asian="11pt" style:font-size-complex="11pt" style:font-weight-asian="normal" style:font-weight-complex="normal" style:font-style-asian="normal" fo:text-shadow="none"/>
    </style:style>
    <style:style style:name="T226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fo:text-shadow="none" fo:color="#800080"/>
    </style:style>
    <style:style style:name="T227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fo:text-shadow="none" fo:color="#000000"/>
    </style:style>
    <style:style style:name="T228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fo:text-shadow="none" fo:color="#1e6a39"/>
    </style:style>
    <style:style style:name="T229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text-position="0% 100%" fo:color="#55308d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230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name="Calibri" fo:color="#000000"/>
    </style:style>
    <style:style style:name="T231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name="Calibri" fo:color="#800080"/>
    </style:style>
    <style:style style:name="T23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fo:color="#512da8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3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style:use-window-font-color="true"/>
    </style:style>
    <style:style style:name="T234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fo:text-shadow="none" fo:color="#55308d"/>
    </style:style>
    <style:style style:name="T235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36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fo:color="#b753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37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style-complex="normal" fo:color="#b75300"/>
    </style:style>
    <style:style style:name="T238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style-complex="normal" fo:color="#996600"/>
    </style:style>
    <style:style style:name="T239" style:family="text">
      <style:text-properties style:font-style-complex="normal" style:font-name="Calibri" style:font-style-asian="normal" style:font-weight-complex="bold" style:font-weight-asian="bold" style:font-size-complex="11pt" style:font-size-asian="11pt" style:font-name-complex="Calibri" style:text-position="0% 100%" fo:color="#000000" style:text-outline="false" fo:font-style="normal" style:text-line-through-type="none" style:text-underline-style="none" style:text-underline-color="font-color" fo:font-weight="bold" fo:font-size="11pt" fo:text-shadow="none"/>
    </style:style>
    <style:style style:name="T240" style:family="text">
      <style:text-properties style:font-style-complex="normal" style:font-name="Calibri" style:font-style-asian="normal" style:font-weight-complex="bold" style:font-weight-asian="bold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bold" fo:font-size="11pt" fo:text-shadow="none" fo:color="#e8a202"/>
    </style:style>
    <style:style style:name="T241" style:family="text">
      <style:text-properties style:font-name="Calibri" fo:text-shadow="none" fo:font-size="11pt" fo:font-weight="bold" style:text-underline-style="none" style:text-underline-color="font-color" style:text-line-through-type="none" fo:font-style="normal" style:text-outline="false" fo:color="#000000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42" style:family="text">
      <style:text-properties style:font-name="Calibri" fo:text-shadow="none" fo:font-size="11pt" fo:font-weight="bold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bold" style:font-weight-complex="bold" style:font-style-asian="normal" style:font-style-complex="normal" fo:color="#b85c00"/>
    </style:style>
    <style:style style:name="T243" style:family="text">
      <style:text-properties style:font-name="Calibri" fo:text-shadow="none" fo:font-size="11pt" fo:font-weight="bold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bold" style:font-weight-complex="bold" style:font-style-asian="normal" style:font-style-complex="normal" fo:color="#000000"/>
    </style:style>
    <style:style style:name="T244" style:family="text">
      <style:text-properties style:font-name="Calibri" fo:text-shadow="none" fo:font-size="11pt" fo:font-weight="bold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bold" style:font-weight-complex="bold" style:font-style-asian="normal" style:font-style-complex="normal" fo:color="#996600"/>
    </style:style>
    <style:style style:name="T245" style:family="text">
      <style:text-properties style:font-name="Calibri" fo:text-shadow="none" fo:font-size="11pt" fo:font-weight="bold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bold" style:font-weight-complex="bold" style:font-style-asian="normal" style:font-style-complex="normal" fo:color="#780373"/>
    </style:style>
    <style:style style:name="T246" style:family="text">
      <style:text-properties fo:text-shadow="none" style:font-style-complex="normal" fo:font-size="11pt" fo:font-weight="bold" style:text-underline-style="none" style:text-underline-color="font-color" style:text-line-through-type="none" fo:font-style="normal" style:text-outline="false" fo:color="#000000" style:text-position="0% 100%" style:font-name-complex="Calibri" style:font-size-asian="11pt" style:font-size-complex="11pt" style:font-weight-asian="bold" style:font-weight-complex="bold" style:font-style-asian="normal" style:font-name="Calibri"/>
    </style:style>
    <style:style style:name="T247" style:family="text">
      <style:text-properties fo:text-shadow="none" style:font-style-complex="normal" fo:font-size="11pt" fo:font-weight="bold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bold" style:font-weight-complex="bold" style:font-style-asian="normal" style:font-name="Calibri" fo:color="#b75300"/>
    </style:style>
    <style:style style:name="T248" style:family="text">
      <style:text-properties fo:text-shadow="none" style:font-style-complex="normal" fo:font-size="11pt" fo:font-weight="bold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bold" style:font-weight-complex="bold" style:font-style-asian="normal" style:font-name="Calibri" fo:color="#000000"/>
    </style:style>
    <style:style style:name="T249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style-complex="normal" fo:color="#996600"/>
    </style:style>
    <style:style style:name="T250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style-complex="normal" fo:color="#780373"/>
    </style:style>
    <style:style style:name="T251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fo:text-shadow="none" fo:color="#512da8"/>
    </style:style>
    <style:style style:name="T252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fo:text-shadow="none" fo:color="#385724"/>
    </style:style>
    <style:style style:name="T253" style:family="text">
      <style:text-properties fo:text-shadow="none" style:font-name="Calibri" fo:font-size="11pt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254" style:family="text">
      <style:text-properties fo:text-shadow="none" style:font-name="Calibri" fo:font-size="11pt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255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56" style:family="text">
      <style:text-properties style:font-style-complex="normal" style:font-name="Calibri" style:font-style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size="11pt" fo:text-shadow="none" fo:color="#069a2e" fo:font-weight="bold" style:font-weight-asian="bold" style:font-weight-complex="bold"/>
    </style:style>
    <style:style style:name="T257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000000" fo:text-shadow="non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258" style:family="text">
      <style:text-properties fo:font-size="11pt" style:font-style-complex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name="Calibri" style:font-weight-asian="bold" style:font-weight-complex="bold" fo:font-weight="bold" fo:color="#c9211e"/>
    </style:style>
    <style:style style:name="T259" style:family="text">
      <style:text-properties fo:font-size="11pt" style:font-style-complex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name="Calibri" fo:color="#000000" fo:font-weight="normal" style:font-weight-asian="normal" style:font-weight-complex="normal"/>
    </style:style>
    <style:style style:name="T260" style:family="text">
      <style:text-properties fo:font-size="11pt" style:font-style-complex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name="Calibri" fo:color="#c9211e" fo:font-weight="bold" style:font-weight-asian="bold" style:font-weight-complex="bold"/>
    </style:style>
    <style:style style:name="T261" style:family="text">
      <style:text-properties style:font-style-complex="normal" style:font-name="Calibri" style:font-style-asian="normal" style:font-weight-complex="bold" style:font-weight-asian="bold" style:font-size-complex="11pt" style:font-size-asian="11pt" style:font-name-complex="Calibri" style:text-position="0% 100%" fo:color="#c9211e" style:text-outline="false" fo:font-style="normal" style:text-line-through-type="none" style:text-underline-style="none" style:text-underline-color="font-color" fo:font-weight="bold" fo:font-size="11pt" fo:text-shadow="none"/>
    </style:style>
    <style:style style:name="T262" style:family="text">
      <style:text-properties style:font-style-complex="normal" style:font-name="Calibri" style:font-style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size="11pt" fo:text-shadow="none" fo:color="#000000" fo:font-weight="normal" style:font-weight-asian="normal" style:font-weight-complex="normal"/>
    </style:style>
    <style:style style:name="T263" style:family="text">
      <style:text-properties fo:text-shadow="none" style:font-style-complex="normal" fo:font-size="11pt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style-asian="normal" style:font-name="Calibri" fo:color="#c9211e" fo:font-weight="bold" style:font-weight-asian="bold" style:font-weight-complex="bold"/>
    </style:style>
    <style:style style:name="T264" style:family="text">
      <style:text-properties fo:text-shadow="none" style:font-style-complex="normal" fo:font-size="11pt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style-asian="normal" style:font-name="Calibri" fo:font-weight="bold" style:font-weight-asian="bold" style:font-weight-complex="bold" fo:color="#000000"/>
    </style:style>
    <style:style style:name="T265" style:family="text">
      <style:text-properties style:font-name="Calibri" style:font-style-complex="normal" style:font-style-asian="normal" style:font-weight-complex="normal" style:font-weight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66" style:family="text">
      <style:text-properties style:font-name="Calibri" style:font-style-complex="normal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fo:text-shadow="none" fo:font-weight="bold" style:font-weight-asian="bold" style:font-weight-complex="bold"/>
    </style:style>
    <style:style style:name="T267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283593" fo:text-shadow="non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268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name="Calibri" fo:color="#000000"/>
    </style:style>
    <style:style style:name="T269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name="Calibri" fo:color="#0097a7"/>
    </style:style>
    <style:style style:name="T270" style:family="text">
      <style:text-properties style:use-window-font-color="true" style:font-name="Ubuntu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271" style:family="text">
      <style:text-properties style:font-style-complex="normal" fo:color="#b75300" style:font-style-asian="normal" style:font-weight-complex="bold" style:font-weight-asian="bold" style:font-size-complex="12pt" style:font-size-asian="12pt" style:text-position="0% 100%" fo:text-shadow="none" style:text-outline="false" fo:font-style="normal" style:text-line-through-type="none" style:text-underline-style="none" style:text-underline-color="font-color" fo:font-weight="bold" fo:font-size="12pt" style:font-name="Ubuntu"/>
    </style:style>
    <style:style style:name="T272" style:family="text">
      <style:text-properties style:font-style-complex="normal" style:font-style-asian="normal" style:font-weight-complex="bold" style:font-weight-asian="bold" style:font-size-complex="12pt" style:font-size-asian="12pt" style:text-position="0% 100%" fo:text-shadow="none" style:text-outline="false" fo:font-style="normal" style:text-line-through-type="none" style:text-underline-style="none" style:text-underline-color="font-color" fo:font-weight="bold" fo:font-size="12pt" style:font-name="Ubuntu" style:use-window-font-color="true"/>
    </style:style>
    <style:style style:name="T273" style:family="text">
      <style:text-properties style:font-style-complex="normal" style:font-style-asian="normal" style:font-weight-complex="bold" style:font-weight-asian="bold" style:font-size-complex="12pt" style:font-size-asian="12pt" style:text-position="0% 100%" fo:text-shadow="none" style:text-outline="false" fo:font-style="normal" style:text-line-through-type="none" style:text-underline-style="none" style:text-underline-color="font-color" fo:font-weight="bold" fo:font-size="12pt" style:font-name="Ubuntu" fo:color="#996600"/>
    </style:style>
    <style:style style:name="T274" style:family="text">
      <style:text-properties style:font-style-complex="normal" style:use-window-font-color="true" style:font-style-asian="normal" style:font-weight-complex="bold" style:font-weight-asian="bold" style:font-size-complex="12pt" style:font-size-asian="12pt" style:text-position="0% 100%" fo:text-shadow="none" style:text-outline="false" fo:font-style="normal" style:text-line-through-type="none" style:text-underline-style="none" style:text-underline-color="font-color" fo:font-weight="bold" fo:font-size="12pt" style:font-name="Ubuntu"/>
    </style:style>
    <style:style style:name="T275" style:family="text">
      <style:text-properties style:font-style-complex="normal" style:font-style-asian="normal" style:font-weight-complex="bold" style:font-weight-asian="bold" style:font-size-complex="12pt" style:font-size-asian="12pt" style:text-position="0% 100%" fo:text-shadow="none" style:text-outline="false" fo:font-style="normal" style:text-line-through-type="none" style:text-underline-style="none" style:text-underline-color="font-color" fo:font-weight="bold" fo:font-size="12pt" style:font-name="Ubuntu" fo:color="#b75300"/>
    </style:style>
    <style:style style:name="T276" style:family="text">
      <style:text-properties style:font-style-complex="normal" style:font-style-asian="normal" style:font-weight-complex="bold" style:font-weight-asian="bold" style:font-size-complex="12pt" style:font-size-asian="12pt" style:text-position="0% 100%" fo:text-shadow="none" style:text-outline="false" fo:font-style="normal" style:text-line-through-type="none" style:text-underline-style="none" style:text-underline-color="font-color" fo:font-weight="bold" fo:font-size="12pt" style:font-name="Ubuntu" fo:color="#780373"/>
    </style:style>
    <style:style style:name="T277" style:family="text">
      <style:text-properties style:font-name="Ubuntu" style:font-style-complex="normal" style:font-style-asian="normal" style:font-weight-complex="bold" style:font-weight-asian="bold" style:font-size-complex="12pt" style:font-size-asian="12pt" style:text-position="0% 100%" fo:text-shadow="none" style:text-outline="false" fo:font-style="normal" style:text-line-through-type="none" style:text-underline-style="none" style:text-underline-color="font-color" fo:font-weight="bold" fo:font-size="12pt" style:use-window-font-color="true"/>
    </style:style>
    <style:style style:name="T278" style:family="text">
      <style:text-properties style:font-name="Ubuntu" style:font-style-complex="normal" style:font-style-asian="normal" style:font-weight-complex="bold" style:font-weight-asian="bold" style:font-size-complex="12pt" style:font-size-asian="12pt" style:text-position="0% 100%" fo:text-shadow="none" style:text-outline="false" fo:font-style="normal" style:text-line-through-type="none" style:text-underline-style="none" style:text-underline-color="font-color" fo:font-weight="bold" fo:font-size="12pt" fo:color="#780373"/>
    </style:style>
    <style:style style:name="T279" style:family="text">
      <style:text-properties style:use-window-font-color="true" style:font-name="Ubuntu" style:font-style-asian="normal" style:font-weight-complex="bold" style:font-weight-asian="bold" style:font-size-complex="12pt" style:font-size-asian="12pt" style:text-position="0% 100%" fo:text-shadow="none" style:text-outline="false" fo:font-style="normal" style:text-line-through-type="none" style:text-underline-style="none" style:text-underline-color="font-color" fo:font-weight="bold" fo:font-size="12pt" style:font-style-complex="normal"/>
    </style:style>
    <style:style style:name="T280" style:family="text">
      <style:text-properties style:font-name="Ubuntu" style:font-style-asian="normal" style:font-weight-complex="bold" style:font-weight-asian="bold" style:font-size-complex="12pt" style:font-size-asian="12pt" style:text-position="0% 100%" fo:text-shadow="none" style:text-outline="false" fo:font-style="normal" style:text-line-through-type="none" style:text-underline-style="none" style:text-underline-color="font-color" fo:font-weight="bold" fo:font-size="12pt" style:font-style-complex="normal" fo:color="#512da8"/>
    </style:style>
    <style:style style:name="T281" style:family="text">
      <style:text-properties style:font-name="Ubuntu" style:font-style-asian="normal" style:font-weight-complex="bold" style:font-weight-asian="bold" style:font-size-complex="12pt" style:font-size-asian="12pt" style:text-position="0% 100%" fo:text-shadow="none" style:text-outline="false" fo:font-style="normal" style:text-line-through-type="none" style:text-underline-style="none" style:text-underline-color="font-color" fo:font-weight="bold" fo:font-size="12pt" style:font-style-complex="normal" style:use-window-font-color="true"/>
    </style:style>
    <style:style style:name="T282" style:family="text">
      <style:text-properties style:font-name="Ubuntu" style:font-style-asian="normal" style:font-weight-complex="bold" style:font-weight-asian="bold" style:font-size-complex="12pt" style:font-size-asian="12pt" style:text-position="0% 100%" fo:text-shadow="none" style:text-outline="false" fo:font-style="normal" style:text-line-through-type="none" style:text-underline-style="none" style:text-underline-color="font-color" fo:font-weight="bold" fo:font-size="12pt" style:font-style-complex="normal" fo:color="#127622"/>
    </style:style>
    <style:style style:name="T283" style:family="text">
      <style:text-properties fo:color="#b75300" style:font-name="Ubuntu" style:font-style-asian="normal" style:font-weight-complex="normal" style:font-weight-asian="normal" style:font-size-complex="12pt" style:font-size-asian="12pt" style:text-position="0% 100%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84" style:family="text">
      <style:text-properties style:font-name="Ubuntu" style:font-style-asian="normal" style:font-weight-complex="normal" style:font-weight-asian="normal" style:font-size-complex="12pt" style:font-size-asian="12pt" style:text-position="0% 100%" fo:text-shadow="none" style:text-outline="false" fo:font-style="normal" style:text-line-through-type="none" style:text-underline-style="none" style:text-underline-color="font-color" fo:font-weight="normal" fo:font-size="12pt" style:font-style-complex="normal" style:use-window-font-color="true"/>
    </style:style>
    <style:style style:name="T285" style:family="text">
      <style:text-properties style:font-name="Ubuntu" style:font-style-complex="normal" style:font-style-asian="normal" style:font-weight-complex="normal" style:font-weight-asian="normal" style:font-size-complex="12pt" style:font-size-asian="12pt" style:text-position="0% 100%" fo:text-shadow="none" style:text-outline="false" fo:font-style="normal" style:text-line-through-type="none" style:text-underline-style="none" style:text-underline-color="font-color" fo:font-weight="normal" fo:font-size="12pt" style:use-window-font-color="true"/>
    </style:style>
    <style:style style:name="T286" style:family="text">
      <style:text-properties style:font-name="Ubuntu" style:font-style-complex="normal" style:font-style-asian="normal" style:font-weight-complex="normal" style:font-weight-asian="normal" style:font-size-complex="12pt" style:font-size-asian="12pt" style:text-position="0% 100%" fo:text-shadow="none" style:text-outline="false" fo:font-style="normal" style:text-line-through-type="none" style:text-underline-style="none" style:text-underline-color="font-color" fo:font-weight="normal" fo:font-size="12pt" fo:color="#b75300"/>
    </style:style>
    <style:style style:name="T287" style:family="text">
      <style:text-properties style:font-name="Ubuntu" style:font-style-complex="normal" style:font-style-asian="normal" style:font-weight-complex="normal" style:font-weight-asian="normal" style:font-size-complex="12pt" style:font-size-asian="12pt" style:text-position="0% 100%" fo:text-shadow="none" style:text-outline="false" fo:font-style="normal" style:text-line-through-type="none" style:text-underline-style="none" style:text-underline-color="font-color" fo:font-weight="normal" fo:font-size="12pt" fo:color="#800080"/>
    </style:style>
    <style:style style:name="T288" style:family="text">
      <style:text-properties style:use-window-font-color="true" style:font-name="Ubuntu" style:font-style-asian="normal" style:font-weight-complex="normal" style:font-weight-asian="normal" style:font-size-complex="12pt" style:font-size-asian="12pt" style:text-position="0% 100%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89" style:family="text">
      <style:text-properties style:font-name="Ubuntu" style:font-style-asian="normal" style:font-weight-complex="normal" style:font-weight-asian="normal" style:font-size-complex="12pt" style:font-size-asian="12pt" style:text-position="0% 100%" fo:text-shadow="none" style:text-outline="false" fo:font-style="normal" style:text-line-through-type="none" style:text-underline-style="none" style:text-underline-color="font-color" fo:font-weight="normal" fo:font-size="12pt" style:font-style-complex="normal" fo:color="#800080"/>
    </style:style>
    <style:style style:name="T290" style:family="text">
      <style:text-properties style:font-name="Ubuntu" style:font-style-asian="normal" style:font-weight-complex="normal" style:font-weight-asian="normal" style:font-size-complex="12pt" style:font-size-asian="12pt" style:text-position="0% 100%" fo:text-shadow="none" style:text-outline="false" fo:font-style="normal" style:text-line-through-type="none" style:text-underline-style="none" style:text-underline-color="font-color" fo:font-weight="normal" fo:font-size="12pt" style:font-style-complex="normal" fo:color="#b75300"/>
    </style:style>
    <style:style style:name="T291" style:family="text">
      <style:text-properties style:font-style-complex="normal" style:use-window-font-color="true" style:font-style-asian="normal" style:font-weight-complex="normal" style:font-weight-asian="normal" style:font-size-complex="12pt" style:font-size-asian="12pt" style:text-position="0% 100%" fo:text-shadow="none" style:text-outline="false" fo:font-style="normal" style:text-line-through-type="none" style:text-underline-style="none" style:text-underline-color="font-color" fo:font-weight="normal" fo:font-size="12pt" style:font-name="Ubuntu"/>
    </style:style>
    <style:style style:name="T292" style:family="text">
      <style:text-properties style:font-style-complex="normal" style:font-style-asian="normal" style:font-weight-complex="normal" style:font-weight-asian="normal" style:font-size-complex="12pt" style:font-size-asian="12pt" style:text-position="0% 100%" fo:text-shadow="none" style:text-outline="false" fo:font-style="normal" style:text-line-through-type="none" style:text-underline-style="none" style:text-underline-color="font-color" fo:font-weight="normal" fo:font-size="12pt" style:font-name="Ubuntu" fo:color="#b75300"/>
    </style:style>
    <style:style style:name="T293" style:family="text">
      <style:text-properties style:font-style-complex="normal" style:font-style-asian="normal" style:font-weight-complex="normal" style:font-weight-asian="normal" style:font-size-complex="12pt" style:font-size-asian="12pt" style:text-position="0% 100%" fo:text-shadow="none" style:text-outline="false" fo:font-style="normal" style:text-line-through-type="none" style:text-underline-style="none" style:text-underline-color="font-color" fo:font-weight="normal" fo:font-size="12pt" style:font-name="Ubuntu" style:use-window-font-color="true"/>
    </style:style>
    <style:style style:name="T294" style:family="text">
      <style:text-properties style:font-style-complex="normal" style:font-style-asian="normal" style:font-weight-complex="normal" style:font-weight-asian="normal" style:font-size-complex="12pt" style:font-size-asian="12pt" style:text-position="0% 100%" fo:text-shadow="none" style:text-outline="false" fo:font-style="normal" style:text-line-through-type="none" style:text-underline-style="none" style:text-underline-color="font-color" fo:font-weight="normal" fo:font-size="12pt" style:font-name="Ubuntu" fo:color="#996600"/>
    </style:style>
    <style:style style:name="T295" style:family="text">
      <style:text-properties style:font-style-complex="normal" style:font-style-asian="normal" style:font-weight-complex="normal" style:font-weight-asian="normal" style:font-size-complex="12pt" style:font-size-asian="12pt" style:text-position="0% 100%" fo:text-shadow="none" style:text-outline="false" fo:font-style="normal" style:text-line-through-type="none" style:text-underline-style="none" style:text-underline-color="font-color" fo:font-weight="normal" fo:font-size="12pt" style:font-name="Ubuntu" fo:color="#800080"/>
    </style:style>
    <style:style style:name="T296" style:family="text">
      <style:text-properties style:font-style-complex="normal" fo:color="#b75300" style:font-style-asian="normal" style:font-weight-complex="normal" style:font-weight-asian="normal" style:font-size-complex="12pt" style:font-size-asian="12pt" style:text-position="0% 100%" fo:text-shadow="none" style:text-outline="false" fo:font-style="normal" style:text-line-through-type="none" style:text-underline-style="none" style:text-underline-color="font-color" fo:font-weight="normal" fo:font-size="12pt" style:font-name="Ubuntu"/>
    </style:style>
    <style:style style:name="T297" style:family="text">
      <style:text-properties style:font-name="Ubuntu" style:font-style-asian="normal" style:font-weight-complex="normal" style:font-weight-asian="normal" style:font-size-complex="12pt" style:font-size-asian="12pt" style:text-position="0% 100%" fo:text-shadow="none" style:text-outline="false" fo:font-style="normal" style:text-line-through-type="none" style:text-underline-style="none" style:text-underline-color="font-color" fo:font-weight="normal" fo:font-size="12pt" style:font-style-complex="normal" fo:color="#512da8"/>
    </style:style>
    <style:style style:name="T298" style:family="text">
      <style:text-properties style:font-name="Ubuntu" style:font-style-asian="normal" style:font-weight-complex="normal" style:font-weight-asian="normal" style:font-size-complex="12pt" style:font-size-asian="12pt" style:text-position="0% 100%" fo:text-shadow="none" style:text-outline="false" fo:font-style="normal" style:text-line-through-type="none" style:text-underline-style="none" style:text-underline-color="font-color" fo:font-weight="normal" fo:font-size="12pt" style:font-style-complex="normal" fo:color="#127622"/>
    </style:style>
    <style:style style:name="T299" style:family="text">
      <style:text-properties style:font-name="Ubuntu" style:font-style-complex="normal" style:font-style-asian="normal" style:font-weight-complex="normal" style:font-weight-asian="normal" style:font-size-complex="12pt" style:font-size-asian="12pt" style:text-position="0% 100%" fo:text-shadow="none" style:text-outline="false" fo:font-style="normal" style:text-line-through-type="none" style:text-underline-style="none" style:text-underline-color="font-color" fo:font-weight="normal" fo:font-size="12pt" fo:color="#127622"/>
    </style:style>
    <style:style style:name="T300" style:family="text">
      <style:text-properties fo:color="#757575" style:font-name="Ubuntu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301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fo:color="#be480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30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be480a"/>
    </style:style>
    <style:style style:name="T30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fo:color="#55308d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0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text-position="0% 100%" fo:color="#be480a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305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style-complex="normal" fo:color="#55308d"/>
    </style:style>
    <style:style style:name="T306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style-complex="normal" fo:color="#1e6a39"/>
    </style:style>
    <style:style style:name="T307" style:family="text">
      <style:text-properties style:font-name="Ubuntu" style:font-style-complex="normal" style:font-style-asian="normal" style:font-weight-complex="normal" style:font-weight-asian="normal" style:font-size-complex="12pt" style:font-size-asian="12pt" style:font-name-complex="Calibri" fo:color="#000000" style:text-position="0% 100%" style:text-outline="false" fo:font-style="normal" style:text-line-through-type="none" style:text-underline-style="none" style:text-underline-color="font-color" fo:font-weight="normal" fo:font-size="12pt" fo:text-shadow="none"/>
    </style:style>
    <style:style style:name="T308" style:family="text">
      <style:text-properties style:font-name="Ubuntu" style:font-style-complex="normal" style:font-style-asian="normal" style:font-size-complex="12pt" style:font-size-asian="12pt" style:font-name-complex="Calibri" fo:color="#000000" style:text-position="0% 100%" style:text-outline="false" fo:font-style="normal" style:text-line-through-type="none" style:text-underline-style="none" style:text-underline-color="font-color" fo:font-size="12pt" fo:text-shadow="none" fo:font-weight="bold" style:font-weight-asian="bold" style:font-weight-complex="bold"/>
    </style:style>
    <style:style style:name="T309" style:family="text">
      <style:text-properties fo:color="#000000" style:font-name="Ubuntu" fo:font-size="12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0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311" style:family="text">
      <style:text-properties style:font-name="Calibri" style:font-style-complex="normal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312" style:family="text">
      <style:text-properties style:language-asian="zh" style:country-asian="CN" style:font-name="Ubuntu" style:font-relief="none" style:text-emphasize="none" style:font-style-complex="normal" style:font-style-asian="normal" style:font-weight-complex="bold" style:font-weight-asian="bold" style:font-size-complex="12pt" style:font-size-asian="12pt" style:font-name-complex="Lohit Devanagari" style:font-name-asian="Noto Sans CJK SC" fo:color="#000000" style:language-complex="hi" style:country-complex="IN" fo:language="ru" fo:country="RU" style:text-line-through-mode="continuous" style:text-position="0% 100%" fo:text-shadow="none" style:text-outline="false" fo:font-style="normal" style:text-line-through-type="none" style:text-underline-style="none" style:text-underline-color="font-color" fo:font-weight="bold" fo:font-size="12pt" style:text-overline-style="none" style:text-overline-color="font-color"/>
    </style:style>
    <style:style style:name="T313" style:family="text">
      <style:text-properties style:language-asian="zh" style:country-asian="CN" style:font-name="Ubuntu" style:font-relief="none" style:text-emphasize="none" style:font-style-complex="normal" style:font-style-asian="normal" style:font-size-complex="12pt" style:font-size-asian="12pt" style:font-name-complex="Lohit Devanagari" style:font-name-asian="Noto Sans CJK SC" fo:color="#000000" style:language-complex="hi" style:country-complex="IN" fo:language="ru" fo:country="RU" style:text-line-through-mode="continuous" style:text-position="0% 100%" fo:text-shadow="none" style:text-outline="false" fo:font-style="normal" style:text-line-through-type="none" style:text-underline-style="none" style:text-underline-color="font-color" fo:font-size="12pt" style:text-overline-style="none" style:text-overline-color="font-color" fo:font-weight="normal" style:font-weight-asian="normal" style:font-weight-complex="normal"/>
    </style:style>
    <style:style style:name="T314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15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/>
    </style:style>
    <style:style style:name="T316" style:family="text">
      <style:text-properties style:text-position="0% 100%" style:font-name="Calibri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317" style:family="text">
      <style:text-properties style:text-position="0% 100%" style:font-name="Calibri" fo:font-size="11pt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style-asian="normal" style:font-style-complex="normal"/>
    </style:style>
    <style:style style:name="T318" style:family="text">
      <style:text-properties fo:color="#646464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9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fo:text-shadow="none" fo:color="#780373"/>
    </style:style>
    <style:style style:name="T320" style:family="text">
      <style:text-properties fo:font-size="10pt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321" style:family="text">
      <style:text-properties fo:font-size="10pt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 fo:color="#c9211e"/>
    </style:style>
    <style:style style:name="T32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23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font-name="Ubuntu"/>
    </style:style>
    <style:style style:name="T324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font-name="Ubuntu" fo:color="#127622"/>
    </style:style>
    <style:style style:name="T325" style:family="text">
      <style:text-properties style:font-name-complex="DejaVu Sans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complex="hi" style:country-complex="IN" style:font-name="Ubuntu" style:text-overline-style="none" style:text-overline-color="font-color" style:font-name-asian="DejaVu Sans" style:font-relief="none" style:text-emphasize="none" style:font-style-complex="normal" style:font-style-asian="normal" style:font-weight-complex="normal" style:font-weight-asian="normal" style:font-size-complex="10pt" style:font-size-asian="10pt" fo:font-size="10pt"/>
    </style:style>
    <style:style style:name="T326" style:family="text">
      <style:text-properties style:font-name-complex="DejaVu Sans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ru" fo:country="RU" style:language-complex="hi" style:country-complex="IN" style:font-name="Ubuntu" style:text-overline-style="none" style:text-overline-color="font-color" style:font-name-asian="DejaVu Sans" style:font-relief="none" style:text-emphasize="none" style:font-style-complex="normal" style:font-style-asian="normal" style:font-size-complex="10pt" style:font-size-asian="10pt" fo:font-size="10pt" fo:font-weight="bold" style:font-weight-asian="bold" style:font-weight-complex="bold"/>
    </style:style>
    <style:style style:name="T327" style:family="text">
      <style:text-properties style:font-name-complex="DejaVu Sans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ru" fo:country="RU" style:language-complex="hi" style:country-complex="IN" style:font-name="Ubuntu" style:text-overline-style="none" style:text-overline-color="font-color" style:font-name-asian="DejaVu Sans" style:font-relief="none" style:text-emphasize="none" style:font-style-complex="normal" style:font-style-asian="normal" style:font-size-complex="10pt" style:font-size-asian="10pt" fo:font-size="10pt" fo:font-weight="normal" style:font-weight-asian="normal" style:font-weight-complex="normal"/>
    </style:style>
    <style:style style:name="T328" style:family="text">
      <style:text-properties style:language-asian="zh" style:country-asian="C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font-name-asian="DejaVu Sans" style:text-overline-style="none" style:text-overline-color="font-color" style:language-complex="hi" style:country-complex="IN" style:font-name-complex="DejaVu Sans" style:font-relief="none" style:text-emphasize="none" style:font-style-complex="normal" style:font-style-asian="normal" style:font-weight-complex="normal" style:font-weight-asian="normal" style:font-size-complex="10pt" style:font-size-asian="10pt" style:font-name="Ubuntu"/>
    </style:style>
    <style:style style:name="T329" style:family="text">
      <style:text-properties style:language-asian="zh" style:country-asian="CN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font-name-asian="DejaVu Sans" style:text-overline-style="none" style:text-overline-color="font-color" style:language-complex="hi" style:country-complex="IN" style:font-name-complex="DejaVu Sans" style:font-relief="none" style:text-emphasize="none" style:font-style-complex="normal" style:font-style-asian="normal" style:font-size-complex="10pt" style:font-size-asian="10pt" style:font-name="Ubuntu" fo:font-weight="bold" style:font-weight-asian="bold" style:font-weight-complex="bold"/>
    </style:style>
    <style:style style:name="T330" style:family="text">
      <style:text-properties style:language-asian="zh" style:country-asian="CN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font-name-asian="DejaVu Sans" style:text-overline-style="none" style:text-overline-color="font-color" style:language-complex="hi" style:country-complex="IN" style:font-name-complex="DejaVu Sans" style:font-relief="none" style:text-emphasize="none" style:font-style-complex="normal" style:font-style-asian="normal" style:font-size-complex="10pt" style:font-size-asian="10pt" style:font-name="Ubuntu" fo:font-weight="normal" style:font-weight-asian="normal" style:font-weight-complex="normal"/>
    </style:style>
    <style:style style:name="T331" style:family="text">
      <style:text-properties style:language-asian="zh" style:country-asian="CN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font-name-asian="DejaVu Sans" style:text-overline-style="none" style:text-overline-color="font-color" style:language-complex="hi" style:country-complex="IN" style:font-name-complex="DejaVu Sans" style:font-relief="none" style:text-emphasize="none" style:font-style-complex="normal" style:font-style-asian="normal" style:font-size-complex="10pt" style:font-size-asian="10pt" style:font-name="Ubuntu" fo:font-weight="normal" style:font-weight-asian="normal" style:font-weight-complex="normal" fo:color="#55308d"/>
    </style:style>
    <style:style style:name="T332" style:family="text">
      <style:text-properties style:text-overline-style="none" style:text-overline-color="font-color" style:language-complex="hi" style:country-complex="I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-complex="DejaVu Sans" style:language-asian="zh" style:country-asian="CN" style:font-name="Ubuntu" style:font-size-asian="10pt" style:font-size-complex="10pt" style:font-weight-asian="normal" style:font-weight-complex="normal" style:font-style-asian="normal" style:font-style-complex="normal" style:text-emphasize="none" style:font-relief="none" style:font-name-asian="DejaVu Sans"/>
    </style:style>
    <style:style style:name="T333" style:family="text">
      <style:text-properties style:text-overline-style="none" style:text-overline-color="font-color" style:language-complex="hi" style:country-complex="IN" fo:language="ru" fo:country="RU" style:text-line-through-mode="continuous" fo:text-shadow="none" style:text-outline="false" fo:font-style="normal" style:text-line-through-type="none" style:text-underline-style="none" style:text-underline-color="font-color" fo:font-size="10pt" style:font-name-complex="DejaVu Sans" style:language-asian="zh" style:country-asian="CN" style:font-name="Ubuntu" style:font-size-asian="10pt" style:font-size-complex="10pt" style:font-style-asian="normal" style:font-style-complex="normal" style:text-emphasize="none" style:font-relief="none" style:font-name-asian="DejaVu Sans" fo:font-weight="bold" style:font-weight-asian="bold" style:font-weight-complex="bold"/>
    </style:style>
    <style:style style:name="T334" style:family="text">
      <style:text-properties style:text-overline-style="none" style:text-overline-color="font-color" style:language-complex="hi" style:country-complex="IN" fo:language="ru" fo:country="RU" style:text-line-through-mode="continuous" fo:text-shadow="none" style:text-outline="false" fo:font-style="normal" style:text-line-through-type="none" style:text-underline-style="none" style:text-underline-color="font-color" fo:font-size="10pt" style:font-name-complex="DejaVu Sans" style:language-asian="zh" style:country-asian="CN" style:font-name="Ubuntu" style:font-size-asian="10pt" style:font-size-complex="10pt" style:font-style-asian="normal" style:font-style-complex="normal" style:text-emphasize="none" style:font-relief="none" style:font-name-asian="DejaVu Sans" fo:font-weight="normal" style:font-weight-asian="normal" style:font-weight-complex="normal"/>
    </style:style>
    <style:style style:name="T335" style:family="text">
      <style:text-properties style:text-overline-style="none" style:text-overline-color="font-color" style:language-complex="hi" style:country-complex="IN" fo:language="ru" fo:country="RU" style:text-line-through-mode="continuous" fo:text-shadow="none" style:text-outline="false" fo:font-style="normal" style:text-line-through-type="none" style:text-underline-style="none" style:text-underline-color="font-color" fo:font-size="10pt" style:font-name-complex="DejaVu Sans" style:language-asian="zh" style:country-asian="CN" style:font-name="Ubuntu" style:font-size-asian="10pt" style:font-size-complex="10pt" style:font-style-asian="normal" style:font-style-complex="normal" style:text-emphasize="none" style:font-relief="none" style:font-name-asian="DejaVu Sans" fo:font-weight="normal" style:font-weight-asian="normal" style:font-weight-complex="normal" fo:color="#55308d"/>
    </style:style>
    <style:style style:name="T336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127622" style:font-name="Ubuntu" style:font-name-asian="DejaVu Sans" style:font-name-complex="DejaVu Sans"/>
    </style:style>
    <style:style style:name="T337" style:family="text">
      <style:text-properties fo:font-size="10pt" style:text-overline-style="none" style:text-overline-color="font-color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338" style:family="text">
      <style:text-properties fo:font-size="10pt" style:text-overline-style="none" style:text-overline-color="font-color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 fo:color="#127622"/>
    </style:style>
    <style:style style:name="T339" style:family="text">
      <style:text-properties style:text-overline-style="none" style:text-overline-color="font-color" style:language-complex="hi" style:country-complex="IN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="Liberation Sans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340" style:family="text">
      <style:text-properties style:text-overline-style="none" style:text-overline-color="font-color" style:language-complex="hi" style:country-complex="IN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="Liberation Sans" style:font-name-asian="Noto Sans CJK SC" style:language-asian="zh" style:country-asian="CN" fo:language="ru" fo:country="RU" style:text-line-through-mode="continuous" fo:text-shadow="none" style:text-outline="false" fo:font-style="normal" style:text-line-through-type="none" fo:font-weight="bold" fo:font-size="10pt" style:text-underline-style="solid" style:text-underline-width="auto" style:text-underline-color="font-color"/>
    </style:style>
    <style:style style:name="T341" style:family="text">
      <style:text-properties style:text-overline-style="none" style:text-overline-color="font-color" style:language-complex="hi" style:country-complex="IN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="Liberation Sans" style:font-name-asian="Noto Sans CJK SC" style:language-asian="zh" style:country-asian="CN" fo:language="ru" fo:country="RU" style:text-line-through-mode="continuous" fo:text-shadow="none" style:text-outline="false" fo:font-style="normal" style:text-line-through-type="none" fo:font-weight="bold" fo:font-size="10pt" style:text-underline-style="solid" style:text-underline-width="auto" style:text-underline-color="font-color" fo:color="#127622"/>
    </style:style>
    <style:style style:name="T342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43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solid" style:text-underline-width="auto" style:text-underline-color="font-color" fo:font-weight="bold" style:text-overline-style="none" style:text-overline-color="font-color"/>
    </style:style>
    <style:style style:name="T344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overline-style="none" style:text-overline-color="font-color" fo:font-weight="normal" style:text-underline-style="none" style:text-underline-color="font-color" style:font-weight-asian="normal" style:font-weight-complex="normal"/>
    </style:style>
    <style:style style:name="T345" style:family="text">
      <style:text-properties style:font-name="Liberation Sans" fo:font-size="10pt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346" style:family="text">
      <style:text-properties style:font-name="Liberation Sans" fo:font-size="10pt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 fo:color="#c9211e"/>
    </style:style>
    <style:style style:name="T347" style:family="text">
      <style:text-properties style:font-name="Liberation Sans" fo:font-size="10pt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348" style:family="text">
      <style:text-properties style:font-name="Liberation Sans" style:text-overline-style="none" style:text-overline-color="font-colo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font-name-asian="Noto Sans CJK SC" style:language-complex="hi" style:country-complex="IN" style:language-asian="zh" style:country-asian="CN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fo:color="#127622"/>
    </style:style>
    <style:style style:name="T349" style:family="text">
      <style:text-properties style:font-name="Liberation Sans" style:text-overline-style="none" style:text-overline-color="font-colo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font-name-asian="Noto Sans CJK SC" style:language-complex="hi" style:country-complex="IN" style:language-asian="zh" style:country-asian="CN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/>
    </style:style>
    <style:style style:name="T350" style:family="text">
      <style:text-properties style:font-name="Liberation Sans" style:text-overline-style="none" style:text-overline-color="font-color" style:font-name-complex="Lohit Devanagari" style:font-size-asian="10pt" style:font-size-complex="10pt" style:font-style-asian="normal" style:font-style-complex="normal" style:text-emphasize="none" style:font-relief="none" style:font-name-asian="Noto Sans CJK SC" style:language-complex="hi" style:country-complex="IN" style:language-asian="zh" style:country-asian="CN" fo:font-size="10pt" style:text-underline-style="none" style:text-underline-color="font-color" style:text-line-through-type="none" fo:font-style="normal" style:text-outline="false" fo:text-shadow="none" style:text-line-through-mode="continuous" fo:language="ru" fo:country="RU" fo:font-weight="normal" style:font-weight-asian="normal" style:font-weight-complex="normal"/>
    </style:style>
    <style:style style:name="T351" style:family="text">
      <style:text-properties style:font-name="Liberation Sans" style:text-overline-style="none" style:text-overline-color="font-color" style:font-name-complex="Lohit Devanagari" style:font-size-asian="10pt" style:font-size-complex="10pt" style:font-style-asian="normal" style:font-style-complex="normal" style:text-emphasize="none" style:font-relief="none" style:font-name-asian="Noto Sans CJK SC" style:language-complex="hi" style:country-complex="IN" style:language-asian="zh" style:country-asian="CN" fo:font-size="10pt" style:text-underline-style="none" style:text-underline-color="font-color" style:text-line-through-type="none" fo:font-style="normal" style:text-outline="false" fo:text-shadow="none" style:text-line-through-mode="continuous" fo:language="ru" fo:country="RU" fo:font-weight="bold" style:font-weight-asian="bold" style:font-weight-complex="bold"/>
    </style:style>
    <style:style style:name="T352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e480a"/>
    </style:style>
    <style:style style:name="T353" style:family="text">
      <style:text-properties style:font-name="Ubuntu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ejaVu Sans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54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5" style:family="text">
      <style:text-properties style:text-underline-style="none" style:text-underline-color="font-color" style:font-name-asian="DejaVu Sans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fo:font-weight="normal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6" style:family="text">
      <style:text-properties style:text-underline-style="none" style:text-underline-color="font-color" style:font-name-asian="DejaVu Sans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57" style:family="text">
      <style:text-properties style:text-underline-style="none" style:text-underline-color="font-color" style:font-name-asian="DejaVu Sans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58" style:family="text">
      <style:text-properties fo:color="#c9211e" style:font-name="Liberation Sans" fo:font-size="10pt" fo:font-weight="normal" style:text-underline-style="none" style:text-underline-color="font-color" style:text-line-through-type="singl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9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use-window-font-color="true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0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75300"/>
    </style:style>
    <style:style style:name="T361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6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36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36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fo:color="#be480a"/>
    </style:style>
    <style:style style:name="T365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366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style:font-name="Liberation Sans"/>
    </style:style>
    <style:style style:name="T367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style:font-name="Liberation Sans" fo:color="#be480a"/>
    </style:style>
    <style:style style:name="T368" style:family="text">
      <style:text-properties fo:font-size="10pt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РАЗНОЕ" table:style-name="ta1">
        <table:table-column table:style-name="co1" table:number-columns-repeated="2" table:default-cell-style-name="ce128"/>
        <table:table-row table:style-name="ro1">
          <table:table-cell table:number-columns-repeated="2"/>
        </table:table-row>
        <table:table-row table:style-name="ro1">
          <table:table-cell table:style-name="ce129" office:value-type="string" calcext:value-type="string">
            <text:p>HTTP</text:p>
          </table:table-cell>
          <table:table-cell table:style-name="ce129"/>
        </table:table-row>
        <table:table-row table:style-name="ro1">
          <table:table-cell office:value-type="string" calcext:value-type="string">
            <text:p>Типы запросов</text:p>
          </table:table-cell>
          <table:table-cell/>
        </table:table-row>
        <table:table-row table:style-name="ro1"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/>
        </table:table-row>
        <table:table-row table:style-name="ro1">
          <table:table-cell office:value-type="string" calcext:value-type="string">
            <text:p>PUT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/>
        </table:table-row>
        <table:table-row table:style-name="ro1">
          <table:table-cell office:value-type="string" calcext:value-type="string">
            <text:p>HEAD</text:p>
          </table:table-cell>
          <table:table-cell/>
        </table:table-row>
        <table:table-row table:style-name="ro1">
          <table:table-cell office:value-type="string" calcext:value-type="string">
            <text:p>OPTIONS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Архитектура ПО" table:style-name="ta2">
        <table:table-column table:style-name="co3" table:default-cell-style-name="ce133"/>
        <table:table-column table:style-name="co4" table:default-cell-style-name="ce133"/>
        <table:table-column table:style-name="co2" table:number-columns-repeated="1022" table:default-cell-style-name="ce133"/>
        <table:table-row table:style-name="ro1">
          <table:table-cell table:style-name="ce130" office:value-type="string" calcext:value-type="string">
            <text:p>Модель 4+1</text:p>
          </table:table-cell>
          <table:table-cell table:style-name="ce130"/>
          <table:table-cell table:number-columns-repeated="1022"/>
        </table:table-row>
        <table:table-row table:style-name="ro2">
          <table:table-cell table:style-name="ce131" office:value-type="string" calcext:value-type="string">
            <text:p><text:span text:style-name="T1">Логическое представление </text:span></text:p>
            <text:p><text:span text:style-name="T2">(описание классов с атрибутами и методами)</text:span></text:p>
          </table:table-cell>
          <table:table-cell table:style-name="ce131"/>
          <table:table-cell table:number-columns-repeated="1022"/>
        </table:table-row>
        <table:table-row table:style-name="ro3">
          <table:table-cell table:style-name="ce131" office:value-type="string" calcext:value-type="string">
            <text:p><text:span text:style-name="T1">Представление реализации</text:span></text:p>
            <text:p>(файлы и модули, содержащие в себе классы</text:p>
            <text:p>и общающиеся между собой, вызывающие друг друга)</text:p>
          </table:table-cell>
          <table:table-cell table:style-name="ce131"/>
          <table:table-cell table:number-columns-repeated="1022"/>
        </table:table-row>
        <table:table-row table:style-name="ro4">
          <table:table-cell table:style-name="ce131" office:value-type="string" calcext:value-type="string">
            <text:p><text:span text:style-name="T1">Процессное представление </text:span></text:p>
            <text:p>(стрелки вызовов и последовательности работы этих модулей)</text:p>
            <text:p>nginx (read) → file  ← (write) java</text:p>
          </table:table-cell>
          <table:table-cell table:style-name="ce131"/>
          <table:table-cell table:number-columns-repeated="1022"/>
        </table:table-row>
        <table:table-row table:style-name="ro5">
          <table:table-cell table:style-name="ce131" office:value-type="string" calcext:value-type="string">
            <text:p><text:span text:style-name="T1">Физическое представление</text:span></text:p>
            <text:p>(на каком железе эти процессы будут запущены)</text:p>
            <text:p>Server Front → REST → Server Back</text:p>
          </table:table-cell>
          <table:table-cell table:style-name="ce131"/>
          <table:table-cell table:number-columns-repeated="1022"/>
        </table:table-row>
        <table:table-row table:style-name="ro6">
          <table:table-cell table:style-name="ce131" office:value-type="string" calcext:value-type="string">
            <text:p><text:span text:style-name="T1">Сценарии</text:span></text:p>
            <text:p>Описание, как все 4 представления будут работать в динамике.</text:p>
          </table:table-cell>
          <table:table-cell table:style-name="ce131"/>
          <table:table-cell table:number-columns-repeated="1022"/>
        </table:table-row>
        <table:table-row table:style-name="ro1" table:number-rows-repeated="3">
          <table:table-cell table:style-name="ce131" table:number-columns-repeated="2"/>
          <table:table-cell table:number-columns-repeated="1022"/>
        </table:table-row>
        <table:table-row table:style-name="ro1">
          <table:table-cell table:style-name="ce130" office:value-type="string" calcext:value-type="string">
            <text:p>Практики архитектурного подхода</text:p>
          </table:table-cell>
          <table:table-cell table:style-name="ce130"/>
          <table:table-cell table:number-columns-repeated="1022"/>
        </table:table-row>
        <table:table-row table:style-name="ro1">
          <table:table-cell table:style-name="ce131" office:value-type="string" calcext:value-type="string">
            <text:p>Code Review</text:p>
          </table:table-cell>
          <table:table-cell table:style-name="ce131"/>
          <table:table-cell table:number-columns-repeated="1022"/>
        </table:table-row>
        <table:table-row table:style-name="ro1">
          <table:table-cell table:style-name="ce131" office:value-type="string" calcext:value-type="string">
            <text:p>Arch Review</text:p>
          </table:table-cell>
          <table:table-cell table:style-name="ce131"/>
          <table:table-cell table:number-columns-repeated="1022"/>
        </table:table-row>
        <table:table-row table:style-name="ro1">
          <table:table-cell table:style-name="ce131" table:number-columns-repeated="2"/>
          <table:table-cell table:number-columns-repeated="1022"/>
        </table:table-row>
        <table:table-row table:style-name="ro1">
          <table:table-cell table:style-name="ce132" office:value-type="string" calcext:value-type="string">
            <text:p>API First</text:p>
          </table:table-cell>
          <table:table-cell table:style-name="ce131"/>
          <table:table-cell table:number-columns-repeated="1022"/>
        </table:table-row>
        <table:table-row table:style-name="ro1">
          <table:table-cell table:style-name="ce131" table:number-columns-repeated="2"/>
          <table:table-cell table:number-columns-repeated="1022"/>
        </table:table-row>
        <table:table-row table:style-name="ro1">
          <table:table-cell table:style-name="ce131" office:value-type="string" calcext:value-type="string">
            <text:p>Load Test</text:p>
          </table:table-cell>
          <table:table-cell table:style-name="ce131"/>
          <table:table-cell table:number-columns-repeated="1022"/>
        </table:table-row>
        <table:table-row table:style-name="ro1">
          <table:table-cell table:style-name="ce131" office:value-type="string" calcext:value-type="string">
            <text:p>Chaos Engineering</text:p>
          </table:table-cell>
          <table:table-cell table:style-name="ce131"/>
          <table:table-cell table:number-columns-repeated="1022"/>
        </table:table-row>
        <table:table-row table:style-name="ro1">
          <table:table-cell table:style-name="ce131" office:value-type="string" calcext:value-type="string">
            <text:p>Метрики</text:p>
          </table:table-cell>
          <table:table-cell table:style-name="ce131"/>
          <table:table-cell table:number-columns-repeated="1022"/>
        </table:table-row>
        <table:table-row table:style-name="ro1">
          <table:table-cell table:style-name="ce131" table:number-columns-repeated="2"/>
          <table:table-cell table:number-columns-repeated="1022"/>
        </table:table-row>
        <table:table-row table:style-name="ro6">
          <table:table-cell table:style-name="ce132" office:value-type="string" calcext:value-type="string">
            <text:p>Организации планируют системы,</text:p>
            <text:p>копирующие структуру общения внутри этих организаций.</text:p>
          </table:table-cell>
          <table:table-cell table:style-name="ce131" office:value-type="string" calcext:value-type="string">
            <text:p>Закон Конвея</text:p>
          </table:table-cell>
          <table:table-cell table:number-columns-repeated="1022"/>
        </table:table-row>
        <table:table-row table:style-name="ro1" table:number-rows-repeated="3">
          <table:table-cell table:style-name="ce131" table:number-columns-repeated="2"/>
          <table:table-cell table:number-columns-repeated="1022"/>
        </table:table-row>
        <table:table-row table:style-name="ro1">
          <table:table-cell table:style-name="ce130" office:value-type="string" calcext:value-type="string">
            <text:p>Анализ компромиссов</text:p>
          </table:table-cell>
          <table:table-cell table:style-name="ce130"/>
          <table:table-cell table:number-columns-repeated="1022"/>
        </table:table-row>
        <table:table-row table:style-name="ro6">
          <table:table-cell table:style-name="ce131" office:value-type="string" calcext:value-type="string">
            <text:p>Любое архитектурное решение - компромисс.</text:p>
          </table:table-cell>
          <table:table-cell table:style-name="ce131" office:value-type="string" calcext:value-type="string">
            <text:p>На любой вопрос "как тут сделать"</text:p>
            <text:p>ответ будет "это зависит от того, что нам важнее: …"</text:p>
          </table:table-cell>
          <table:table-cell table:number-columns-repeated="1022"/>
        </table:table-row>
        <table:table-row table:style-name="ro1" table:number-rows-repeated="36">
          <table:table-cell table:style-name="ce131" table:number-columns-repeated="2"/>
          <table:table-cell table:number-columns-repeated="1022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Шаблоны проектирования" table:style-name="ta3">
        <table:table-column table:style-name="co5" table:default-cell-style-name="ce140"/>
        <table:table-column table:style-name="co6" table:default-cell-style-name="ce140"/>
        <table:table-column table:style-name="co2" table:number-columns-repeated="1022" table:default-cell-style-name="ce140"/>
        <table:table-row table:style-name="ro6">
          <table:table-cell table:style-name="ce134" office:value-type="string" calcext:value-type="string">
            <text:p>Сайт с енотом</text:p>
          </table:table-cell>
          <table:table-cell table:style-name="ce134" office:value-type="string" calcext:value-type="string">
            <text:p><text:a xlink:href="https://refactoring.guru/ru/design-patterns/factory-method/python/example" xlink:type="simple">https://refactoring.guru/ru/design-patterns/factory-method/python/example</text:a></text:p>
            <text:p>Может быть доступен через vpn</text:p>
          </table:table-cell>
          <table:table-cell table:number-columns-repeated="1022"/>
        </table:table-row>
        <table:table-row table:style-name="ro7">
          <table:table-cell table:style-name="ce134" office:value-type="string" calcext:value-type="string">
            <text:p>Шаблоны проектирования</text:p>
            <text:p>Порождающие - альтернатива своего конструктора <text:span text:style-name="T3">__init__</text:span></text:p>
            <text:p/>
          </table:table-cell>
          <table:table-cell table:style-name="ce134" office:value-type="string" calcext:value-type="string">
            <text:p>Фабрика, Строитель, Одиночка</text:p>
          </table:table-cell>
          <table:table-cell table:number-columns-repeated="1022"/>
        </table:table-row>
        <table:table-row table:style-name="ro8">
          <table:table-cell table:style-name="ce135" office:value-type="string" calcext:value-type="string">
            <text:p><text:span text:style-name="T4">1) </text:span><text:span text:style-name="T5">Фабричный метод</text:span></text:p>
          </table:table-cell>
          <table:table-cell table:style-name="ce128" office:value-type="string" calcext:value-type="string">
            <text:p>это порождающий паттерн проектирования, </text:p>
            <text:p><text:span text:style-name="T47">который определяет общий интерфейс для создания объектов в суперклассе, </text:span></text:p>
            <text:p><text:span text:style-name="T47">позволяя подклассам изменять тип создаваемых объектов.</text:span></text:p>
            <text:p/>
            <text:p/>
          </table:table-cell>
          <table:table-cell table:number-columns-repeated="1022"/>
        </table:table-row>
        <table:table-row table:style-name="ro9">
          <table:table-cell table:style-name="ce136" office:value-type="string" calcext:value-type="string">
            <text:p><text:span text:style-name="T6">class</text:span> Point:</text:p>
            <text:p>    <text:span text:style-name="T6">def</text:span> <text:span text:style-name="T3">__init__</text:span>(<text:span text:style-name="T3">self</text:span>, x, y, z):</text:p>
            <text:p><text:span text:style-name="T7">        </text:span><text:span text:style-name="T8">self</text:span>.x = x</text:p>
            <text:p><text:span text:style-name="T7">        </text:span><text:span text:style-name="T8">self</text:span>.y = y</text:p>
            <text:p/>
            <text:p><text:span text:style-name="T7">    </text:span><text:span text:style-name="T9">@staticmethod</text:span></text:p>
            <text:p>    <text:span text:style-name="T10">def</text:span> new_cartesian_point(x, y):</text:p>
            <text:p><text:span text:style-name="T7">        </text:span><text:span text:style-name="T11">return</text:span> Point(x, y)</text:p>
            <text:p/>
            <text:p><text:span text:style-name="T12">    @staticmethod</text:span></text:p>
            <text:p><text:span text:style-name="T13">    </text:span><text:span text:style-name="T14">def</text:span><text:span text:style-name="T13"> new_polar_point(rho, theta):</text:span></text:p>
            <text:p><text:span text:style-name="T2">        </text:span><text:span text:style-name="T15">return</text:span><text:span text:style-name="T2"> Point(rho * </text:span><text:span text:style-name="T16">cos</text:span><text:span text:style-name="T2">(theta), rho * </text:span><text:span text:style-name="T16">sin</text:span><text:span text:style-name="T2"> (theta))</text:span></text:p>
            <text:p/>
          </table:table-cell>
          <table:table-cell table:style-name="ce128" office:value-type="string" calcext:value-type="string">
            <text:p><text:span text:style-name="T48">ПРИМЕР 1.</text:span></text:p>
            <text:p><text:span text:style-name="T49">"Божественный конструктор" </text:span><text:span text:style-name="T50">- единый конструктор, который создаёт объекты. Находится в родительском абстрактном классе.</text:span></text:p>
            <text:p/>
            <text:p><text:span text:style-name="T49">Фабричные методы</text:span><text:span text:style-name="T50"> - создают объекты.</text:span></text:p>
            <text:p/>
            <text:p><text:span text:style-name="T51">Создать точку на плоскости по декартовой системе координат.</text:span></text:p>
            <text:p/>
            <text:p/>
            <text:p><text:span text:style-name="T51">Создать точку в полярной системе координат.</text:span></text:p>
            <text:p><text:span text:style-name="T51">Двумерная система координат, в которой каждая точка на плоскости определяется двумя числами - полярным углом и полярным радиусом</text:span></text:p>
          </table:table-cell>
          <table:table-cell table:number-columns-repeated="1022"/>
        </table:table-row>
        <table:table-row table:style-name="ro10">
          <table:table-cell table:style-name="ce136" office:value-type="string" calcext:value-type="string">
            <text:p><text:span text:style-name="T6">class</text:span> Creator(ABC):</text:p>
            <text:p/>
            <text:p>    <text:span text:style-name="T17">@abstractmethod</text:span></text:p>
            <text:p><text:span text:style-name="T18">    </text:span><text:span text:style-name="T19">def</text:span><text:span text:style-name="T18"> </text:span><text:span text:style-name="T20">factory_method</text:span><text:span text:style-name="T21">(</text:span><text:span text:style-name="T22">self</text:span>):</text:p>
            <text:p>        <text:span text:style-name="T6">pass   </text:span><text:span text:style-name="T23"> # или может быть </text:span><text:span text:style-name="T6">return </text:span><text:span text:style-name="T24">AbstractProduct</text:span></text:p>
            <text:p/>
            <text:p><text:span text:style-name="T7">    </text:span><text:span text:style-name="T11">def</text:span> some_operation(<text:span text:style-name="T3">self</text:span>) -&gt; <text:span text:style-name="T25">str</text:span>:</text:p>
            <text:p>        <text:span text:style-name="T23"># Вызываем фабричный метод, чтобы получить объект-продукт.</text:span></text:p>
            <text:p>        product = <text:span text:style-name="T3">self</text:span>.factory_method()</text:p>
            <text:p/>
            <text:p>        <text:span text:style-name="T23"># Далее, работаем с этим продуктом.</text:span></text:p>
            <text:p>        result = <text:span text:style-name="T26">f"Creator: The same creator's code has just worked with</text:span> {product.operation()}"</text:p>
            <text:p/>
            <text:p>        <text:span text:style-name="T6">return</text:span> result</text:p>
            <text:p/>
            <text:p/>
          </table:table-cell>
          <table:table-cell table:style-name="ce128" office:value-type="string" calcext:value-type="string">
            <text:p><text:span text:style-name="T48">ПРИМЕР 2.</text:span></text:p>
            <text:p><text:span text:style-name="T52">Класс Создатель объявляет фабричный метод ("Божественный конструктор")</text:span><text:span text:style-name="T53">, который должен возвращать объект  класса Продукт. </text:span></text:p>
            <text:p><text:span text:style-name="T2">Подклассы Создателя обычно предоставляют реализацию этого метода.</text:span></text:p>
            <text:p/>
            <text:p><text:span text:style-name="T54">Обратите внимание, что Создатель </text:span><text:span text:style-name="T55">может также обеспечить реализацию фабричного метода по умолчанию.</text:span></text:p>
            <text:p/>
            <text:p><text:span text:style-name="T2">Также заметьте, что, несмотря на название, основная обязанность</text:span></text:p>
            <text:p><text:span text:style-name="T2"> Создателя не заключается в создании продуктов. Обычно он содержит некоторую базовую бизнес-логику, которая основана на объектах Продуктов,</text:span></text:p>
            <text:p><text:span text:style-name="T2"> возвращаемых фабричным методом. </text:span></text:p>
            <text:p/>
            <text:p><text:span text:style-name="T2">Подклассы могут косвенно изменять эту бизнес-логику, переопределяя фабричный метод и возвращая из него другой тип продукта.</text:span></text:p>
            <text:p/>
          </table:table-cell>
          <table:table-cell table:number-columns-repeated="1022"/>
        </table:table-row>
        <table:table-row table:style-name="ro11">
          <table:table-cell table:style-name="ce136" office:value-type="string" calcext:value-type="string">
            <text:p><text:span text:style-name="T27">class</text:span><text:span text:style-name="T28"> ConcreteCreator1(Creator):</text:span></text:p>
            <text:p/>
            <text:p><text:span text:style-name="T2">    </text:span><text:span text:style-name="T15">def</text:span><text:span text:style-name="T2"> factory_method(</text:span><text:span text:style-name="T29">self</text:span><text:span text:style-name="T2">) -&gt; </text:span><text:span text:style-name="T30">AbstractProduct</text:span><text:span text:style-name="T2">:</text:span></text:p>
            <text:p><text:span text:style-name="T31">        product = </text:span><text:span text:style-name="T32">super</text:span><text:span text:style-name="T31">().</text:span><text:span text:style-name="T33">factory_method</text:span><text:span text:style-name="T34">()</text:span></text:p>
            <text:p><text:span text:style-name="T35">        </text:span><text:span text:style-name="T36">return</text:span><text:span text:style-name="T35"> </text:span><text:span text:style-name="T37">self</text:span><text:span text:style-name="T35">.make_ConcreteProduct1(product)</text:span></text:p>
            <text:p/>
            <text:p/>
            <text:p><text:span text:style-name="T27">class</text:span><text:span text:style-name="T28"> ConcreteCreator2(Creator):</text:span></text:p>
            <text:p><text:span text:style-name="T2">    </text:span><text:span text:style-name="T15">def</text:span><text:span text:style-name="T2"> factory_method(</text:span><text:span text:style-name="T29">self</text:span><text:span text:style-name="T2">) -&gt; </text:span><text:span text:style-name="T30">AbstractProduct</text:span><text:span text:style-name="T2">:</text:span></text:p>
            <text:p><text:span text:style-name="T31">        product = </text:span><text:span text:style-name="T32">super</text:span><text:span text:style-name="T31">().</text:span><text:span text:style-name="T33">factory_method</text:span><text:span text:style-name="T34">()</text:span></text:p>
            <text:p><text:span text:style-name="T35">        </text:span><text:span text:style-name="T36">return</text:span><text:span text:style-name="T35"> </text:span><text:span text:style-name="T37">self</text:span><text:span text:style-name="T35">.make_ConcreteProduct2(product)</text:span></text:p>
          </table:table-cell>
          <table:table-cell table:style-name="ce128" office:value-type="string" calcext:value-type="string">
            <text:p><text:span text:style-name="T2">Обратите внимание, что сигнатура метода по-прежнему использует тип</text:span></text:p>
            <text:p><text:span text:style-name="T2">    абстрактного продукта, хотя фактически из метода возвращается конкретный продукт. </text:span></text:p>
            <text:p/>
            <text:p><text:span text:style-name="T2">Таким образом, Создатель может оставаться независимым от конкретных классов продуктов.</text:span></text:p>
            <text:p/>
          </table:table-cell>
          <table:table-cell table:number-columns-repeated="1022"/>
        </table:table-row>
        <table:table-row table:style-name="ro12">
          <table:table-cell table:style-name="ce128" office:value-type="string" calcext:value-type="string">
            <text:p><text:span text:style-name="T38">2) </text:span><text:span text:style-name="T39">Одиночка </text:span></text:p>
            <text:p/>
            <text:p>Cкрываем конструктор по умолчанию и создаём публичный статический метод, который и будет контролировать жизненный цикл объекта-одиночки.</text:p>
            <text:p/>
            <text:p>Если у вас есть доступ к классу одиночки, значит, будет доступ и к этому статическому методу. Из какой точки кода вы бы его ни вызвали, он всегда будет отдавать один и тот же объект.</text:p>
          </table:table-cell>
          <table:table-cell table:style-name="ce128" office:value-type="string" calcext:value-type="string">
            <text:p>— это порождающий паттерн проектирования, </text:p>
            <text:p><text:span text:style-name="T56">который гарантирует, что у класса есть только один экземпляр,</text:span><text:span text:style-name="T1"> </text:span></text:p>
            <text:p>и предоставляет к нему глобальную точку доступа.</text:p>
            <text:p/>
            <text:p>Чаще всего это полезно для доступа к какому-то общему ресурсу, </text:p>
            <text:p>например, единое подключение к базе данных.</text:p>
            <text:p/>
            <text:p>Предоставляет глобальную точку доступа. Хранит в одном месте и код, который решает проблему №1, а также иметь к нему простой и доступный интерфейс</text:p>
          </table:table-cell>
          <table:table-cell table:number-columns-repeated="1022"/>
        </table:table-row>
        <table:table-row table:style-name="ro13">
          <table:table-cell table:style-name="ce128" office:value-type="string" calcext:value-type="string">
            <text:p>Одиночка применяется:</text:p>
          </table:table-cell>
          <table:table-cell table:style-name="ce128" office:value-type="string" calcext:value-type="string">
            <text:p>Когда в программе должен быть единственный экземпляр какого-то класса, доступный всем клиентам (например, </text:p>
            <text:p><text:span text:style-name="T1">общий доступ к базе данных из разных частей программы</text:span>).</text:p>
            <text:p/>
            <text:p>Когда вам хочется иметь больше контроля над глобальными переменными. </text:p>
            <text:p>Объект всегда один, правится всё в нём.</text:p>
          </table:table-cell>
          <table:table-cell table:number-columns-repeated="1022"/>
        </table:table-row>
        <table:table-row table:style-name="ro14">
          <table:table-cell table:style-name="ce128" office:value-type="string" calcext:value-type="string">
            <text:p>Минусы одиночки:</text:p>
          </table:table-cell>
          <table:table-cell table:style-name="ce128" office:value-type="string" calcext:value-type="string">
            <text:p>Нарушает принцип единственной ответственности класса.</text:p>
            <text:p>Маскирует плохой дизайн.</text:p>
            <text:p>Проблемы мультипоточности.</text:p>
            <text:p>Требует постоянного создания Mock-объектов при юнит-тестировании.</text:p>
          </table:table-cell>
          <table:table-cell table:number-columns-repeated="1022"/>
        </table:table-row>
        <table:table-row table:style-name="ro15">
          <table:table-cell table:style-name="ce137" office:value-type="string" calcext:value-type="string">
            <text:p>class Singleton: <text:s text:c="3"/>__instance = None <text:s text:c="3"/>def __new__(cls, *args, **kwargs): <text:s text:c="7"/>if cls.__instance is None: <text:s text:c="11"/>cls.__instance <text:s/>= super().__new__(cls) <text:s text:c="7"/>return cls.__instance <text:s text:c="3"/>def __init__(self, name=None, value=None): <text:s text:c="11"/>'''Не обязателен. <text:s text:c="11"/>Атрибуты единого объекта можно задать <text:s text:c="11"/>и другим методом set-тером.''' <text:s text:c="7"/>self.value = value <text:s text:c="7"/>self.name = name</text:p>
          </table:table-cell>
          <table:table-cell table:style-name="ce128" office:value-type="string" calcext:value-type="string">
            <text:p>любое создание нового объекта выдаст начальный объект,</text:p>
            <text:p/>
            <text:p>и только если его ещё не создали - создаст его.</text:p>
          </table:table-cell>
          <table:table-cell table:number-columns-repeated="1022"/>
        </table:table-row>
        <table:table-row table:style-name="ro16">
          <table:table-cell table:style-name="ce137" office:value-type="string" calcext:value-type="string">
            <text:p>a = Singleton('a', 10)b = Singleton(value=20)print(a, '\n', b, '\n', a is b, '\n', <text:s text:c="5"/>a.name, ' = ', a.value, <text:s text:c="2"/>' <text:s/>', b.name, ' = ', b.value)# &lt;__main__.Singleton object at 0x7fa1ffd97b20&gt; # &lt;__main__.Singleton object at 0x7fa1ffd97b20&gt; <text:s/># True <text:s/># None <text:s/>= <text:s/>20 <text:s text:c="3"/>None <text:s/>= <text:s/>20</text:p>
          </table:table-cell>
          <table:table-cell table:style-name="ce128" office:value-type="string" calcext:value-type="string">
            <text:p>Объект один и тот же в a и b.</text:p>
            <text:p/>
            <text:p>Если определить <text:span text:style-name="T3">__init__</text:span>, то </text:p>
            <text:p>при инициализации объект будет ПЕРЕТИРАТЬСЯ И ПЕРЕСОЗДАВАТЬСЯ и все атрибуты проствятся заново.</text:p>
            <text:p/>
          </table:table-cell>
          <table:table-cell table:number-columns-repeated="1022"/>
        </table:table-row>
        <table:table-row table:style-name="ro17">
          <table:table-cell table:style-name="ce135" office:value-type="string" calcext:value-type="string">
            <text:p><text:span text:style-name="T4">3) </text:span><text:span text:style-name="T40">Строитель</text:span></text:p>
          </table:table-cell>
          <table:table-cell table:style-name="ce128" office:value-type="string" calcext:value-type="string">
            <text:p><text:span text:style-name="T57">Проблема</text:span>: создать инициатор сложного многослойного объекта для разных случаев.</text:p>
            <text:p>Решение 1: Для каждого случая свой подкласс. Много подклассов будет!</text:p>
            <text:p>Решение 2: один класс с одним __init__ и куууучей параметров, которые в 99% случаев будут простаивать.</text:p>
          </table:table-cell>
          <table:table-cell table:number-columns-repeated="1022"/>
        </table:table-row>
        <table:table-row table:style-name="ro18">
          <table:table-cell table:style-name="ce128"/>
          <table:table-cell table:style-name="ce128" office:value-type="string" calcext:value-type="string">
            <text:p>Паттерн Строитель предлагает </text:p>
            <text:p><text:span text:style-name="T58">вынести конструирование объекта за пределы его собственного класса, </text:span></text:p>
            <text:p><text:span text:style-name="T58">поручив это дело отдельным объектам, называемым строителями.</text:span></text:p>
            <text:p/>
          </table:table-cell>
          <table:table-cell table:number-columns-repeated="1022"/>
        </table:table-row>
        <table:table-row table:style-name="ro19">
          <table:table-cell table:style-name="ce128"/>
          <table:table-cell table:style-name="ce136" office:value-type="string" calcext:value-type="string">
            <text:p><text:span text:style-name="T59">Паттерн предлагает </text:span><text:span text:style-name="T60">разбить процесс конструирования объекта на отдельные шаги</text:span><text:span text:style-name="T61"> (например, построитьСтены, вставитьДвери и другие). </text:span></text:p>
            <text:p><text:span text:style-name="T2">Чтобы создать объект, вам нужно поочерёдно вызывать методы строителя. </text:span></text:p>
            <text:p/>
            <text:p><text:span text:style-name="T62">Причём</text:span><text:span text:style-name="T63"> </text:span><text:span text:style-name="T64">не нужно запускать все шаги, а только те, что нужны</text:span><text:span text:style-name="T65"> для производства объекта определённой конфигурации.</text:span></text:p>
          </table:table-cell>
          <table:table-cell table:number-columns-repeated="1022"/>
        </table:table-row>
        <table:table-row table:style-name="ro20">
          <table:table-cell table:style-name="ce128"/>
          <table:table-cell table:style-name="ce128" office:value-type="string" calcext:value-type="string">
            <text:p>Вы можете пойти дальше и выделить вызовы методов строителя в отдельный класс, называемый директором.</text:p>
          </table:table-cell>
          <table:table-cell table:number-columns-repeated="1022"/>
        </table:table-row>
        <table:table-row table:style-name="ro6">
          <table:table-cell table:style-name="ce134" office:value-type="string" calcext:value-type="string">
            <text:p><text:span text:style-name="T2">Шаблоны проектирования</text:span></text:p>
            <text:p><text:span text:style-name="T2">Структурные</text:span></text:p>
          </table:table-cell>
          <table:table-cell table:style-name="ce134" office:value-type="string" calcext:value-type="string">
            <text:p><text:span text:style-name="T2">Декоратор, Фасад,</text:span></text:p>
            <text:p><text:span text:style-name="T2">Адаптер, Легковес,</text:span></text:p>
          </table:table-cell>
          <table:table-cell table:number-columns-repeated="1022"/>
        </table:table-row>
        <table:table-row table:style-name="ro7">
          <table:table-cell table:style-name="ce138" office:value-type="string" calcext:value-type="string">
            <text:p><text:span text:style-name="T41">4) </text:span><text:span text:style-name="T42">Декоратор</text:span></text:p>
            <text:p><text:span text:style-name="T43">(обёртка)</text:span></text:p>
          </table:table-cell>
          <table:table-cell table:style-name="ce128" office:value-type="string" calcext:value-type="string">
            <text:p> — это структурный паттерн проектирования, который позволяет </text:p>
            <text:p>динамически <text:span text:style-name="T66">добавлять объектам новую функциональность, </text:span></text:p>
            <text:p><text:span text:style-name="T66">оборачивая их в полезные «обёртки»</text:span><text:span text:style-name="T25">.</text:span></text:p>
          </table:table-cell>
          <table:table-cell table:number-columns-repeated="1022"/>
        </table:table-row>
        <table:table-row table:style-name="ro1">
          <table:table-cell table:style-name="ce128"/>
          <table:table-cell table:style-name="ce128" office:value-type="string" calcext:value-type="string">
            <text:p>Декоратор <text:span text:style-name="T1">поддерживает рекурсивную вложенность</text:span>, чего не скажешь об Адаптере.</text:p>
          </table:table-cell>
          <table:table-cell table:number-columns-repeated="1022"/>
        </table:table-row>
        <table:table-row table:style-name="ro1" table:number-rows-repeated="3">
          <table:table-cell table:style-name="ce128" table:number-columns-repeated="2"/>
          <table:table-cell table:number-columns-repeated="1022"/>
        </table:table-row>
        <table:table-row table:style-name="ro21">
          <table:table-cell table:style-name="ce135" office:value-type="string" calcext:value-type="string">
            <text:p><text:span text:style-name="T4">5) </text:span><text:span text:style-name="T44">Фасад  - просто короткая API для юзера.</text:span></text:p>
          </table:table-cell>
          <table:table-cell table:style-name="ce128" office:value-type="string" calcext:value-type="string">
            <text:p>— это структурный паттерн проектирования, </text:p>
            <text:p><text:span text:style-name="T56">который предоставляет простой интерфейс к сложной системе,</text:span><text:span text:style-name="T1"> </text:span></text:p>
            <text:p><text:span text:style-name="T1">содержащей много классов, большую библиотеку или фреймворк</text:span></text:p>
            <text:p/>
            <text:p><text:span text:style-name="T67">К примеру, программа, заливающая видео котиков в социальные сети, может использовать профессиональную библиотеку сжатия видео. Но все, что нужно клиентскому коду этой программы — простой метод encode(filename, format)</text:span></text:p>
          </table:table-cell>
          <table:table-cell table:number-columns-repeated="1022"/>
        </table:table-row>
        <table:table-row table:style-name="ro22">
          <table:table-cell table:style-name="ce128" office:value-type="string" calcext:value-type="string">
            <text:p>Фасад применим, когда</text:p>
          </table:table-cell>
          <table:table-cell table:style-name="ce136" office:value-type="string" calcext:value-type="string">
            <text:p>а) вам нужно <text:span text:style-name="T1">представить простой или урезанный интерфейс к сложной подсистеме</text:span>.</text:p>
          </table:table-cell>
          <table:table-cell table:number-columns-repeated="1022"/>
        </table:table-row>
        <table:table-row table:style-name="ro23">
          <table:table-cell table:style-name="ce128"/>
          <table:table-cell table:style-name="ce128" office:value-type="string" calcext:value-type="string">
            <text:p>б) вы хотите<text:span text:style-name="T26"> </text:span><text:span text:style-name="T56">разложить подсистему на отдельные слои</text:span><text:span text:style-name="T26">.</text:span></text:p>
            <text:p>Эти <text:span text:style-name="T56">слои могут МЕЖДУ СОБОЙ общатсья через фасады.</text:span> </text:p>
            <text:p/>
            <text:p>Например, фронт и бэк работают через API. </text:p>
            <text:p>Или разные части бэка - через брокеры сообщений.</text:p>
          </table:table-cell>
          <table:table-cell table:number-columns-repeated="1022"/>
        </table:table-row>
        <table:table-row table:style-name="ro1">
          <table:table-cell table:style-name="ce128" table:number-columns-repeated="2"/>
          <table:table-cell table:number-columns-repeated="1022"/>
        </table:table-row>
        <table:table-row table:style-name="ro24">
          <table:table-cell table:style-name="ce139" office:value-type="string" calcext:value-type="string">
            <text:p><text:span text:style-name="T45">6) </text:span><text:span text:style-name="T4">Адаптер </text:span></text:p>
          </table:table-cell>
          <table:table-cell table:style-name="ce128" office:value-type="string" calcext:value-type="string">
            <text:p><text:span text:style-name="T2">— это структурный паттерн проектирования, </text:span></text:p>
            <text:p><text:span text:style-name="T7">который</text:span><text:span text:style-name="T68"> </text:span><text:span text:style-name="T69">позволяет объектам с несовместимыми интерфейсами работать вместе.</text:span></text:p>
            <text:p/>
            <text:p><text:span text:style-name="T70">Это объект-переводчик, </text:span><text:span text:style-name="T71">который трансформирует интерфейс или данные одного объекта в такой вид, чтобы он стал понятен другому объекту.</text:span></text:p>
            <text:p/>
          </table:table-cell>
          <table:table-cell table:number-columns-repeated="1022"/>
        </table:table-row>
        <table:table-row table:style-name="ro1">
          <table:table-cell table:style-name="ce128" table:number-columns-repeated="2"/>
          <table:table-cell table:number-columns-repeated="1022"/>
        </table:table-row>
        <table:table-row table:style-name="ro21">
          <table:table-cell table:style-name="ce135" office:value-type="string" calcext:value-type="string">
            <text:p><text:span text:style-name="T4">7) </text:span><text:span text:style-name="T46">Легковес </text:span></text:p>
          </table:table-cell>
          <table:table-cell table:style-name="ce128" office:value-type="string" calcext:value-type="string">
            <text:p>— это структурный паттерн проектирования, который </text:p>
            <text:p>позволяет вместить бóльшее количество объектов в отведённую оперативную память.</text:p>
            <text:p/>
            <text:p>Легковес экономит память, <text:span text:style-name="T72">разделяя общее состояние объектов между собой, вместо хранения одинаковых данных в каждом объекте.</text:span></text:p>
            <text:p/>
          </table:table-cell>
          <table:table-cell table:number-columns-repeated="1022"/>
        </table:table-row>
        <table:table-row table:style-name="ro6">
          <table:table-cell table:style-name="ce128"/>
          <table:table-cell table:style-name="ce128" office:value-type="string" calcext:value-type="string">
            <text:p>Неизменяемые данные объекта принято называть «внутренним состоянием». </text:p>
            <text:p>Все остальные данные — это «внешнее состояние».</text:p>
          </table:table-cell>
          <table:table-cell table:number-columns-repeated="1022"/>
        </table:table-row>
        <table:table-row table:style-name="ro24">
          <table:table-cell table:style-name="ce128"/>
          <table:table-cell table:style-name="ce128" office:value-type="string" calcext:value-type="string">
            <text:p>Так как объекты легковесов будут использованы в разных контекстах, </text:p>
            <text:p>вы должны быть уверены в том, что их состояние невозможно изменить после создания. </text:p>
            <text:p/>
            <text:p><text:span text:style-name="T73">Всё внутреннее состояние легковес должен получать через параметры конструктора.</text:span> Он не должен иметь сеттеров и публичных полей.</text:p>
          </table:table-cell>
          <table:table-cell table:number-columns-repeated="1022"/>
        </table:table-row>
        <table:table-row table:style-name="ro6">
          <table:table-cell table:style-name="ce134" office:value-type="string" calcext:value-type="string">
            <text:p><text:span text:style-name="T2">Шаблоны проектирования</text:span></text:p>
            <text:p><text:span text:style-name="T2">Поведенческие</text:span></text:p>
          </table:table-cell>
          <table:table-cell table:style-name="ce134" office:value-type="string" calcext:value-type="string">
            <text:p>Слушатель, </text:p>
          </table:table-cell>
          <table:table-cell table:number-columns-repeated="1022"/>
        </table:table-row>
        <table:table-row table:style-name="ro18">
          <table:table-cell table:style-name="ce128" office:value-type="string" calcext:value-type="string">
            <text:p>8) <text:span text:style-name="T47">Наблюдатель</text:span> (слушатель)</text:p>
          </table:table-cell>
          <table:table-cell table:style-name="ce128" office:value-type="string" calcext:value-type="string">
            <text:p>— это поведенческий паттерн проектирования, </text:p>
            <text:p><text:span text:style-name="T47">который создаёт механизм подписки</text:span>, </text:p>
            <text:p>позволяющий одним объектам следить и реагировать на события, происходящие в других объектах.</text:p>
          </table:table-cell>
          <table:table-cell table:number-columns-repeated="1022"/>
        </table:table-row>
        <table:table-row table:style-name="ro22">
          <table:table-cell table:style-name="ce128"/>
          <table:table-cell table:style-name="ce141" office:value-type="string" calcext:value-type="string">
            <text:p>Создаётся канал с Издателем (или Издателями)</text:p>
            <text:p>и Подписчиком (или Подписчиками)</text:p>
          </table:table-cell>
          <table:table-cell table:number-columns-repeated="1022"/>
        </table:table-row>
        <table:table-row table:style-name="ro1" table:number-rows-repeated="8">
          <table:table-cell table:style-name="ce128" table:number-columns-repeated="2"/>
          <table:table-cell table:number-columns-repeated="1022"/>
        </table:table-row>
        <table:table-row table:style-name="ro1" table:number-rows-repeated="15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28" table:number-columns-repeated="2"/>
          <table:table-cell table:number-columns-repeated="1022"/>
        </table:table-row>
        <table:table-row table:style-name="ro1" table:number-rows-repeated="6">
          <table:table-cell table:style-name="Default" table:number-columns-repeated="2"/>
          <table:table-cell table:number-columns-repeated="1022"/>
        </table:table-row>
        <table:table-row table:style-name="ro1" table:number-rows-repeated="5">
          <table:table-cell table:style-name="Default" table:number-columns-repeated="3"/>
          <table:table-cell table:number-columns-repeated="1021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28" table:number-columns-repeated="2"/>
          <table:table-cell table:number-columns-repeated="1022"/>
        </table:table-row>
        <table:table-row table:style-name="ro1" table:number-rows-repeated="13">
          <table:table-cell table:style-name="Default" table:number-columns-repeated="2"/>
          <table:table-cell table:number-columns-repeated="1022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Structures" table:style-name="ta4">
        <table:table-column table:style-name="co7" table:default-cell-style-name="ce156"/>
        <table:table-column table:style-name="co8" table:default-cell-style-name="ce156"/>
        <table:table-column table:style-name="co2" table:number-columns-repeated="1022" table:default-cell-style-name="ce156"/>
        <table:table-row table:style-name="ro1">
          <table:table-cell table:style-name="ce142" office:value-type="string" calcext:value-type="string">
            <text:p>Стэк</text:p>
          </table:table-cell>
          <table:table-cell table:style-name="ce142"/>
          <table:table-cell table:number-columns-repeated="1022"/>
        </table:table-row>
        <table:table-row table:style-name="ro25">
          <table:table-cell table:style-name="ce143" office:value-type="string" calcext:value-type="string">
            <text:p>LIFO (“Last in – first out”)</text:p>
          </table:table-cell>
          <table:table-cell table:style-name="ce143" office:value-type="string" calcext:value-type="string">
            <text:p>Принцип стопки тарелок.</text:p>
            <text:p>Последний сверху - первый на выход.</text:p>
          </table:table-cell>
          <table:table-cell table:number-columns-repeated="1022"/>
        </table:table-row>
        <table:table-row table:style-name="ro26">
          <table:table-cell table:style-name="ce143" office:value-type="string" calcext:value-type="string">
            <text:p>PUSH</text:p>
            <text:p/>
            <text:p/>
          </table:table-cell>
          <table:table-cell table:style-name="ce143" office:value-type="string" calcext:value-type="string">
            <text:p>кладёт элемент на вершину стека</text:p>
          </table:table-cell>
          <table:table-cell table:number-columns-repeated="1022"/>
        </table:table-row>
        <table:table-row table:style-name="ro25">
          <table:table-cell table:style-name="ce143" office:value-type="string" calcext:value-type="string">
            <text:p>POP</text:p>
          </table:table-cell>
          <table:table-cell table:style-name="ce143" office:value-type="string" calcext:value-type="string">
            <text:p>снимает элемент с вершины стека, перемещая вершину к следующему элементу</text:p>
          </table:table-cell>
          <table:table-cell table:number-columns-repeated="1022"/>
        </table:table-row>
        <table:table-row table:style-name="ro1" table:number-rows-repeated="3">
          <table:table-cell table:style-name="ce143" table:number-columns-repeated="2"/>
          <table:table-cell table:number-columns-repeated="1022"/>
        </table:table-row>
        <table:table-row table:style-name="ro27">
          <table:table-cell table:style-name="ce142" office:value-type="string" calcext:value-type="string">
            <text:p>Связный список</text:p>
            <text:p><text:a xlink:href="https://intuit.ru/studies/curriculums/19752/courses/539/lecture/12151?page=2" xlink:type="simple">https://intuit.ru/studies/curriculums/19752/courses/539/lecture/12151?page=2</text:a></text:p>
          </table:table-cell>
          <table:table-cell table:style-name="ce142" office:value-type="string" calcext:value-type="string">
            <text:p>Обычно подразумевает <text:span text:style-name="T1">как класс ноды с 2-3</text:span> атрибутами - значнеие, ссылка на следующий, ссылка на предыдущий.</text:p>
            <text:p><text:span text:style-name="T1">Так и класс с общей инофй</text:span>: ссылка на первый элемент, последний, текущий, число элементов.</text:p>
            <text:p/>
          </table:table-cell>
          <table:table-cell table:number-columns-repeated="1022"/>
        </table:table-row>
        <table:table-row table:style-name="ro28">
          <table:table-cell table:style-name="ce143" office:value-type="string" calcext:value-type="string">
            <text:p>Вставка в позицию курсора <text:s/>put_right, put_left <text:s/></text:p>
          </table:table-cell>
          <table:table-cell table:style-name="ce143" office:value-type="string" calcext:value-type="string">
            <text:p>O(1)  </text:p>
            <text:p><text:span text:style-name="T2">Для операции слева от курсора сложность О(1) требует атрибута previous</text:span></text:p>
          </table:table-cell>
          <table:table-cell table:number-columns-repeated="1022"/>
        </table:table-row>
        <table:table-row table:style-name="ro25">
          <table:table-cell table:style-name="ce143" office:value-type="string" calcext:value-type="string">
            <text:p>Удаление в позиции курсора <text:s/>remove_right, remove <text:s/></text:p>
          </table:table-cell>
          <table:table-cell table:style-name="ce143" office:value-type="string" calcext:value-type="string">
            <text:p>O(1)  </text:p>
            <text:p>remove_left имеет сложность O(n)</text:p>
          </table:table-cell>
          <table:table-cell table:number-columns-repeated="1022"/>
        </table:table-row>
        <table:table-row table:style-name="ro1">
          <table:table-cell table:style-name="ce143" office:value-type="string" calcext:value-type="string">
            <text:p>Передвинуть курсор к первому элементу <text:s/>start <text:s/></text:p>
          </table:table-cell>
          <table:table-cell table:style-name="ce143" office:value-type="string" calcext:value-type="string">
            <text:p>O(1)</text:p>
          </table:table-cell>
          <table:table-cell table:number-columns-repeated="1022"/>
        </table:table-row>
        <table:table-row table:style-name="ro1">
          <table:table-cell table:style-name="ce144" office:value-type="string" calcext:value-type="string">
            <text:p>Передвинуть курсор к последнему элементу <text:s/>finish <text:s/></text:p>
          </table:table-cell>
          <table:table-cell table:style-name="ce144" office:value-type="string" calcext:value-type="string">
            <text:p>O(n) <text:s/></text:p>
          </table:table-cell>
          <table:table-cell table:number-columns-repeated="1022"/>
        </table:table-row>
        <table:table-row table:style-name="ro1">
          <table:table-cell table:style-name="ce143" office:value-type="string" calcext:value-type="string">
            <text:p>Передвинуть курсор на шаг вправо <text:s/>forth</text:p>
          </table:table-cell>
          <table:table-cell table:style-name="ce143" office:value-type="string" calcext:value-type="string">
            <text:p>O(1)</text:p>
          </table:table-cell>
          <table:table-cell table:number-columns-repeated="1022"/>
        </table:table-row>
        <table:table-row table:style-name="ro1">
          <table:table-cell table:style-name="ce144" office:value-type="string" calcext:value-type="string">
            <text:p>Передвинуть курсор на шаг влево <text:s/>back <text:s/></text:p>
          </table:table-cell>
          <table:table-cell table:style-name="ce144" office:value-type="string" calcext:value-type="string">
            <text:p>O(n) <text:s/></text:p>
          </table:table-cell>
          <table:table-cell table:number-columns-repeated="1022"/>
        </table:table-row>
        <table:table-row table:style-name="ro1">
          <table:table-cell table:style-name="ce143" table:number-columns-repeated="2"/>
          <table:table-cell table:number-columns-repeated="1022"/>
        </table:table-row>
        <table:table-row table:style-name="ro1">
          <table:table-cell table:style-name="ce144" office:value-type="string" calcext:value-type="string">
            <text:p>Вставка в конец, если курсора там нет <text:s/>extend </text:p>
          </table:table-cell>
          <table:table-cell table:style-name="ce144" office:value-type="string" calcext:value-type="string">
            <text:p>O(n) <text:s/></text:p>
          </table:table-cell>
          <table:table-cell table:number-columns-repeated="1022"/>
        </table:table-row>
        <table:table-row table:style-name="ro1">
          <table:table-cell table:style-name="ce144" office:value-type="string" calcext:value-type="string">
            <text:p>Поиск <text:s/>search, has</text:p>
          </table:table-cell>
          <table:table-cell table:style-name="ce144" office:value-type="string" calcext:value-type="string">
            <text:p>O(n) <text:s/></text:p>
          </table:table-cell>
          <table:table-cell table:number-columns-repeated="1022"/>
        </table:table-row>
        <table:table-row table:style-name="ro1">
          <table:table-cell table:style-name="ce144" office:value-type="string" calcext:value-type="string">
            <text:p>Обращение <text:s/>reverse</text:p>
          </table:table-cell>
          <table:table-cell table:style-name="ce144" office:value-type="string" calcext:value-type="string">
            <text:p>O(n) <text:s/></text:p>
          </table:table-cell>
          <table:table-cell table:number-columns-repeated="1022"/>
        </table:table-row>
        <table:table-row table:style-name="ro1" table:number-rows-repeated="2">
          <table:table-cell table:style-name="ce143" table:number-columns-repeated="2"/>
          <table:table-cell table:number-columns-repeated="1022"/>
        </table:table-row>
        <table:table-row table:style-name="ro1">
          <table:table-cell table:style-name="ce145" office:value-type="string" calcext:value-type="string">
            <text:p>Линейная скорость вычислений</text:p>
          </table:table-cell>
          <table:table-cell table:style-name="ce147"/>
          <table:table-cell table:number-columns-repeated="1022"/>
        </table:table-row>
        <table:table-row table:style-name="ro1">
          <table:table-cell table:style-name="ce146" office:value-type="string" calcext:value-type="string">
            <text:p>О(n)</text:p>
          </table:table-cell>
          <table:table-cell table:style-name="ce146"/>
          <table:table-cell table:number-columns-repeated="1022"/>
        </table:table-row>
        <table:table-row table:style-name="ro1">
          <table:table-cell table:style-name="ce146" table:number-columns-repeated="2"/>
          <table:table-cell table:number-columns-repeated="1022"/>
        </table:table-row>
        <table:table-row table:style-name="ro29">
          <table:table-cell table:style-name="ce147" office:value-type="string" calcext:value-type="string">
            <text:p><text:span text:style-name="T74">Бинарный поиск</text:span></text:p>
            <text:p><text:span text:style-name="T75">O(log </text:span><text:span text:style-name="T76">2</text:span><text:span text:style-name="T77"> n)</text:span></text:p>
          </table:table-cell>
          <table:table-cell table:style-name="ce147" office:value-type="string" calcext:value-type="string">
            <text:p>РЕШАЕТСЯ РЕКУРСИЕЙ или замыканием!</text:p>
            <text:p>Делим массив пополам</text:p>
            <text:p>сравниваем искомое число с серединой </text:p>
            <text:p>- понимаем, в какой половине искомое число.</text:p>
            <text:p>Берём эту половину, делим её пополам и т. д.</text:p>
          </table:table-cell>
          <table:table-cell table:number-columns-repeated="1022"/>
        </table:table-row>
        <table:table-row table:style-name="ro30">
          <table:table-cell table:style-name="ce148" office:value-type="string" calcext:value-type="string">
            <text:p><text:span text:style-name="T78">def</text:span><text:span text:style-name="T79"> </text:span><text:span text:style-name="T80">binary_search</text:span><text:span text:style-name="T79">(list1, low, high, n):  </text:span></text:p>
            <text:p><text:span text:style-name="T81">  </text:span><text:span text:style-name="T82"> if</text:span><text:span text:style-name="T83"> low  n:  </text:span></text:p>
            <text:p><text:span text:style-name="T81">         </text:span><text:span text:style-name="T82">return</text:span><text:span text:style-name="T83"> binary_search(list1, low, mid - 1, n)  </text:span></text:p>
            <text:p><text:span text:style-name="T84"> </text:span></text:p>
            <text:p><text:span text:style-name="T84">      </text:span><text:span text:style-name="T85"># Else the search moves to the right sublist1 </text:span></text:p>
            <text:p><text:span text:style-name="T81">      </text:span><text:span text:style-name="T82">else</text:span><text:span text:style-name="T83">:  </text:span></text:p>
            <text:p><text:span text:style-name="T81">         </text:span><text:span text:style-name="T82">return</text:span><text:span text:style-name="T83"> binary_search(list1, mid + 1, high, n)  </text:span></text:p>
            <text:p><text:span text:style-name="T84"> </text:span></text:p>
            <text:p><text:span text:style-name="T81">   </text:span><text:span text:style-name="T82">else</text:span><text:span text:style-name="T83">:  </text:span></text:p>
            <text:p><text:span text:style-name="T84">      # Element is not available in the list1 </text:span></text:p>
            <text:p><text:span text:style-name="T81">      </text:span><text:span text:style-name="T82">return</text:span><text:span text:style-name="T83"> -1 </text:span></text:p>
            <text:p><text:span text:style-name="T84"> </text:span></text:p>
            <text:p><text:span text:style-name="T86"># Test list1ay  </text:span></text:p>
            <text:p><text:span text:style-name="T84">list1 = [12, 24, 32, 39, 45, 50, 54] </text:span></text:p>
            <text:p><text:span text:style-name="T84">n = 32 </text:span></text:p>
            <text:p/>
          </table:table-cell>
          <table:table-cell table:style-name="ce149" office:value-type="string" calcext:value-type="string">
            <text:p># Python program for recursive binary search. </text:p>
            <text:p># Returns index position of n in list1 if present, otherwise -1 </text:p>
          </table:table-cell>
          <table:table-cell table:number-columns-repeated="1022"/>
        </table:table-row>
        <table:table-row table:style-name="ro31">
          <table:table-cell table:style-name="ce149" office:value-type="string" calcext:value-type="string">
            <text:p><text:span text:style-name="T87"> # Function call </text:span><text:span text:style-name="T88"> </text:span></text:p>
            <text:p><text:span text:style-name="T74">res = binary_search(list1, 0, len(list1)-1, n)  </text:span></text:p>
            <text:p><text:span text:style-name="T74"> </text:span></text:p>
            <text:p><text:span text:style-name="T89">if</text:span><text:span text:style-name="T88"> res != -1:  </text:span></text:p>
            <text:p><text:span text:style-name="T90">   </text:span><text:span text:style-name="T91">print</text:span><text:span text:style-name="T92">("Element is present at index", str(res)) </text:span></text:p>
            <text:p><text:span text:style-name="T89">else</text:span><text:span text:style-name="T88">:  </text:span></text:p>
            <text:p><text:span text:style-name="T90">   </text:span><text:span text:style-name="T91">print</text:span><text:span text:style-name="T92">("Element is not present in list1") </text:span></text:p>
          </table:table-cell>
          <table:table-cell table:style-name="ce153"/>
          <table:table-cell table:number-columns-repeated="1022"/>
        </table:table-row>
        <table:table-row table:style-name="ro32">
          <table:table-cell table:style-name="ce150" office:value-type="string" calcext:value-type="string">
            <text:p>def search(nums, target):    </text:p>
            <text:p>    first = 0    </text:p>
            <text:p>    length = len(nums)    </text:p>
            <text:p>    last = length    </text:p>
            <text:p>    while length &gt; 0:</text:p>
            <text:p>        center = (first + last) // 2</text:p>
            <text:p>        if target == nums[center]:</text:p>
            <text:p>            return center</text:p>
            <text:p>        if target &gt; nums[center]:</text:p>
            <text:p>            first = center + 1</text:p>
            <text:p>        else:</text:p>
            <text:p>            last = center</text:p>
            <text:p>        length = last - first</text:p>
            <text:p>    return -1</text:p>
          </table:table-cell>
          <table:table-cell table:style-name="ce146" office:value-type="string" calcext:value-type="string">
            <text:p>обычный бинарный поиск. O(log <text:span text:style-name="T144">2</text:span> n)</text:p>
            <text:p/>
            <text:p>НЕ ДЕЛАЕМ НОВЫХ ЛИСТОВ,</text:p>
            <text:p>работаем только с индексами</text:p>
            <text:p/>
            <text:p/>
            <text:p/>
            <text:p/>
            <text:p/>
            <text:p>получение элкмента по индексу из листа имеет сложность O(1)</text:p>
          </table:table-cell>
          <table:table-cell table:number-columns-repeated="1022"/>
        </table:table-row>
        <table:table-row table:style-name="ro32">
          <table:table-cell table:style-name="ce150" office:value-type="string" calcext:value-type="string">
            <text:p><text:span text:style-name="T6">def</text:span> <text:span text:style-name="T93">guessNumber</text:span>(finish, start=1):</text:p>
            <text:p>        center = (finish + start) // 2</text:p>
            <text:p>        result = <text:span text:style-name="T3">guess</text:span>(center)</text:p>
            <text:p/>
            <text:p>        <text:span text:style-name="T6">if</text:span> result == -1:</text:p>
            <text:p><text:span text:style-name="T94">            </text:span><text:span text:style-name="T95">return</text:span> guessNumber(center - 1)</text:p>
            <text:p>        <text:span text:style-name="T6">elif</text:span> result == 1:</text:p>
            <text:p><text:span text:style-name="T94">            </text:span><text:span text:style-name="T95">return</text:span> guessNumber(finish, center + 1)</text:p>
            <text:p><text:span text:style-name="T94">        </text:span><text:span text:style-name="T95">elif</text:span> result == 0:</text:p>
            <text:p><text:span text:style-name="T94">            </text:span><text:span text:style-name="T95">return</text:span> center</text:p>
            <text:p/>
            <text:p><text:span text:style-name="T94">        </text:span><text:span text:style-name="T95">if</text:span> finish == start:</text:p>
            <text:p>            <text:span text:style-name="T6">return</text:span> finish</text:p>
          </table:table-cell>
          <table:table-cell table:style-name="ce146" office:value-type="string" calcext:value-type="string">
            <text:p>"Угадай число".</text:p>
            <text:p>метод guess - это API, выдающее -1, 1 или 0  на аш вариант при угадывании. -1, если загаданное число меньше, 1, если больше, 0 - если угадали.</text:p>
          </table:table-cell>
          <table:table-cell table:number-columns-repeated="1022"/>
        </table:table-row>
        <table:table-row table:style-name="ro33">
          <table:table-cell table:style-name="ce150" office:value-type="string" calcext:value-type="string">
            <text:p><text:span text:style-name="T6">class</text:span> Solution(object):</text:p>
            <text:p>    <text:span text:style-name="T6">def</text:span> searchValue(<text:span text:style-name="T3">self</text:span>, row, target):</text:p>
            <text:p><text:span text:style-name="T94">        </text:span><text:span text:style-name="T95">if</text:span> not row:</text:p>
            <text:p><text:span text:style-name="T94">            </text:span><text:span text:style-name="T95">return</text:span> False</text:p>
            <text:p>        center_index = len(row) // 2</text:p>
            <text:p>        center = row[center_index]</text:p>
            <text:p><text:span text:style-name="T94">        </text:span><text:span text:style-name="T95">if</text:span> target &gt; center:</text:p>
            <text:p><text:span text:style-name="T94">            </text:span><text:span text:style-name="T95">return</text:span> <text:span text:style-name="T3">self</text:span>.searchValue(row[center_index + 1:], target)</text:p>
            <text:p><text:span text:style-name="T94">        </text:span><text:span text:style-name="T95">elif</text:span> target &lt; center:</text:p>
            <text:p><text:span text:style-name="T94">            </text:span><text:span text:style-name="T95">return</text:span> <text:span text:style-name="T3">self</text:span>.searchValue(row[:center_index], target)</text:p>
            <text:p>        <text:span text:style-name="T6">elif</text:span> target == center:</text:p>
            <text:p>            <text:span text:style-name="T6">return</text:span> True</text:p>
            <text:p/>
            <text:p>    </text:p>
          </table:table-cell>
          <table:table-cell table:style-name="ce146" office:value-type="string" calcext:value-type="string">
            <text:p>Поиск по сортированной матрице:</text:p>
            <text:p/>
            <text:p>2) А потом ТОЛЬКО ПО ЭТОМУ РЯДУ проводим бинарный поиск</text:p>
          </table:table-cell>
          <table:table-cell table:number-columns-repeated="1022"/>
        </table:table-row>
        <table:table-row table:style-name="ro34">
          <table:table-cell table:style-name="ce150" office:value-type="string" calcext:value-type="string">
            <text:p><text:span text:style-name="T96">    </text:span><text:span text:style-name="T97">def</text:span><text:span text:style-name="T96"> searchMatrix(</text:span><text:span text:style-name="T98">self</text:span><text:span text:style-name="T96">, matrix, target):</text:span></text:p>
            <text:p><text:span text:style-name="T99">        enders = (row[-1] for row </text:span><text:span text:style-name="T100">in</text:span><text:span text:style-name="T99"> matrix)</text:span></text:p>
            <text:p><text:span text:style-name="T101">        </text:span><text:span text:style-name="T102">for</text:span><text:span text:style-name="T101"> matrix_index, row_end </text:span><text:span text:style-name="T102">in</text:span><text:span text:style-name="T101"> </text:span><text:span text:style-name="T103">enumerate</text:span><text:span text:style-name="T101">(enders):</text:span></text:p>
            <text:p><text:span text:style-name="T99">            </text:span><text:span text:style-name="T100">if</text:span><text:span text:style-name="T99"> target &gt; row_end:</text:span></text:p>
            <text:p><text:span text:style-name="T94">                </text:span><text:span text:style-name="T95">continue</text:span></text:p>
            <text:p><text:span text:style-name="T99">            </text:span><text:span text:style-name="T100">return</text:span><text:span text:style-name="T99"> self.searchValue(matrix[matrix_index], target)</text:span></text:p>
          </table:table-cell>
          <table:table-cell table:style-name="ce146" office:value-type="string" calcext:value-type="string">
            <text:p>1) Сначала находим ряд, в котором может быть наш элемент</text:p>
            <text:p/>
            <text:p>Runtime: 24 ms, <text:span text:style-name="T56">faster than 95.82%</text:span> of Python online submissions for Search a 2D Matrix.</text:p>
            <text:p>Memory Usage: 13.9 MB, <text:span text:style-name="T1">less than 21.76%</text:span> of Python online submissions for Search a 2D Matrix.</text:p>
          </table:table-cell>
          <table:table-cell table:number-columns-repeated="1022"/>
        </table:table-row>
        <table:table-row table:style-name="ro32">
          <table:table-cell table:style-name="ce150"/>
          <table:table-cell table:style-name="ce146"/>
          <table:table-cell table:number-columns-repeated="1022"/>
        </table:table-row>
        <table:table-row table:style-name="ro35">
          <table:table-cell table:style-name="ce151" office:value-type="string" calcext:value-type="string">
            <text:p>Массивы против списков</text:p>
          </table:table-cell>
          <table:table-cell table:style-name="ce157"/>
          <table:table-cell table:number-columns-repeated="1022"/>
        </table:table-row>
        <table:table-row table:style-name="ro1">
          <table:table-cell table:style-name="ce146" office:value-type="string" calcext:value-type="string">
            <text:p>ЧТЕНИЕ</text:p>
          </table:table-cell>
          <table:table-cell table:style-name="ce146" office:value-type="string" calcext:value-type="string">
            <text:p><text:span text:style-name="T145">Массивы O(1) </text:span><text:span text:style-name="T146"> - </text:span><text:span text:style-name="T147">Списки O</text:span><text:span text:style-name="T57">(n)</text:span></text:p>
          </table:table-cell>
          <table:table-cell table:number-columns-repeated="1022"/>
        </table:table-row>
        <table:table-row table:style-name="ro1">
          <table:table-cell table:style-name="ce146" office:value-type="string" calcext:value-type="string">
            <text:p>ВСТАВКА в середину</text:p>
          </table:table-cell>
          <table:table-cell table:style-name="ce158" office:value-type="string" calcext:value-type="string">
            <text:p><text:span text:style-name="T148">Массивы O(n)  - Списки O</text:span>(n)</text:p>
          </table:table-cell>
          <table:table-cell table:number-columns-repeated="1022"/>
        </table:table-row>
        <table:table-row table:style-name="ro25">
          <table:table-cell table:style-name="ce146" office:value-type="string" calcext:value-type="string">
            <text:p>ВСТАВКА в начало/конец</text:p>
          </table:table-cell>
          <table:table-cell table:style-name="ce158" office:value-type="string" calcext:value-type="string">
            <text:p><text:span text:style-name="T149">Массивы O</text:span><text:span text:style-name="T146">(n)  - </text:span><text:span text:style-name="T150">Списки O</text:span><text:span text:style-name="T151">(1), если сохранены ссылки на первый и последний элементы… И для последнего есть атрибут prev</text:span></text:p>
          </table:table-cell>
          <table:table-cell table:number-columns-repeated="1022"/>
        </table:table-row>
        <table:table-row table:style-name="ro25">
          <table:table-cell table:style-name="ce146" office:value-type="string" calcext:value-type="string">
            <text:p>УДАЛЕНИЕ</text:p>
          </table:table-cell>
          <table:table-cell table:style-name="ce146" office:value-type="string" calcext:value-type="string">
            <text:p><text:span text:style-name="T152">Массивы O(n)  - </text:span><text:span text:style-name="T153">Списки O(1), если сохранены ссылки на первый и последний элементы…</text:span></text:p>
          </table:table-cell>
          <table:table-cell table:number-columns-repeated="1022"/>
        </table:table-row>
        <table:table-row table:style-name="ro25">
          <table:table-cell table:style-name="ce146" office:value-type="string" calcext:value-type="string">
            <text:p>ДОСТУП К ЦЕНТРАЛЬНЫМ ЭЛЕМЕНТАМ</text:p>
          </table:table-cell>
          <table:table-cell table:style-name="ce146" office:value-type="string" calcext:value-type="string">
            <text:p><text:span text:style-name="T154">Массивы: Произвольный</text:span></text:p>
            <text:p><text:span text:style-name="T148"> - Списки: Последовательный</text:span></text:p>
          </table:table-cell>
          <table:table-cell table:number-columns-repeated="1022"/>
        </table:table-row>
        <table:table-row table:style-name="ro1">
          <table:table-cell table:style-name="ce146" table:number-columns-repeated="2"/>
          <table:table-cell table:number-columns-repeated="1022"/>
        </table:table-row>
        <table:table-row table:style-name="ro36">
          <table:table-cell table:style-name="ce146" office:value-type="string" calcext:value-type="string">
            <text:p>В facebook для хранения имён пользователей используется МАССИВ СВЯЗНЫХ СПИСКОВ.</text:p>
          </table:table-cell>
          <table:table-cell table:style-name="ce146" office:value-type="string" calcext:value-type="string">
            <text:p>Массив из 26 элементов - На каждую букву алфавита, имеет ссылку на связный список.</text:p>
            <text:p/>
            <text:p>Добавление элемента происходит по O(1), так как мы тут же находим нужную букву и просто создаём новый элемент списка.</text:p>
            <text:p/>
            <text:p>Но и поиск быстрее чем в простом связном списке. Так как пробегать надо лишь по 1 букве, а не по всей базе имён.</text:p>
          </table:table-cell>
          <table:table-cell table:number-columns-repeated="1022"/>
        </table:table-row>
        <table:table-row table:style-name="ro1" table:number-rows-repeated="2">
          <table:table-cell table:style-name="ce146" table:number-columns-repeated="2"/>
          <table:table-cell table:number-columns-repeated="1022"/>
        </table:table-row>
        <table:table-row table:style-name="ro26">
          <table:table-cell table:style-name="ce147" office:value-type="string" calcext:value-type="string">
            <text:p>LinkedLists</text:p>
          </table:table-cell>
          <table:table-cell table:style-name="ce147" office:value-type="string" calcext:value-type="string">
            <text:p>Разбросанные по памяти отдельные объекты, </text:p>
            <text:p>имеющие 2 атрибута: значение - val</text:p>
            <text:p>и next - ссылка на следующий такой же объект.</text:p>
          </table:table-cell>
          <table:table-cell table:number-columns-repeated="1022"/>
        </table:table-row>
        <table:table-row table:style-name="ro37">
          <table:table-cell table:style-name="ce152" office:value-type="string" calcext:value-type="string">
            <text:p><text:span text:style-name="T104"># Definition for singly-linked list.</text:span></text:p>
            <text:p><text:span text:style-name="T105">class</text:span><text:span text:style-name="T106"> </text:span><text:span text:style-name="T107">ListNode</text:span><text:span text:style-name="T106">(</text:span><text:span text:style-name="T108">object</text:span><text:span text:style-name="T106">):</text:span></text:p>
            <text:p><text:span text:style-name="T109">    </text:span><text:span text:style-name="T110">def</text:span><text:span text:style-name="T111"> </text:span><text:span text:style-name="T112">__init__</text:span><text:span text:style-name="T111">(</text:span><text:span text:style-name="T112">self</text:span><text:span text:style-name="T111">, </text:span><text:span text:style-name="T113">val</text:span><text:span text:style-name="T111">=0, </text:span><text:span text:style-name="T113">next</text:span><text:span text:style-name="T111">=None):</text:span></text:p>
            <text:p><text:span text:style-name="T114">        </text:span><text:span text:style-name="T115">self</text:span><text:span text:style-name="T116">.val = val</text:span></text:p>
            <text:p><text:span text:style-name="T114">        </text:span><text:span text:style-name="T115">self</text:span><text:span text:style-name="T116">.next = next</text:span></text:p>
          </table:table-cell>
          <table:table-cell table:style-name="ce159" office:value-type="string" calcext:value-type="string">
            <text:p><text:span text:style-name="T74">LinkedList не существует в памяти как единый объект,</text:span></text:p>
            <text:p><text:span text:style-name="T90">каждый раз мы имеем дело только с 1 звеном в цепи - с </text:span><text:span text:style-name="T118">ListNode</text:span><text:span text:style-name="T92">.  </text:span></text:p>
            <text:p/>
            <text:p><text:span text:style-name="T74">И можем переключаться от 1 к другому.</text:span></text:p>
            <text:p><text:span text:style-name="T74">Если он двунаправленный, </text:span></text:p>
            <text:p><text:span text:style-name="T90">то у него ещё есть атрибут </text:span><text:span text:style-name="T155">prev</text:span><text:span text:style-name="T92"> - ссылка на предыдущий элемент.</text:span></text:p>
          </table:table-cell>
          <table:table-cell table:number-columns-repeated="1022"/>
        </table:table-row>
        <table:table-row table:style-name="ro38">
          <table:table-cell table:style-name="ce153" office:value-type="string" calcext:value-type="string">
            <text:p><text:span text:style-name="T105">class</text:span><text:span text:style-name="T106"> </text:span><text:span text:style-name="T107">Solution</text:span><text:span text:style-name="T106">(</text:span><text:span text:style-name="T108">object</text:span><text:span text:style-name="T106">):</text:span></text:p>
            <text:p><text:span text:style-name="T117">    def </text:span><text:span text:style-name="T118">reverseList</text:span><text:span text:style-name="T116">(self, head):</text:span></text:p>
            <text:p><text:span text:style-name="T119">        """</text:span></text:p>
            <text:p><text:span text:style-name="T119">        :type head: ListNode</text:span></text:p>
            <text:p><text:span text:style-name="T119">        :rtype: ListNode</text:span></text:p>
            <text:p><text:span text:style-name="T119">        """</text:span></text:p>
            <text:p><text:span text:style-name="T114">        </text:span><text:span text:style-name="T120">if</text:span><text:span text:style-name="T116"> not head:</text:span></text:p>
            <text:p><text:span text:style-name="T114">            </text:span><text:span text:style-name="T120">return</text:span><text:span text:style-name="T116"> None</text:span></text:p>
            <text:p><text:span text:style-name="T121">        </text:span></text:p>
            <text:p><text:span text:style-name="T104">        # Создаём последний элемент рев-листа из нашего 1-го</text:span></text:p>
            <text:p><text:span text:style-name="T122">        result = ListNode(</text:span><text:span text:style-name="T123">val</text:span><text:span text:style-name="T124">=head.val, </text:span><text:span text:style-name="T123">next</text:span><text:span text:style-name="T124">=None)</text:span></text:p>
            <text:p/>
            <text:p><text:span text:style-name="T125">        </text:span><text:span text:style-name="T126"># Цикл по элементам LinkedList</text:span></text:p>
            <text:p><text:span text:style-name="T114">        </text:span><text:span text:style-name="T120">while</text:span><text:span text:style-name="T116"> head.next:</text:span></text:p>
            <text:p><text:span text:style-name="T121">            head = head.next</text:span></text:p>
            <text:p><text:span text:style-name="T104">            # Создаём элементы рев-листа</text:span></text:p>
            <text:p><text:span text:style-name="T122">            result = ListNode(</text:span><text:span text:style-name="T123">val</text:span><text:span text:style-name="T124">=head.val, </text:span><text:span text:style-name="T123">next</text:span><text:span text:style-name="T124">=result)</text:span></text:p>
            <text:p><text:span text:style-name="T121">            </text:span></text:p>
            <text:p><text:span text:style-name="T114">        </text:span><text:span text:style-name="T120">return</text:span><text:span text:style-name="T116"> result</text:span></text:p>
          </table:table-cell>
          <table:table-cell table:style-name="ce146" office:value-type="string" calcext:value-type="string">
            <text:p>Создание реверсивного (обратного) LinkedList</text:p>
          </table:table-cell>
          <table:table-cell table:number-columns-repeated="1022"/>
        </table:table-row>
        <table:table-row table:style-name="ro39">
          <table:table-cell table:style-name="ce154" office:value-type="string" calcext:value-type="string">
            <text:p><text:span text:style-name="T127">class</text:span><text:span text:style-name="T128"> </text:span><text:span text:style-name="T129">Solution</text:span><text:span text:style-name="T128">:</text:span></text:p>
            <text:p><text:span text:style-name="T130">    </text:span><text:span text:style-name="T131">def</text:span><text:span text:style-name="T132"> </text:span><text:span text:style-name="T133">hasCycle</text:span><text:span text:style-name="T132">(</text:span><text:span text:style-name="T134">self</text:span><text:span text:style-name="T132">, head: Optional[ListNode]) -&gt; bool:</text:span></text:p>
            <text:p><text:span text:style-name="T135">        </text:span><text:span text:style-name="T136">if not </text:span><text:span text:style-name="T128">head: </text:span><text:span text:style-name="T136">return False</text:span></text:p>
            <text:p><text:span text:style-name="T121">        slow, fast = head, head</text:span></text:p>
            <text:p><text:span text:style-name="T122">        </text:span><text:span text:style-name="T137">while</text:span><text:span text:style-name="T124"> fast.next </text:span><text:span text:style-name="T137">and</text:span><text:span text:style-name="T124"> fast.next.next:</text:span></text:p>
            <text:p><text:span text:style-name="T121">            slow = slow.next</text:span></text:p>
            <text:p><text:span text:style-name="T121">            fast = fast.next.next</text:span></text:p>
            <text:p><text:span text:style-name="T125">            if slow == fast: </text:span><text:span text:style-name="T138">return True</text:span></text:p>
            <text:p><text:span text:style-name="T139">        return False</text:span></text:p>
          </table:table-cell>
          <table:table-cell table:style-name="ce146" office:value-type="string" calcext:value-type="string">
            <text:p>Проверка, не зациклен ли LinkedList,</text:p>
            <text:p>т. е. не ссылается ли последний элемент на какой-нибудь другой.</text:p>
            <text:p/>
            <text:p>Фактически мы запускаем 2 итерацию по LinkedList.</text:p>
            <text:p>Медленную и быструю.</text:p>
            <text:p>Если цикла нет, то в конце fast.next или fast.next.next будет None и можно вернуть False.</text:p>
            <text:p/>
            <text:p>Но если он зациклен, конца не будет и понять, что мы носимся по кругу помогут две итерации, в какой-то момент элемнет медленной окажется одним и тем же с элементом быстрой итерации (не по значению, а по id, это будет один объект в памяти)</text:p>
          </table:table-cell>
          <table:table-cell table:number-columns-repeated="1022"/>
        </table:table-row>
        <table:table-row table:style-name="ro40">
          <table:table-cell table:style-name="ce146" office:value-type="string" calcext:value-type="string">
            <text:p>class Solution(object):</text:p>
            <text:p>    def addTwoNumbers(self, l1, l2):</text:p>
            <text:p>        """</text:p>
            <text:p>        :type l1: ListNode</text:p>
            <text:p>        :type l2: ListNode</text:p>
            <text:p>        :rtype: ListNode</text:p>
            <text:p>        """</text:p>
            <text:p>        </text:p>
            <text:p>        def node_sum(first, second, addon=0): </text:p>
            <text:p>            sum = first + second + addon</text:p>
            <text:p/>
            <text:p>            val = sum % 10</text:p>
            <text:p>            new_addon = sum // 10</text:p>
            <text:p>            res = ListNode(val, None)</text:p>
            <text:p>            return res, new_addon</text:p>
            <text:p/>
            <text:p>           </text:p>
            <text:p>        </text:p>
            <text:p/>
          </table:table-cell>
          <table:table-cell table:style-name="ce160" office:value-type="string" calcext:value-type="string">
            <text:p><text:a xlink:href="https://leetcode.com/problems/add-two-numbers/" xlink:type="simple">https://leetcode.com/problems/add-two-numbers/

Слабое решение.  90 ms и 13.7 Мб памяти. 

Но если превращать каждый linkedList в число, суммировать их сумму переводить в linkedList, не сильно лучше:
тратится 95 ms и 13.4 Мб памяти. 

Runtime: 95 ms, faster than 22.27% of Python online submissions for Add Two Numbers.
Memory Usage: 13.4 MB, less than 72.22% of Python online submissions for Add Two Numbers.</text:a></text:p>
          </table:table-cell>
          <table:table-cell table:number-columns-repeated="1022"/>
        </table:table-row>
        <table:table-row table:style-name="ro41">
          <table:table-cell table:style-name="ce146" office:value-type="string" calcext:value-type="string">
            <text:p><text:span text:style-name="T140">        res, addon = node_sum(l1.val, l2.val)</text:span></text:p>
            <text:p><text:span text:style-name="T140">        first_res = res</text:span></text:p>
            <text:p><text:span text:style-name="T140">        </text:span></text:p>
            <text:p><text:span text:style-name="T140">        while (l1 and l1.next) or (l2 and l2.next) or addon != 0:</text:span></text:p>
            <text:p><text:span text:style-name="T140">            l1 = l1.next if l1 else 0</text:span></text:p>
            <text:p><text:span text:style-name="T140">            l2 = l2.next if l2 else 0</text:span></text:p>
            <text:p><text:span text:style-name="T140">            first = l1.val if isinstance(l1, ListNode) else 0</text:span></text:p>
            <text:p><text:span text:style-name="T140">            second = l2.val if isinstance(l2, ListNode) else 0</text:span></text:p>
            <text:p><text:span text:style-name="T140">            </text:span></text:p>
            <text:p><text:span text:style-name="T140">            next_res, addon = node_sum(first, second, addon)</text:span></text:p>
            <text:p><text:span text:style-name="T140">            </text:span></text:p>
            <text:p><text:span text:style-name="T140">            res.next = next_res</text:span></text:p>
            <text:p><text:span text:style-name="T140">            res = next_res</text:span></text:p>
            <text:p/>
            <text:p><text:span text:style-name="T140">        return first_res</text:span></text:p>
          </table:table-cell>
          <table:table-cell table:style-name="ce160"/>
          <table:table-cell table:number-columns-repeated="1022"/>
        </table:table-row>
        <table:table-row table:style-name="ro42">
          <table:table-cell table:style-name="ce154" office:value-type="string" calcext:value-type="string">
            <text:p><text:span text:style-name="T127">class</text:span><text:span text:style-name="T128"> </text:span><text:span text:style-name="T129">Solution</text:span><text:span text:style-name="T128">:</text:span></text:p>
            <text:p><text:span text:style-name="T122">    </text:span><text:span text:style-name="T137">def</text:span><text:span text:style-name="T124"> </text:span><text:span text:style-name="T141">addTwoNumbers</text:span><text:span text:style-name="T124">(self, l1, l2 ,c = 0):</text:span></text:p>
            <text:p><text:span text:style-name="T119">        """</text:span></text:p>
            <text:p><text:span text:style-name="T119">        :type l1: ListNode</text:span></text:p>
            <text:p><text:span text:style-name="T119">        :type l2: ListNode</text:span></text:p>
            <text:p><text:span text:style-name="T119">        :rtype: ListNode</text:span></text:p>
            <text:p><text:span text:style-name="T119">        """</text:span></text:p>
            <text:p><text:span text:style-name="T121">        val = l1.val + l2.val + c</text:span></text:p>
            <text:p><text:span text:style-name="T121">        c = val // 10</text:span></text:p>
            <text:p><text:span text:style-name="T121">        ret = ListNode(val % 10 ) </text:span></text:p>
            <text:p><text:span text:style-name="T121">        </text:span></text:p>
            <text:p><text:span text:style-name="T114">        </text:span><text:span text:style-name="T120">if</text:span><text:span text:style-name="T116"> (l1.next != None or l2.next != None or c != 0):</text:span></text:p>
            <text:p><text:span text:style-name="T114">            </text:span><text:span text:style-name="T120">if</text:span><text:span text:style-name="T116"> l1.next == None:</text:span></text:p>
            <text:p><text:span text:style-name="T121">                l1.next = ListNode(0)</text:span></text:p>
            <text:p><text:span text:style-name="T114">            </text:span><text:span text:style-name="T142">if</text:span><text:span text:style-name="T116"> l2.next == None:</text:span></text:p>
            <text:p><text:span text:style-name="T121">                l2.next = ListNode(0)</text:span></text:p>
            <text:p><text:span text:style-name="T114">            ret.next = </text:span><text:span text:style-name="T115">self</text:span><text:span text:style-name="T116">.addTwoNumbers(l1.next,l2.next,c)</text:span></text:p>
            <text:p><text:span text:style-name="T114">        </text:span><text:span text:style-name="T120">return</text:span><text:span text:style-name="T116"> ret</text:span></text:p>
          </table:table-cell>
          <table:table-cell table:style-name="ce146" office:value-type="string" calcext:value-type="string">
            <text:p>Runtime: 60 ms, faster than 79.75% of Python online submissions for Add Two Numbers.</text:p>
            <text:p>Memory Usage: 13.8 MB, less than 6.23% of Python online submissions for Add Two Numbers.</text:p>
          </table:table-cell>
          <table:table-cell table:number-columns-repeated="1022"/>
        </table:table-row>
        <table:table-row table:style-name="ro1" table:number-rows-repeated="2">
          <table:table-cell table:style-name="ce143" table:number-columns-repeated="2"/>
          <table:table-cell table:number-columns-repeated="1022"/>
        </table:table-row>
        <table:table-row table:style-name="ro1">
          <table:table-cell table:style-name="ce142" office:value-type="string" calcext:value-type="string">
            <text:p>Hash-table</text:p>
          </table:table-cell>
          <table:table-cell table:style-name="ce142"/>
          <table:table-cell table:number-columns-repeated="1022"/>
        </table:table-row>
        <table:table-row table:style-name="ro1">
          <table:table-cell table:style-name="ce143" table:number-columns-repeated="2"/>
          <table:table-cell table:number-columns-repeated="1022"/>
        </table:table-row>
        <table:table-row table:style-name="ro43">
          <table:table-cell table:style-name="ce155" office:value-type="string" calcext:value-type="string">
            <text:p><text:span text:style-name="T10">class</text:span> <text:span text:style-name="T143">Solution</text:span>(object):</text:p>
            <text:p>    <text:span text:style-name="T10">def</text:span> <text:span text:style-name="T143">twoSum</text:span>(self, nums, target):</text:p>
            <text:p>        <text:span text:style-name="T26">"""</text:span></text:p>
            <text:p><text:span text:style-name="T26">        :type nums: List[int]</text:span></text:p>
            <text:p><text:span text:style-name="T26">        :type target: int</text:span></text:p>
            <text:p><text:span text:style-name="T26">        :rtype: List[int]</text:span></text:p>
            <text:p><text:span text:style-name="T26">        """</text:span></text:p>
            <text:p>        set_nums = <text:span text:style-name="T25">set</text:span>(nums)</text:p>
            <text:p>        <text:span text:style-name="T10">for</text:span> index, elem <text:span text:style-name="T10">in</text:span> <text:span text:style-name="T25">enumerate</text:span>(nums):</text:p>
            <text:p>            mini_target = target - elem</text:p>
            <text:p>            <text:span text:style-name="T10">if</text:span> mini_target <text:span text:style-name="T10">in</text:span> set_nums:</text:p>
            <text:p>                second_index = nums.index(mini_target)</text:p>
            <text:p>                <text:span text:style-name="T10">if</text:span> index != second_index:</text:p>
            <text:p>                    <text:span text:style-name="T10">return</text:span> (index, second_index)</text:p>
          </table:table-cell>
          <table:table-cell table:style-name="ce161" office:value-type="string" calcext:value-type="string">
            <text:p>Runtime: 40 ms, <text:span text:style-name="T156">faster than 96.04% </text:span>of Python online submissions for Two Sum.</text:p>
            <text:p>Memory Usage: 14.5 MB, less than 24.53% of Python online submissions for Two Sum.</text:p>
            <text:p/>
            <text:p>Фишка в создании <text:span text:style-name="T25">set</text:span>(nums)</text:p>
            <text:p><text:span text:style-name="T157">Оно тратит O(n) времени, но делается 1 раз, </text:span></text:p>
            <text:p><text:span text:style-name="T157">а потом в цикле каждая проверка вхождения в set = </text:span>O(1) ,</text:p>
            <text:p>и фактически мы дважды тратим O(n),</text:p>
            <text:p>что оставляет общую сложность равной O(n)</text:p>
            <text:p/>
            <text:p><text:span text:style-name="T157">А если бы мы в цикле </text:span>проверяли вхождение в лист, то оно бы было O(n) в цикле для каждого элемента O(n) = O(n2)</text:p>
          </table:table-cell>
          <table:table-cell table:number-columns-repeated="1022"/>
        </table:table-row>
        <table:table-row table:style-name="ro44">
          <table:table-cell table:style-name="ce143" office:value-type="string" calcext:value-type="string">
            <text:p><text:span text:style-name="T10">class</text:span> <text:span text:style-name="T143">Solution</text:span>(object):</text:p>
            <text:p>    <text:span text:style-name="T10">def</text:span> <text:span text:style-name="T143">singleNumber</text:span>(<text:span text:style-name="T3">self</text:span>, nums):</text:p>
            <text:p>        <text:span text:style-name="T26">"""</text:span></text:p>
            <text:p><text:span text:style-name="T26">        :type nums: List[int]</text:span></text:p>
            <text:p><text:span text:style-name="T26">        :rtype: int</text:span></text:p>
            <text:p><text:span text:style-name="T26">        """</text:span></text:p>
            <text:p>        n = nums[0]</text:p>
            <text:p>        <text:span text:style-name="T10">for</text:span> i <text:span text:style-name="T10">in</text:span> <text:span text:style-name="T25">range</text:span>(1, <text:span text:style-name="T25">len</text:span>(nums)):</text:p>
            <text:p>            n = n^nums[i]</text:p>
            <text:p>            </text:p>
            <text:p>        <text:span text:style-name="T10">return</text:span> n</text:p>
          </table:table-cell>
          <table:table-cell table:style-name="ce143" office:value-type="string" calcext:value-type="string">
            <text:p><text:a xlink:href="https://leetcode.com/problems/single-number/submissions/" xlink:type="simple">https://leetcode.com/problems/single-number/submissions/</text:a></text:p>
            <text:p/>
            <text:p>Runtime: 115 ms, faster than 69.74% of Python online submissions for Single Number.</text:p>
            <text:p>Memory Usage: 15.4 MB, less than 92.60% of Python online submissions for Single Number</text:p>
            <text:p/>
            <text:p>Используется побитовое ИСКЛЮЧАЮЩЕЕ ИЛИ.</text:p>
            <text:p><text:span text:style-name="T1">Если число встречается дважды - оба вхождения исключаются.</text:span></text:p>
            <text:p/>
            <text:p><text:span text:style-name="T158">5 ^ 3 даёт 6    (101 | 011 = 110)</text:span></text:p>
            <text:p><text:span text:style-name="T158">число ^ такое же число = даёт 0</text:span></text:p>
            <text:p><text:span text:style-name="T159">2^7^2^3^3^5^1^5^1 даёт 7 - имеет сложность O(n) </text:span></text:p>
          </table:table-cell>
          <table:table-cell table:number-columns-repeated="1022"/>
        </table:table-row>
        <table:table-row table:style-name="ro1" table:number-rows-repeated="26">
          <table:table-cell table:style-name="ce143" table:number-columns-repeated="2"/>
          <table:table-cell table:number-columns-repeated="1022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gresql" table:style-name="ta5">
        <table:table-column table:style-name="co9" table:default-cell-style-name="ce195"/>
        <table:table-column table:style-name="co10" table:default-cell-style-name="ce195"/>
        <table:table-column table:style-name="co2" table:number-columns-repeated="1022" table:default-cell-style-name="ce195"/>
        <table:table-row table:style-name="ro7">
          <table:table-cell table:style-name="ce162" office:value-type="string" calcext:value-type="string">
            <text:p>утилита pgbench - позволяет прогнать тесты на любой запрос</text:p>
            <text:p>в несколько клиентов.</text:p>
            <text:p/>
          </table:table-cell>
          <table:table-cell table:style-name="ce162"/>
          <table:table-cell table:number-columns-repeated="1022"/>
        </table:table-row>
        <table:table-row table:style-name="ro45">
          <table:table-cell table:style-name="ce163" office:value-type="string" calcext:value-type="string">
            <text:p>Набор статей на Хабре о PostgreSQL</text:p>
          </table:table-cell>
          <table:table-cell table:style-name="ce163" office:value-type="string" calcext:value-type="string">
            <text:p><text:a xlink:href="https://habr.com/ru/company/postgrespro/blog/442804/" xlink:type="simple">https://habr.com/ru/company/postgrespro/blog/442804/</text:a></text:p>
          </table:table-cell>
          <table:table-cell table:number-columns-repeated="1022"/>
        </table:table-row>
        <table:table-row table:style-name="ro45">
          <table:table-cell table:style-name="ce164" office:value-type="string" calcext:value-type="string">
            <text:p>Буферный кэш - массив буферов</text:p>
          </table:table-cell>
          <table:table-cell table:style-name="ce179" office:value-type="string" calcext:value-type="string">
            <text:p><text:a xlink:href="https://habr.com/ru/company/postgrespro/blog/458186/" xlink:type="simple">https://habr.com/ru/company/postgrespro/blog/458186/</text:a></text:p>
          </table:table-cell>
          <table:table-cell table:number-columns-repeated="1022"/>
        </table:table-row>
        <table:table-row table:style-name="ro46">
          <table:table-cell table:style-name="ce165" office:value-type="string" calcext:value-type="string">
            <text:p>Данные на диске хранятся Несогласованно,</text:p>
            <text:p>в разных местах, фрагментировано.</text:p>
          </table:table-cell>
          <table:table-cell table:style-name="ce165" office:value-type="string" calcext:value-type="string">
            <text:p>При сбое теряется содержимое оперативной памяти</text:p>
            <text:p>И система будет восстанавливаься из данных на HDD.</text:p>
            <text:p><text:span text:style-name="T173">Чтобы данные согласовать, применяется ЖУРНАЛИРОВАНИЕ.</text:span></text:p>
          </table:table-cell>
          <table:table-cell table:number-columns-repeated="1022"/>
        </table:table-row>
        <table:table-row table:style-name="ro47">
          <table:table-cell table:style-name="ce165" office:value-type="string" calcext:value-type="string">
            <text:p><text:span text:style-name="T1">буфер</text:span> — это место под <text:span text:style-name="T1">одну страницу</text:span> данных (блок), плюс заголовок</text:p>
          </table:table-cell>
          <table:table-cell table:style-name="ce165" office:value-type="string" calcext:value-type="string">
            <text:p><text:span text:style-name="T1">Заголовок содержит</text:span>:</text:p>
            <text:p>* расположение на диске страницы, находящейся в буфере (файл и номер блока в нем);</text:p>
            <text:p>* признак того, что данные на странице изменились и рано или поздно должны быть записаны на диск (такой буфер называют грязным);</text:p>
            <text:p>* число обращений к буферу (usage count);</text:p>
            <text:p>* признак закрепления буфера (pin count).</text:p>
            <text:p/>
          </table:table-cell>
          <table:table-cell table:number-columns-repeated="1022"/>
        </table:table-row>
        <table:table-row table:style-name="ro1">
          <table:table-cell table:style-name="ce165" office:value-type="string" calcext:value-type="string">
            <text:p>wal_buffers = 16 МБ</text:p>
          </table:table-cell>
          <table:table-cell table:style-name="ce165" office:value-type="string" calcext:value-type="string">
            <text:p>Размер буфера по умолчанию, определенный как 16 мб</text:p>
          </table:table-cell>
          <table:table-cell table:number-columns-repeated="1022"/>
        </table:table-row>
        <table:table-row table:style-name="ro48">
          <table:table-cell table:style-name="ce165"/>
          <table:table-cell table:style-name="ce196" office:value-type="string" calcext:value-type="string">
            <text:p>Пока страница находится в кеше (буфере), </text:p>
            <text:p>мы работаем с ней в оперативной памяти </text:p>
            <text:p>и экономим на обращениях к диску.</text:p>
          </table:table-cell>
          <table:table-cell table:number-columns-repeated="1022"/>
        </table:table-row>
        <table:table-row table:style-name="ro49">
          <table:table-cell table:style-name="ce165" office:value-type="string" calcext:value-type="string">
            <text:p>* Хэш-таблица → Буферы (по 1 странице) </text:p>
            <text:p>* Список свободных буферов</text:p>
            <text:p><text:span text:style-name="T160">* </text:span>Следующая жертва</text:p>
          </table:table-cell>
          <table:table-cell table:style-name="ce165" office:value-type="string" calcext:value-type="string">
            <text:p><text:span text:style-name="T163">Процесс ищет данные</text:span><text:span text:style-name="T164"> → </text:span></text:p>
            <text:p><text:span text:style-name="T174">→ </text:span><text:span text:style-name="T175">Хэш-таблица</text:span><text:span text:style-name="T176"> по номеру файла и номеру страницы внутри файла → </text:span></text:p>
            <text:p><text:span text:style-name="T160">→ Находит буфер и проверяет, действительно ли он содержит нужную страницу.  → </text:span></text:p>
            <text:p><text:span text:style-name="T174">→ процесс </text:span><text:span text:style-name="T175">«закрепляет» буфер</text:span><text:span text:style-name="T176">, увеличив счетчик pin count (несколько процессов могут сделать это одновременно). </text:span></text:p>
            <text:p><text:span text:style-name="T197">Пока буфер </text:span><text:span text:style-name="T198">закреплен</text:span><text:span text:style-name="T199"> (значение счетчика больше нуля), считается, что </text:span><text:span text:style-name="T198">буфер используется и его содержимое не должно «радикально» измениться.  </text:span><text:span text:style-name="T199">В странице может появиться новая версия строки — это никому не мешает благодаря многоверсионности и правилам видимости. </text:span></text:p>
            <text:p><text:span text:style-name="T160">Но в закрепленный буфер не может быть прочитана другая страница.</text:span></text:p>
          </table:table-cell>
          <table:table-cell table:number-columns-repeated="1022"/>
        </table:table-row>
        <table:table-row table:style-name="ro50">
          <table:table-cell table:style-name="ce165" office:value-type="string" calcext:value-type="string">
            <text:p><text:span text:style-name="T161">На каждом буфере висят 2 счётчика:</text:span></text:p>
            <text:p/>
            <text:p><text:span text:style-name="T161">usage count - счётчик обращений. максимальное значение ограничено числом 5</text:span></text:p>
            <text:p/>
            <text:p><text:span text:style-name="T161">pin count - счётчик процессов, читающих одновременно</text:span></text:p>
          </table:table-cell>
          <table:table-cell table:style-name="ce165" office:value-type="string" calcext:value-type="string">
            <text:p>-&gt; <text:span text:style-name="T1">Если страница не найдена в буфере</text:span>, она подгружается с HDD в свободные буферы.</text:p>
            <text:p><text:span text:style-name="T200">Если свободных буферов нет, она </text:span><text:span text:style-name="T201">вытесняет</text:span><text:span text:style-name="T164"> страницу с НАИМЕНЬШИМ числом счётчика usage count, используя </text:span><text:span text:style-name="T201">указатель на «следующую жертву».</text:span></text:p>
            <text:p><text:span text:style-name="T160">У всех буферов счётчик сбрасывается по единице из счётчика обращений (usage count) и жертвой замещения становится тот, у кого:</text:span></text:p>
            <text:p><text:span text:style-name="T160">- pin count = 0, то есть он не читается в данный момент</text:span></text:p>
            <text:p><text:span text:style-name="T160">- счётчик обращений usage count дошёл до нуля.</text:span></text:p>
            <text:p/>
            <text:p><text:span text:style-name="T160">Если буфер оказался грязным, то есть содержит измененные данные, страницу нельзя просто выбросить — сначала ее требуется сохранить на диск.</text:span></text:p>
            <text:p><text:span text:style-name="T160">→ Новая страница загружается в буфер. Ссылка на загруженную страницу прописывается в хеш-таблицу</text:span></text:p>
            <text:p/>
            <text:p/>
          </table:table-cell>
          <table:table-cell table:number-columns-repeated="1022"/>
        </table:table-row>
        <table:table-row table:style-name="ro1">
          <table:table-cell table:style-name="ce165" office:value-type="string" calcext:value-type="string">
            <text:p>shared_buffers</text:p>
          </table:table-cell>
          <table:table-cell table:style-name="ce165" office:value-type="string" calcext:value-type="string">
            <text:p>настройка размера кэша, по умолчанию 128 Мб.</text:p>
          </table:table-cell>
          <table:table-cell table:number-columns-repeated="1022"/>
        </table:table-row>
        <table:table-row table:style-name="ro51">
          <table:table-cell table:style-name="ce165" office:value-type="string" calcext:value-type="string">
            <text:p>temp_buffers</text:p>
          </table:table-cell>
          <table:table-cell table:style-name="ce165" office:value-type="string" calcext:value-type="string">
            <text:p>настройка максимального обьёма локального буфера </text:p>
            <text:p>- для временных данных одного процесса. </text:p>
            <text:p>Они хранятся в локальной памяти процесса, используются только им.</text:p>
          </table:table-cell>
          <table:table-cell table:number-columns-repeated="1022"/>
        </table:table-row>
        <table:table-row table:style-name="ro52">
          <table:table-cell table:style-name="ce165" office:value-type="string" calcext:value-type="string">
            <text:p><text:span text:style-name="T25">SELECT</text:span> usagecount, count(*)</text:p>
            <text:p><text:span text:style-name="T25">FROM</text:span> <text:span text:style-name="T162">pg_buffercache</text:span></text:p>
            <text:p><text:span text:style-name="T25">GROUP BY</text:span> usagecount</text:p>
            <text:p><text:span text:style-name="T25">ORDER BY</text:span> usagecount;</text:p>
          </table:table-cell>
          <table:table-cell table:style-name="ce165" office:value-type="string" calcext:value-type="string">
            <text:p>Изучить распределение буферов по степени их использования</text:p>
            <text:p/>
            <text:p><text:span text:style-name="T160">Где пустое поле usagecount - это неиспользуемые, свободные буферы.</text:span></text:p>
          </table:table-cell>
          <table:table-cell table:number-columns-repeated="1022"/>
        </table:table-row>
        <table:table-row table:style-name="ro1">
          <table:table-cell table:style-name="ce165" table:number-columns-repeated="2"/>
          <table:table-cell table:number-columns-repeated="1022"/>
        </table:table-row>
        <table:table-row table:style-name="ro53">
          <table:table-cell table:style-name="ce155" office:value-type="string" calcext:value-type="string">
            <text:p>Checkpoint</text:p>
          </table:table-cell>
          <table:table-cell table:style-name="ce155" office:value-type="string" calcext:value-type="string">
            <text:p>Точка сохранения  - физическое состояние в БД, </text:p>
            <text:p>закреплённое на жёстком диске</text:p>
          </table:table-cell>
          <table:table-cell table:number-columns-repeated="1022"/>
        </table:table-row>
        <table:table-row table:style-name="ro1">
          <table:table-cell table:style-name="ce155" table:number-columns-repeated="2"/>
          <table:table-cell table:number-columns-repeated="1022"/>
        </table:table-row>
        <table:table-row table:style-name="ro54">
          <table:table-cell table:style-name="ce155" office:value-type="string" calcext:value-type="string">
            <text:p><text:span text:style-name="T163">Sequense Scan</text:span><text:span text:style-name="T164"> - </text:span>массовое чтение,</text:p>
            <text:p>одноразовые данные</text:p>
            <text:p/>
            <text:p><text:span text:style-name="T165">"буферные кольца"</text:span></text:p>
          </table:table-cell>
          <table:table-cell table:style-name="ce155" office:value-type="string" calcext:value-type="string">
            <text:p><text:span text:style-name="T1">При чтении ольших объёмов данных, которые бы вытеснили все страницы</text:span></text:p>
            <text:p><text:span text:style-name="T1">Используются "буферные кольца"</text:span> - ограниченное число буферов, куда последовательно подгружаются страницы.</text:p>
            <text:p>Другие буферы вне кольца, используемые другими процессами, не задействются</text:p>
          </table:table-cell>
          <table:table-cell table:number-columns-repeated="1022"/>
        </table:table-row>
        <table:table-row table:style-name="ro55">
          <table:table-cell table:style-name="ce166" office:value-type="string" calcext:value-type="string">
            <text:p>ДЛЯ ИТЕРАТОРА ПО QuerySet Django</text:p>
            <text:p>ИСПОЛЬЗУЮТСЯ КУРСОРЫ в БД</text:p>
          </table:table-cell>
          <table:table-cell table:style-name="ce166" office:value-type="string" calcext:value-type="string">
            <text:p>Курсор идёт по БД и выгружает данные по одному.</text:p>
          </table:table-cell>
          <table:table-cell table:number-columns-repeated="1022"/>
        </table:table-row>
        <table:table-row table:style-name="ro55" table:number-rows-repeated="2">
          <table:table-cell table:style-name="ce166" table:number-columns-repeated="2"/>
          <table:table-cell table:number-columns-repeated="1022"/>
        </table:table-row>
        <table:table-row table:style-name="ro1">
          <table:table-cell table:style-name="ce167" office:value-type="string" calcext:value-type="string">
            <text:p>Прогрев кэша</text:p>
          </table:table-cell>
          <table:table-cell table:style-name="ce167"/>
          <table:table-cell table:number-columns-repeated="1022"/>
        </table:table-row>
        <table:table-row table:style-name="ro46">
          <table:table-cell table:style-name="ce155" office:value-type="string" calcext:value-type="string">
            <text:p>CREATE EXTENSION pg_prewarm;</text:p>
            <text:p>ALTER SYSTEM SET shared_preload_libraries = 'pg_prewarm';</text:p>
          </table:table-cell>
          <table:table-cell table:style-name="ce155" office:value-type="string" calcext:value-type="string">
            <text:p>Чтобы после перезапуска не ждать "прогрева кэша", а сразу загрузить нужные таблицы</text:p>
          </table:table-cell>
          <table:table-cell table:number-columns-repeated="1022"/>
        </table:table-row>
        <table:table-row table:style-name="ro1">
          <table:table-cell table:style-name="ce155" table:number-columns-repeated="2"/>
          <table:table-cell table:number-columns-repeated="1022"/>
        </table:table-row>
        <table:table-row table:style-name="ro48">
          <table:table-cell table:style-name="ce168" office:value-type="string" calcext:value-type="string">
            <text:p>Vacuum</text:p>
          </table:table-cell>
          <table:table-cell table:style-name="ce197" office:value-type="string" calcext:value-type="string">
            <text:p>Процесс очистки.</text:p>
            <text:p>Она <text:span text:style-name="T156">вычищает ненужные версии строк</text:span><text:span text:style-name="T1"> и ссылки на них из всех индексов</text:span>.</text:p>
          </table:table-cell>
          <table:table-cell table:number-columns-repeated="1022"/>
        </table:table-row>
        <table:table-row table:style-name="ro56">
          <table:table-cell table:style-name="ce173" office:value-type="string" calcext:value-type="string">
            <text:p><text:span text:style-name="T166">* </text:span><text:span text:style-name="T167">с помощью карты видимости</text:span><text:span text:style-name="T168"> в</text:span> таблице просматриваются только <text:span text:style-name="T1">те страницы, в которых происходила какая-то активность </text:span> (в ней отмечены страницы, содержащие только достаточно старые версии строк, которые гарантированно видимы во всех снимках данных). </text:p>
            <text:p/>
            <text:p><text:span text:style-name="T169">* вычищаются ненужные версии строк и ссылки на них из всех индексов</text:span><text:span text:style-name="T170"> только на страницах, не отмеченных в карте видимости</text:span>, а сама карта при этом обновляется.</text:p>
            <text:p/>
            <text:p>* обновляется и <text:span text:style-name="T1">карта свободного пространства</text:span>, чтобы отразить появившееся свободное места в страницах.</text:p>
          </table:table-cell>
          <table:table-cell table:style-name="ce173" office:value-type="string" calcext:value-type="string">
            <text:p>На карте видимости</text:p>
            <text:p>отмечает страницы, в которых данные не менялись достаточно давно для того, чтобы их видели все транзакции, независимо от времени начала и уровня изоляции.</text:p>
            <text:p/>
            <text:p>регулярное выполнение очистки </text:p>
            <text:p><text:span text:style-name="T1">повышает эффективность покрывающих индексов. </text:span></text:p>
          </table:table-cell>
          <table:table-cell table:number-columns-repeated="1022"/>
        </table:table-row>
        <table:table-row table:style-name="ro7">
          <table:table-cell table:style-name="ce173" office:value-type="string" calcext:value-type="string">
            <text:p>oldest xmin показывает текущий горизонт.</text:p>
          </table:table-cell>
          <table:table-cell table:style-name="ce173" office:value-type="string" calcext:value-type="string">
            <text:p>горизонте транзакций базы данных - номер транзакции, начиная с которого VACUUM транзакции не трогает.</text:p>
            <text:p>определяется незавершенной транзакцией или самым поздним xmin</text:p>
          </table:table-cell>
          <table:table-cell table:number-columns-repeated="1022"/>
        </table:table-row>
        <table:table-row table:style-name="ro1">
          <table:table-cell table:style-name="ce155" table:number-columns-repeated="2"/>
          <table:table-cell table:number-columns-repeated="1022"/>
        </table:table-row>
        <table:table-row table:style-name="ro53">
          <table:table-cell table:style-name="ce164" office:value-type="string" calcext:value-type="string">
            <text:p>WAL журнал/ Журнал упреждающей записи</text:p>
            <text:p>write-ahead log</text:p>
          </table:table-cell>
          <table:table-cell table:style-name="ce179" office:value-type="string" calcext:value-type="string">
            <text:p>Хранит список всех закоммиченных операций</text:p>
          </table:table-cell>
          <table:table-cell table:number-columns-repeated="1022"/>
        </table:table-row>
        <table:table-row table:style-name="ro57">
          <table:table-cell table:style-name="ce155" office:value-type="string" calcext:value-type="string">
            <text:p>Журнал - последовательность записей различной длины</text:p>
          </table:table-cell>
          <table:table-cell table:style-name="ce165" office:value-type="string" calcext:value-type="string">
            <text:p>журнальная запись в обязательном порядке должна попасть на диск до того, как туда попадет измененная страница. </text:p>
            <text:p>Отсюда и название: журнал предзаписи (write-ahead log).</text:p>
          </table:table-cell>
          <table:table-cell table:style-name="ce267" table:number-columns-repeated="1022"/>
        </table:table-row>
        <table:table-row table:style-name="ro58">
          <table:table-cell table:style-name="ce155" office:value-type="string" calcext:value-type="string">
            <text:p>В журнал записывается следующее:</text:p>
          </table:table-cell>
          <table:table-cell table:style-name="ce165" office:value-type="string" calcext:value-type="string">
            <text:p>+ <text:span text:style-name="T202">изменение страниц в буферном кеше</text:span></text:p>
            <text:p>(как правило, это страницы таблиц и индексов),</text:p>
            <text:p>так как измененная страница попадает на диск не сразу</text:p>
          </table:table-cell>
          <table:table-cell table:style-name="ce267" table:number-columns-repeated="1022"/>
        </table:table-row>
        <table:table-row table:style-name="ro59">
          <table:table-cell table:style-name="ce155"/>
          <table:table-cell table:style-name="ce165" office:value-type="string" calcext:value-type="string">
            <text:p>+ <text:span text:style-name="T202">фиксация и отмена транзакций</text:span><text:span text:style-name="T171">,</text:span></text:p>
            <text:p>изменение статуса происходит в буферах XACT и тоже попадает на диск не сразу;</text:p>
          </table:table-cell>
          <table:table-cell table:style-name="ce267" table:number-columns-repeated="1022"/>
        </table:table-row>
        <table:table-row table:style-name="ro48">
          <table:table-cell table:style-name="ce155"/>
          <table:table-cell table:style-name="ce165" office:value-type="string" calcext:value-type="string">
            <text:p>+ <text:span text:style-name="T202">файловые операции</text:span> (создание и удаление файлов и каталогов, например, создание файлов при создании таблицы),</text:p>
            <text:p>так как эти операции должны происходить синхронно с изменением данных</text:p>
          </table:table-cell>
          <table:table-cell table:style-name="ce267" table:number-columns-repeated="1022"/>
        </table:table-row>
        <table:table-row table:style-name="ro60">
          <table:table-cell table:style-name="ce155"/>
          <table:table-cell table:style-name="ce165" office:value-type="string" calcext:value-type="string">
            <text:p><text:span text:style-name="T203">+ </text:span><text:span text:style-name="T204">хеш-индексы</text:span></text:p>
          </table:table-cell>
          <table:table-cell table:style-name="ce267" table:number-columns-repeated="1022"/>
        </table:table-row>
        <table:table-row table:style-name="ro1">
          <table:table-cell table:style-name="ce155" office:value-type="string" calcext:value-type="string">
            <text:p>НЕ записываются</text:p>
          </table:table-cell>
          <table:table-cell table:style-name="ce165" office:value-type="string" calcext:value-type="string">
            <text:p>- <text:span text:style-name="T173">операции с нежурналируемыми (unlogged) таблицами</text:span></text:p>
          </table:table-cell>
          <table:table-cell table:style-name="ce267" table:number-columns-repeated="1022"/>
        </table:table-row>
        <table:table-row table:style-name="ro61">
          <table:table-cell table:style-name="ce155"/>
          <table:table-cell table:style-name="ce165" office:value-type="string" calcext:value-type="string">
            <text:p>- <text:span text:style-name="T1">операции с временными таблицами</text:span> — нет смысла, </text:p>
            <text:p>поскольку время жизни таких таблиц не превышает времени жизни создавшего их сеанса.</text:p>
          </table:table-cell>
          <table:table-cell table:style-name="ce267" table:number-columns-repeated="1022"/>
        </table:table-row>
        <table:table-row table:style-name="ro1">
          <table:table-cell table:style-name="ce155"/>
          <table:table-cell table:style-name="ce165"/>
          <table:table-cell table:style-name="ce267" table:number-columns-repeated="1022"/>
        </table:table-row>
        <table:table-row table:style-name="ro62">
          <table:table-cell table:style-name="ce155" office:value-type="string" calcext:value-type="string">
            <text:p>В <text:span text:style-name="T1">заголовке</text:span> записи содержатся:</text:p>
          </table:table-cell>
          <table:table-cell table:style-name="ce165" office:value-type="string" calcext:value-type="string">
            <text:p>* номер транзакции, к которой относится запись;</text:p>
            <text:p><text:span text:style-name="T160">* </text:span>менеджер ресурсов — компонент системы, ответственный за запись;</text:p>
            <text:p><text:span text:style-name="T160">* </text:span>контрольная сумма (CRC) — позволяет определить повреждение данных;</text:p>
            <text:p><text:span text:style-name="T160">* </text:span>длина записи и ссылка на предыдущую запись.</text:p>
          </table:table-cell>
          <table:table-cell table:style-name="ce267" table:number-columns-repeated="1022"/>
        </table:table-row>
        <table:table-row table:style-name="ro1">
          <table:table-cell table:style-name="ce155" office:value-type="string" calcext:value-type="string">
            <text:p>$PGDATA/pg_wal</text:p>
          </table:table-cell>
          <table:table-cell table:style-name="ce165" office:value-type="string" calcext:value-type="string">
            <text:p>Место, где хранится журнал в виде файлов в каталоге.</text:p>
          </table:table-cell>
          <table:table-cell table:style-name="ce267" table:number-columns-repeated="1022"/>
        </table:table-row>
        <table:table-row table:style-name="ro59">
          <table:table-cell table:style-name="ce155" office:value-type="string" calcext:value-type="string">
            <text:p>ключ --wal-segsize</text:p>
          </table:table-cell>
          <table:table-cell table:style-name="ce165" office:value-type="string" calcext:value-type="string">
            <text:p>При инициализации кластера отвечает за размер файлов журнала</text:p>
            <text:p>на диске (по умолчанию по 16 мб)</text:p>
          </table:table-cell>
          <table:table-cell table:style-name="ce267" table:number-columns-repeated="1022"/>
        </table:table-row>
        <table:table-row table:style-name="ro63">
          <table:table-cell table:style-name="ce155" office:value-type="string" calcext:value-type="string">
            <text:p>wal_buffers</text:p>
          </table:table-cell>
          <table:table-cell table:style-name="ce165" office:value-type="string" calcext:value-type="string">
            <text:p><text:span text:style-name="T1">Размер журнального кеша.</text:span></text:p>
            <text:p>Специальные буферы выделены для журнала.</text:p>
          </table:table-cell>
          <table:table-cell table:style-name="ce267" table:number-columns-repeated="1022"/>
        </table:table-row>
        <table:table-row table:style-name="ro61">
          <table:table-cell table:style-name="ce155" office:value-type="string" calcext:value-type="string">
            <text:p>pg_current_wal_lsn - "хвост"</text:p>
            <text:p>pg_current_wal_insert_lsn - "голова"</text:p>
          </table:table-cell>
          <table:table-cell table:style-name="ce165" office:value-type="string" calcext:value-type="string">
            <text:p>Журнальный кеш устроен наподобие буферного кеша, но работает </text:p>
            <text:p><text:span text:style-name="T1">в режиме кольцевого буфера</text:span>: записи добавляются в «голову», а записываются на диск с «хвоста»</text:p>
          </table:table-cell>
          <table:table-cell table:style-name="ce267" table:number-columns-repeated="1022"/>
        </table:table-row>
        <table:table-row table:style-name="ro64">
          <table:table-cell table:style-name="ce155" office:value-type="string" calcext:value-type="string">
            <text:p>pg_lsn</text:p>
          </table:table-cell>
          <table:table-cell table:style-name="ce165" office:value-type="string" calcext:value-type="string">
            <text:p><text:span text:style-name="T1">тип данных для выбора записи в журнале</text:span> (LSN = log sequence number)</text:p>
            <text:p>64-битное число, представляющее собой байтовое смещение до записи относительно начала журнала.</text:p>
          </table:table-cell>
          <table:table-cell table:style-name="ce267" table:number-columns-repeated="1022"/>
        </table:table-row>
        <table:table-row table:style-name="ro65">
          <table:table-cell table:style-name="ce155" office:value-type="string" calcext:value-type="string">
            <text:p><text:span text:style-name="T25">SELECT * FROM</text:span> pg_ls_waldir() <text:span text:style-name="T25">WHERE</text:span> name = <text:span text:style-name="T26">'000000010000000000000033'</text:span></text:p>
          </table:table-cell>
          <table:table-cell table:style-name="ce155" office:value-type="string" calcext:value-type="string">
            <text:p>Выбор записи в жунальном кешэ</text:p>
          </table:table-cell>
          <table:table-cell table:style-name="ce267" table:number-columns-repeated="1022"/>
        </table:table-row>
        <table:table-row table:style-name="ro66">
          <table:table-cell table:style-name="ce155" office:value-type="string" calcext:value-type="string">
            <text:p><text:span text:style-name="T25">CREATE EXTENSION</text:span> pageinspect;</text:p>
            <text:p><text:span text:style-name="T25">BEGIN;</text:span></text:p>
            <text:p><text:span text:style-name="T25">SELECT</text:span> pg_current_wal_insert_lsn();</text:p>
            <text:p/>
          </table:table-cell>
          <table:table-cell table:style-name="ce155" office:value-type="string" calcext:value-type="string">
            <text:p><text:span text:style-name="T1">Отслеживать позицию в журнале</text:span> LSN можно с помощью pageinspect</text:p>
            <text:p>Запускаем транзакцию и отслеживаем позицию в журнале</text:p>
            <text:p>Получим:</text:p>
            <text:p><text:span text:style-name="T73">pg_current_wal_insert_lsn </text:span></text:p>
            <text:p><text:span text:style-name="T73">---------------------------</text:span></text:p>
            <text:p><text:span text:style-name="T73"> 0/331F377C</text:span></text:p>
          </table:table-cell>
          <table:table-cell table:style-name="ce267" table:number-columns-repeated="1022"/>
        </table:table-row>
        <table:table-row table:style-name="ro67">
          <table:table-cell table:style-name="ce155" office:value-type="string" calcext:value-type="string">
            <text:p>SELECT lsn FROM page_header(get_raw_page('wal',0));</text:p>
            <text:p><text:span text:style-name="T73">    lsn     </text:span></text:p>
            <text:p><text:span text:style-name="T73">------------</text:span></text:p>
            <text:p><text:span text:style-name="T73"> 0/331F37C4</text:span></text:p>
            <text:p><text:span text:style-name="T73">(1 row</text:span><text:span text:style-name="T171">)</text:span></text:p>
          </table:table-cell>
          <table:table-cell table:style-name="ce155" office:value-type="string" calcext:value-type="string">
            <text:p>Такая же ссылка на ПОСЛЕДНЮЮ ЖУРНАЛЬНУЮ ЗАПИСЬ, связанную со страницей, есть в заголовке страницы буфера.  </text:p>
            <text:p/>
            <text:p>Это для обеспечения последовательности:</text:p>
            <text:p>сначала на диск пишется журнальная запись, только затем - страница из буфера</text:p>
          </table:table-cell>
          <table:table-cell table:style-name="ce267" table:number-columns-repeated="1022"/>
        </table:table-row>
        <table:table-row table:style-name="ro1">
          <table:table-cell table:style-name="ce155" table:number-columns-repeated="2"/>
          <table:table-cell table:style-name="ce267" table:number-columns-repeated="1022"/>
        </table:table-row>
        <table:table-row table:style-name="ro1">
          <table:table-cell table:style-name="ce177" office:value-type="string" calcext:value-type="string">
            <text:p>Восстановление</text:p>
          </table:table-cell>
          <table:table-cell table:style-name="ce177" office:value-type="string" calcext:value-type="string">
            <text:p><text:a xlink:href="https://habr.com/ru/company/postgrespro/blog/460423/" xlink:type="simple">https://habr.com/ru/company/postgrespro/blog/460423/</text:a></text:p>
          </table:table-cell>
          <table:table-cell table:style-name="ce267" table:number-columns-repeated="1022"/>
        </table:table-row>
        <table:table-row table:style-name="ro66">
          <table:table-cell table:style-name="ce155" office:value-type="string" calcext:value-type="string">
            <text:p><text:span text:style-name="T160">Запуск сервера → процесс postmaster → процесс </text:span>startup</text:p>
          </table:table-cell>
          <table:table-cell table:style-name="ce155" office:value-type="string" calcext:value-type="string">
            <text:p><text:span text:style-name="T163">startup обеспечивает восстановление</text:span><text:span text:style-name="T164">, ЕСЛИ оно нужно.</text:span></text:p>
            <text:p><text:span text:style-name="T174">Он смотрит в специальный управляющий файл $PGDATA/global/pg_control на </text:span><text:span text:style-name="T175">статус кластера</text:span><text:span text:style-name="T176">:</text:span></text:p>
            <text:p><text:span text:style-name="T160">«shut down» - выключен нормлаьно, восстановление НЕ нужно</text:span></text:p>
            <text:p><text:span text:style-name="T160">«in production» - СУБД упала, требуется восстановление</text:span></text:p>
            <text:p/>
          </table:table-cell>
          <table:table-cell table:style-name="ce267" table:number-columns-repeated="1022"/>
        </table:table-row>
        <table:table-row table:style-name="ro61">
          <table:table-cell table:style-name="ce155" office:value-type="string" calcext:value-type="string">
            <text:p>Процесс восстановления:</text:p>
          </table:table-cell>
          <table:table-cell table:style-name="ce155" office:value-type="string" calcext:value-type="string">
            <text:p>Если LSN страницы меньше, чем LSN журнальной записи - применяем изменения, записанные в журнале, к странице.</text:p>
            <text:p/>
          </table:table-cell>
          <table:table-cell table:style-name="ce267" table:number-columns-repeated="1022"/>
        </table:table-row>
        <table:table-row table:style-name="ro1">
          <table:table-cell table:style-name="ce155" table:number-columns-repeated="2"/>
          <table:table-cell table:style-name="ce267" table:number-columns-repeated="1022"/>
        </table:table-row>
        <table:table-row table:style-name="ro1">
          <table:table-cell table:style-name="ce167" office:value-type="string" calcext:value-type="string">
            <text:p>Контрольная точка</text:p>
          </table:table-cell>
          <table:table-cell table:style-name="ce167"/>
          <table:table-cell table:style-name="ce267" table:number-columns-repeated="1022"/>
        </table:table-row>
        <table:table-row table:style-name="ro68">
          <table:table-cell table:style-name="ce155" office:value-type="string" calcext:value-type="string">
            <text:p>Контрольная точка - на самом деле <text:span text:style-name="T1">отрезок</text:span></text:p>
          </table:table-cell>
          <table:table-cell table:style-name="ce155" office:value-type="string" calcext:value-type="string">
            <text:p>Мы начинаем контрольную точку и <text:span text:style-name="T1">грязные (изменённые) буферы начинают</text:span></text:p>
            <text:p><text:span text:style-name="T1">по-тихоньку без пиковых нагрузок писаться на диск</text:span>.</text:p>
            <text:p>Когда запись окончена, то мы закончили контрольную точку/отрезок</text:p>
          </table:table-cell>
          <table:table-cell table:style-name="ce267" table:number-columns-repeated="1022"/>
        </table:table-row>
        <table:table-row table:style-name="ro1">
          <table:table-cell table:style-name="ce155" office:value-type="string" calcext:value-type="string">
            <text:p>checkpointer - </text:p>
          </table:table-cell>
          <table:table-cell table:style-name="ce155" office:value-type="string" calcext:value-type="string">
            <text:p>процесс, выполняющий <text:s/>КТ</text:p>
          </table:table-cell>
          <table:table-cell table:style-name="ce267" table:number-columns-repeated="1022"/>
        </table:table-row>
        <table:table-row table:style-name="ro1">
          <table:table-cell table:style-name="ce155" office:value-type="string" calcext:value-type="string">
            <text:p><text:span text:style-name="T25">CHECKPOINT</text:span>;</text:p>
          </table:table-cell>
          <table:table-cell table:style-name="ce155" office:value-type="string" calcext:value-type="string">
            <text:p>Команда, немедленно выполняющая <text:s/>КТ</text:p>
          </table:table-cell>
          <table:table-cell table:style-name="ce267" table:number-columns-repeated="1022"/>
        </table:table-row>
        <table:table-row table:style-name="ro61">
          <table:table-cell table:style-name="ce155" office:value-type="string" calcext:value-type="string">
            <text:p>… CHECKPOINT_ONLINE redo 0/3514A048 ...</text:p>
          </table:table-cell>
          <table:table-cell table:style-name="ce155" office:value-type="string" calcext:value-type="string">
            <text:p><text:span text:style-name="T160">Часть записи в дурнале, отвечающей за завершение  КТ</text:span>.</text:p>
            <text:p><text:span text:style-name="T160">LSN после слова "redo" - позиция начала сохранения  КТ</text:span></text:p>
            <text:p/>
          </table:table-cell>
          <table:table-cell table:style-name="ce267" table:number-columns-repeated="1022"/>
        </table:table-row>
        <table:table-row table:style-name="ro69">
          <table:table-cell table:style-name="ce155" office:value-type="string" calcext:value-type="string">
            <text:p>checkpoint_completion_target</text:p>
          </table:table-cell>
          <table:table-cell table:style-name="ce155" office:value-type="string" calcext:value-type="string">
            <text:p><text:span text:style-name="T1">Продолжительность записи грязных буферов</text:span> </text:p>
            <text:p>по отношению к времени между сохранением контрольных точек.</text:p>
            <text:p>От 0.5 до 1.0</text:p>
          </table:table-cell>
          <table:table-cell table:style-name="ce267" table:number-columns-repeated="1022"/>
        </table:table-row>
        <table:table-row table:style-name="ro67">
          <table:table-cell table:style-name="ce155" office:value-type="string" calcext:value-type="string">
            <text:p>checkpoint_timeout</text:p>
          </table:table-cell>
          <table:table-cell table:style-name="ce155" office:value-type="string" calcext:value-type="string">
            <text:p><text:span text:style-name="T165">Таймаут плановых КТ.</text:span></text:p>
            <text:p><text:span text:style-name="T67">Время генерации такого числа журнальных записей, </text:span></text:p>
            <text:p><text:span text:style-name="T160">при появлении которых мы хотим делать  КТ</text:span>.</text:p>
            <text:p>При прошествии такого времени запускается плановая КТ.</text:p>
            <text:p/>
          </table:table-cell>
          <table:table-cell table:style-name="ce267" table:number-columns-repeated="1022"/>
        </table:table-row>
        <table:table-row table:style-name="ro45">
          <table:table-cell table:style-name="ce155" office:value-type="string" calcext:value-type="string">
            <text:p>max_wal_size</text:p>
          </table:table-cell>
          <table:table-cell table:style-name="ce155" office:value-type="string" calcext:value-type="string">
            <text:p><text:span text:style-name="T163">Максимальное число журнальных записей</text:span><text:span text:style-name="T164">. Если оно достигается - инициируется внеплановая  КТ</text:span></text:p>
          </table:table-cell>
          <table:table-cell table:style-name="ce267" table:number-columns-repeated="1022"/>
        </table:table-row>
        <table:table-row table:style-name="ro65">
          <table:table-cell table:style-name="ce155"/>
          <table:table-cell table:style-name="ce155" office:value-type="string" calcext:value-type="string">
            <text:p><text:span text:style-name="T160">чем РЕЖЕ можно позволить себе  КТ, </text:span></text:p>
            <text:p><text:span text:style-name="T160">тем ЛУЧШЕ — это сокращает накладные расходы.</text:span></text:p>
          </table:table-cell>
          <table:table-cell table:style-name="ce267" table:number-columns-repeated="1022"/>
        </table:table-row>
        <table:table-row table:style-name="ro1">
          <table:table-cell table:style-name="ce155" office:value-type="string" calcext:value-type="string">
            <text:p><text:span text:style-name="T25">ALTER SYSTEM SET</text:span> log_checkpoints = <text:span text:style-name="T25">on</text:span>;</text:p>
          </table:table-cell>
          <table:table-cell table:style-name="ce155" office:value-type="string" calcext:value-type="string">
            <text:p>вкючение записей о контрольных точках в системный лог.</text:p>
          </table:table-cell>
          <table:table-cell table:style-name="ce267" table:number-columns-repeated="1022"/>
        </table:table-row>
        <table:table-row table:style-name="ro1">
          <table:table-cell table:style-name="ce155" table:number-columns-repeated="2"/>
          <table:table-cell table:style-name="ce267" table:number-columns-repeated="1022"/>
        </table:table-row>
        <table:table-row table:style-name="ro1">
          <table:table-cell table:style-name="ce167" office:value-type="string" calcext:value-type="string">
            <text:p>Фоновая запись</text:p>
          </table:table-cell>
          <table:table-cell table:style-name="ce167"/>
          <table:table-cell table:style-name="ce267" table:number-columns-repeated="1022"/>
        </table:table-row>
        <table:table-row table:style-name="ro70">
          <table:table-cell table:style-name="ce155" office:value-type="string" calcext:value-type="string">
            <text:p>background writer, </text:p>
            <text:p>bgwriter или просто writer</text:p>
          </table:table-cell>
          <table:table-cell table:style-name="ce155" office:value-type="string" calcext:value-type="string">
            <text:p>ЕСЛИ вытесняется из кеша грязная страница, её принудительно записывает на диск <text:span text:style-name="T1">фоновая запись</text:span></text:p>
          </table:table-cell>
          <table:table-cell table:style-name="ce267" table:number-columns-repeated="1022"/>
        </table:table-row>
        <table:table-row table:style-name="ro66">
          <table:table-cell table:style-name="ce155"/>
          <table:table-cell table:style-name="ce155" office:value-type="string" calcext:value-type="string">
            <text:p>Записываются буферы, которые одновременно:</text:p>
            <text:p/>
            <text:p>    * содержат измененные данные (грязные),</text:p>
            <text:p><text:span text:style-name="T160">    * </text:span>не закреплены (pin count = 0),</text:p>
            <text:p><text:span text:style-name="T160">    * </text:span>имеют нулевое число обращений (usage count = 0).</text:p>
            <text:p/>
          </table:table-cell>
          <table:table-cell table:style-name="ce267" table:number-columns-repeated="1022"/>
        </table:table-row>
        <table:table-row table:style-name="ro71">
          <table:table-cell table:style-name="ce155"/>
          <table:table-cell table:style-name="ce155" office:value-type="string" calcext:value-type="string">
            <text:p><text:span text:style-name="T1">Фоновый процесс записи как бы бежит впереди вытеснения </text:span></text:p>
            <text:p>и находит те буферы, которые с большой вероятностью вскоре будут вытеснены. </text:p>
            <text:p/>
            <text:p>обслуживающие процессы должны обнаружить, что выбранные ими буферы можно использовать, не останавливаясь для записи.</text:p>
          </table:table-cell>
          <table:table-cell table:style-name="ce267" table:number-columns-repeated="1022"/>
        </table:table-row>
        <table:table-row table:style-name="ro72">
          <table:table-cell table:style-name="ce155" office:value-type="string" calcext:value-type="string">
            <text:p>Процесс фоновой записи работает циклами</text:p>
            <text:p>максимум по <text:span text:style-name="T73">bgwriter_lru_maxpages</text:span> страниц,</text:p>
            <text:p/>
            <text:p>засыпая между циклами на <text:span text:style-name="T73">bgwriter_delay.</text:span></text:p>
          </table:table-cell>
          <table:table-cell table:style-name="ce155"/>
          <table:table-cell table:style-name="ce267" table:number-columns-repeated="1022"/>
        </table:table-row>
        <table:table-row table:style-name="ro72">
          <table:table-cell table:style-name="ce155" office:value-type="string" calcext:value-type="string">
            <text:p><text:span text:style-name="T25">SELECT * FROM</text:span> pg_stat_bgwriter \gx</text:p>
          </table:table-cell>
          <table:table-cell table:style-name="ce155" office:value-type="string" calcext:value-type="string">
            <text:p>статистика работы процессов контрольной точки и фоновой записи</text:p>
            <text:p/>
            <text:p>    checkpoints_timed — по расписанию (по достижению checkpoint_timeout),</text:p>
            <text:p>    checkpoints_req — по требованию (в том числе по достижению max_wal_size).</text:p>
            <text:p/>
          </table:table-cell>
          <table:table-cell table:style-name="ce267" table:number-columns-repeated="1022"/>
        </table:table-row>
        <table:table-row table:style-name="ro66">
          <table:table-cell table:style-name="ce155"/>
          <table:table-cell table:style-name="ce155" office:value-type="string" calcext:value-type="string">
            <text:p>Количество записанных страниц</text:p>
            <text:p/>
            <text:p>    buffers_checkpoint — процессом контрольной точки,</text:p>
            <text:p>    buffers_backend — обслуживающими процессами,</text:p>
            <text:p>    buffers_clean — процессом фоновой записи.</text:p>
            <text:p/>
          </table:table-cell>
          <table:table-cell table:style-name="ce267" table:number-columns-repeated="1022"/>
        </table:table-row>
        <table:table-row table:style-name="ro1">
          <table:table-cell table:style-name="ce155" office:value-type="string" calcext:value-type="string">
            <text:p><text:span text:style-name="T25">SELECT</text:span> pg_stat_reset_shared(<text:span text:style-name="T26">'bgwriter'</text:span>);</text:p>
          </table:table-cell>
          <table:table-cell table:style-name="ce155" office:value-type="string" calcext:value-type="string">
            <text:p>Сбросить накопленную статистику</text:p>
          </table:table-cell>
          <table:table-cell table:style-name="ce267" table:number-columns-repeated="1022"/>
        </table:table-row>
        <table:table-row table:style-name="ro1">
          <table:table-cell table:style-name="ce155" table:number-columns-repeated="2"/>
          <table:table-cell table:style-name="ce267" table:number-columns-repeated="1022"/>
        </table:table-row>
        <table:table-row table:style-name="ro1">
          <table:table-cell table:style-name="ce167" office:value-type="string" calcext:value-type="string">
            <text:p>Уровни журналирования</text:p>
          </table:table-cell>
          <table:table-cell table:style-name="ce167"/>
          <table:table-cell table:style-name="ce267" table:number-columns-repeated="1022"/>
        </table:table-row>
        <table:table-row table:style-name="ro73">
          <table:table-cell table:style-name="ce155" office:value-type="string" calcext:value-type="string">
            <text:p>wal_level</text:p>
          </table:table-cell>
          <table:table-cell table:style-name="ce155" office:value-type="string" calcext:value-type="string">
            <text:p>Так же, как с логированием</text:p>
            <text:p>журнал каждого следующего уровня включает в себя </text:p>
            <text:p>всё, что попадает в журнал предыдущего уровня, плюс еще что-то новое.</text:p>
          </table:table-cell>
          <table:table-cell table:style-name="ce267" table:number-columns-repeated="1022"/>
        </table:table-row>
        <table:table-row table:style-name="ro1">
          <table:table-cell table:style-name="ce155" office:value-type="string" calcext:value-type="string">
            <text:p>wal_level = minimal </text:p>
          </table:table-cell>
          <table:table-cell table:style-name="ce155" office:value-type="string" calcext:value-type="string">
            <text:p>гарантирует только восстановление после сбоя</text:p>
          </table:table-cell>
          <table:table-cell table:style-name="ce267" table:number-columns-repeated="1022"/>
        </table:table-row>
        <table:table-row table:style-name="ro65">
          <table:table-cell table:style-name="ce178" office:value-type="string" calcext:value-type="string">
            <text:p>wal_level = replica</text:p>
          </table:table-cell>
          <table:table-cell table:style-name="ce155" office:value-type="string" calcext:value-type="string">
            <text:p>возможность восстановления из резервной копии </text:p>
            <text:p>и возможность физической репликации</text:p>
          </table:table-cell>
          <table:table-cell table:style-name="ce267" table:number-columns-repeated="1022"/>
        </table:table-row>
        <table:table-row table:style-name="ro65">
          <table:table-cell table:style-name="ce155" office:value-type="string" calcext:value-type="string">
            <text:p><text:span text:style-name="T25">ALTER SYSTEM RESET</text:span> wal_level;</text:p>
            <text:p><text:span text:style-name="T25">ALTER SYSTEM RESET</text:span> max_wal_senders;</text:p>
          </table:table-cell>
          <table:table-cell table:style-name="ce155" office:value-type="string" calcext:value-type="string">
            <text:p>Сбросить истему к заводским настройкам. </text:p>
            <text:p>Уровень replica - как раз дефолтный.</text:p>
          </table:table-cell>
          <table:table-cell table:style-name="ce267" table:number-columns-repeated="1022"/>
        </table:table-row>
        <table:table-row table:style-name="ro66">
          <table:table-cell table:style-name="ce155" office:value-type="string" calcext:value-type="string">
            <text:p>wal_level = logical </text:p>
          </table:table-cell>
          <table:table-cell table:style-name="ce155" office:value-type="string" calcext:value-type="string">
            <text:p>обеспечивает возможность работы логического декодирования и логической репликации. Он должен быть включен на публикующем сервере.</text:p>
            <text:p/>
            <text:p>практически не отличается от replica — добавляются записи, относящиеся к источникам репликации (replication origins), и произвольные логические записи, которые могут добавлять в журнал приложения</text:p>
          </table:table-cell>
          <table:table-cell table:style-name="ce267" table:number-columns-repeated="1022"/>
        </table:table-row>
        <table:table-row table:style-name="ro1">
          <table:table-cell table:style-name="ce155" table:number-columns-repeated="2"/>
          <table:table-cell table:style-name="ce267" table:number-columns-repeated="1022"/>
        </table:table-row>
        <table:table-row table:style-name="ro1">
          <table:table-cell table:style-name="ce167" office:value-type="string" calcext:value-type="string">
            <text:p>Репликация БД</text:p>
          </table:table-cell>
          <table:table-cell table:style-name="ce167"/>
          <table:table-cell table:style-name="ce267" table:number-columns-repeated="1022"/>
        </table:table-row>
        <table:table-row table:style-name="ro57">
          <table:table-cell table:style-name="ce165" office:value-type="string" calcext:value-type="string">
            <text:p>Репликация баз данных методом Master-Salve </text:p>
          </table:table-cell>
          <table:table-cell table:style-name="ce165" office:value-type="string" calcext:value-type="string">
            <text:p>— это процесс копирования (синхронизации) данных </text:p>
            <text:p>из базы данных на одном сервере (Master)</text:p>
            <text:p>в базу данных на другом сервере (Salve).</text:p>
          </table:table-cell>
          <table:table-cell table:style-name="ce267" table:number-columns-repeated="1022"/>
        </table:table-row>
        <table:table-row table:style-name="ro59">
          <table:table-cell table:style-name="ce155" office:value-type="string" calcext:value-type="string">
            <text:p>Сделать копию БД</text:p>
          </table:table-cell>
          <table:table-cell table:style-name="ce165" office:value-type="string" calcext:value-type="string">
            <text:p>1) на мастере, 10 версии и выше, устанавливаем параметр конфигурации wal_level="logical"</text:p>
          </table:table-cell>
          <table:table-cell table:style-name="ce267" table:number-columns-repeated="1022"/>
        </table:table-row>
        <table:table-row table:style-name="ro65">
          <table:table-cell table:style-name="ce155"/>
          <table:table-cell table:style-name="ce165" office:value-type="string" calcext:value-type="string">
            <text:p>2) В pg_hba.conf добавляем такую строку:</text:p>
            <text:p>host    db_name    postgres    192.168.1.3/32     trust</text:p>
          </table:table-cell>
          <table:table-cell table:style-name="ce267" table:number-columns-repeated="1022"/>
        </table:table-row>
        <table:table-row table:style-name="ro74">
          <table:table-cell table:style-name="ce155"/>
          <table:table-cell table:style-name="ce165" office:value-type="string" calcext:value-type="string">
            <text:p>3) рестартуем на мастере postgres и выполняем на реплике из-под пользователя postgres:</text:p>
            <text:p>pg_dumpall --database=postgres --host=192.168.1.2 --no-password --globals-only --no-privileges | psql</text:p>
            <text:p>pg_dump --dbname db_name --host=192.168.1.2 --no-password --create --schema-only | psql</text:p>
          </table:table-cell>
          <table:table-cell table:style-name="ce267" table:number-columns-repeated="1022"/>
        </table:table-row>
        <table:table-row table:style-name="ro75">
          <table:table-cell table:style-name="ce155" office:value-type="string" calcext:value-type="string">
            <text:p>Задачи, решаемые репликацией</text:p>
          </table:table-cell>
          <table:table-cell table:style-name="ce165" office:value-type="string" calcext:value-type="string">
            <text:p>* Передача подписчикам инкрементальных изменений в одной базе данных или подмножестве базы данных, когда они происходят.</text:p>
            <text:p><text:span text:style-name="T160">* </text:span>Срабатывание триггеров для отдельных изменений, когда их получает подписчик.</text:p>
            <text:p><text:span text:style-name="T160">* </text:span>Объединение нескольких баз данных в одну (например, для целей анализа).</text:p>
            <text:p><text:span text:style-name="T160">* </text:span>Репликация между разными основными версиями PostgreSQL.</text:p>
            <text:p><text:span text:style-name="T160">* </text:span>Репликация между экземплярами PostgreSQL на разных платформах (например, с Linux на Windows).</text:p>
            <text:p><text:span text:style-name="T160">* </text:span>Предоставление доступа к реплицированным данным другим группам пользователей.</text:p>
            <text:p><text:span text:style-name="T160">* </text:span>Разделение подмножества базы данных между несколькими базами данных.</text:p>
            <text:p/>
          </table:table-cell>
          <table:table-cell table:style-name="ce267" table:number-columns-repeated="1022"/>
        </table:table-row>
        <table:table-row table:style-name="ro1">
          <table:table-cell table:style-name="ce155" office:value-type="string" calcext:value-type="string">
            <text:p>Этапы репликации</text:p>
          </table:table-cell>
          <table:table-cell table:style-name="ce165" office:value-type="string" calcext:value-type="string">
            <text:p><text:span text:style-name="T205">*  </text:span><text:span text:style-name="T206">В</text:span><text:span text:style-name="T1">начале переносится схема данных. </text:span></text:p>
          </table:table-cell>
          <table:table-cell table:style-name="ce267" table:number-columns-repeated="1022"/>
        </table:table-row>
        <table:table-row table:style-name="ro1" table:number-rows-repeated="3">
          <table:table-cell table:style-name="ce155"/>
          <table:table-cell table:style-name="ce165"/>
          <table:table-cell table:style-name="ce267" table:number-columns-repeated="1022"/>
        </table:table-row>
        <table:table-row table:style-name="ro76">
          <table:table-cell table:style-name="ce155" table:number-columns-repeated="2"/>
          <table:table-cell table:number-columns-repeated="1022"/>
        </table:table-row>
        <table:table-row table:style-name="ro77">
          <table:table-cell table:style-name="ce179" office:value-type="string" calcext:value-type="string">
            <text:p>Индексы (называются также методами доступа)</text:p>
          </table:table-cell>
          <table:table-cell table:style-name="ce179" office:value-type="string" calcext:value-type="string">
            <text:p>ЗАНИМАЮТ МЕСТО НА ЖЁСТКОМ ДИСКЕ и в КЭШЕ! 14 байт на строку</text:p>
          </table:table-cell>
          <table:table-cell table:number-columns-repeated="1022"/>
        </table:table-row>
        <table:table-row table:style-name="ro78">
          <table:table-cell table:style-name="ce165" office:value-type="string" calcext:value-type="string">
            <text:p>(user_id, age)</text:p>
          </table:table-cell>
          <table:table-cell table:style-name="ce165" office:value-type="string" calcext:value-type="string">
            <text:p>Индекс представляем как отсортированную таблицу </text:p>
            <text:p>сначала по 1 полю - uder_id в нашем случае,</text:p>
            <text:p>потом по второму - age, например.</text:p>
          </table:table-cell>
          <table:table-cell table:number-columns-repeated="1022"/>
        </table:table-row>
        <table:table-row table:style-name="ro79">
          <table:table-cell table:style-name="ce155" office:value-type="string" calcext:value-type="string">
            <text:p>При установке индекса по каждой строке </text:p>
            <text:p>появляются невидимые столбцы,</text:p>
            <text:p>содержащие... <text:span text:style-name="T172">индекс???</text:span></text:p>
          </table:table-cell>
          <table:table-cell table:style-name="ce155" office:value-type="string" calcext:value-type="string">
            <text:p>Самые лучшие - индексы B3, их можно перестраивать во время выполнения!</text:p>
          </table:table-cell>
          <table:table-cell table:number-columns-repeated="1022"/>
        </table:table-row>
        <table:table-row table:style-name="ro79">
          <table:table-cell table:style-name="ce155" table:number-columns-repeated="2"/>
          <table:table-cell table:number-columns-repeated="1022"/>
        </table:table-row>
        <table:table-row table:style-name="ro80">
          <table:table-cell table:style-name="ce155" office:value-type="string" calcext:value-type="string">
            <text:p>(usr_id) <text:span text:style-name="T23"> #  не нужен уже, если есть следующий!</text:span></text:p>
            <text:p>(user_id, age)</text:p>
          </table:table-cell>
          <table:table-cell table:style-name="ce155" office:value-type="string" calcext:value-type="string">
            <text:p>Главная ошибка - наличие индекса по колонке 1</text:p>
            <text:p>и ещё одного индекса - по колонке 1 и по другой колонке</text:p>
            <text:p/>
            <text:p>Двойной индекс и так может быть использован вместо одинарного </text:p>
            <text:p>для поиска по колонке 1!</text:p>
          </table:table-cell>
          <table:table-cell table:number-columns-repeated="1022"/>
        </table:table-row>
        <table:table-row table:style-name="ro81">
          <table:table-cell table:style-name="ce155" office:value-type="string" calcext:value-type="string">
            <text:p>Для LIKE '%str' не работают индексы. <text:s/></text:p>
          </table:table-cell>
          <table:table-cell table:style-name="ce155" office:value-type="string" calcext:value-type="string">
            <text:p>Если рандомный префикс в начале, то индекс не работает.</text:p>
          </table:table-cell>
          <table:table-cell table:number-columns-repeated="1022"/>
        </table:table-row>
        <table:table-row table:style-name="ro82">
          <table:table-cell table:style-name="ce155" office:value-type="string" calcext:value-type="string">
            <text:p><text:span text:style-name="T1">Покрытие индексом - крайняя мера.</text:span> </text:p>
            <text:p/>
            <text:p>используется для колонок, <text:span text:style-name="T1">по которым НУ ОЧЕНЬ ЧАСТО приходится искать.</text:span></text:p>
            <text:p/>
            <text:p><text:span text:style-name="T3">SELECT</text:span> phone_number <text:span text:style-name="T3">FROM</text:span> table <text:span text:style-name="T3">WHERE</text:span> user_id=12345</text:p>
            <text:p/>
          </table:table-cell>
          <table:table-cell table:style-name="ce155" office:value-type="string" calcext:value-type="string">
            <text:p><text:span text:style-name="T174">Ускоряет поиск (user_id, phone_number) за счёт помещения в индекс не индексируемых колонок, </text:span><text:span text:style-name="T175">а результирующих</text:span><text:span text:style-name="T176">.</text:span></text:p>
            <text:p/>
            <text:p>Если в индексе содержатся все требуемые нам строки, </text:p>
            <text:p>Postgres не обращается к данным в таблице вовсе, смотрит только индекс.</text:p>
          </table:table-cell>
          <table:table-cell table:number-columns-repeated="1022"/>
        </table:table-row>
        <table:table-row table:style-name="ro65">
          <table:table-cell table:style-name="ce155" office:value-type="string" calcext:value-type="string">
            <text:p>Индексы НЕ имеют своих версий.</text:p>
            <text:p/>
          </table:table-cell>
          <table:table-cell table:style-name="ce155" office:value-type="string" calcext:value-type="string">
            <text:p>Каждый индекс до Vacuum содержит информацию о всех версиях строк.</text:p>
          </table:table-cell>
          <table:table-cell table:number-columns-repeated="1022"/>
        </table:table-row>
        <table:table-row table:style-name="ro1" table:number-rows-repeated="5">
          <table:table-cell table:style-name="ce155" table:number-columns-repeated="2"/>
          <table:table-cell table:number-columns-repeated="1022"/>
        </table:table-row>
        <table:table-row table:style-name="ro1">
          <table:table-cell table:style-name="ce179" office:value-type="string" calcext:value-type="string">
            <text:p>Виды сканирования (Индексов)</text:p>
          </table:table-cell>
          <table:table-cell table:style-name="ce179"/>
          <table:table-cell table:number-columns-repeated="1022"/>
        </table:table-row>
        <table:table-row table:style-name="ro83">
          <table:table-cell table:style-name="ce165" office:value-type="string" calcext:value-type="string">
            <text:p>TID (tuple id),</text:p>
          </table:table-cell>
          <table:table-cell table:style-name="ce256" office:value-type="string" calcext:value-type="string">
            <text:p>Средство идентификации строк таблицы.</text:p>
            <text:p>состоит из     ( № блока файла    и    позиции строки внутри блока )</text:p>
          </table:table-cell>
          <table:table-cell table:number-columns-repeated="1022"/>
        </table:table-row>
        <table:table-row table:style-name="ro47">
          <table:table-cell table:style-name="ce155" office:value-type="string" calcext:value-type="string">
            <text:p>Соединения (JOIN) реализуются</text:p>
            <text:p>несколькими способами:</text:p>
            <text:p>    соединение вложенным циклом (nested loop);</text:p>
            <text:p/>
            <text:p>    соединение хешированием (hash join);</text:p>
            <text:p/>
            <text:p>    соединение слиянием (merge join). </text:p>
            <text:p/>
          </table:table-cell>
          <table:table-cell table:style-name="ce155"/>
          <table:table-cell table:number-columns-repeated="1022"/>
        </table:table-row>
        <table:table-row table:style-name="ro84">
          <table:table-cell table:style-name="ce155" office:value-type="string" calcext:value-type="string">
            <text:p>a = 1</text:p>
            <text:p>b &gt;= 200</text:p>
            <text:p>name = 'Ваня'</text:p>
            <text:p/>
          </table:table-cell>
          <table:table-cell table:style-name="ce155" office:value-type="string" calcext:value-type="string">
            <text:p>индексированное-поле, оператор, выражение</text:p>
            <text:p/>
            <text:p>Основа поиска по индексу. Так строятся все условия для сканирования по индексам.</text:p>
          </table:table-cell>
          <table:table-cell table:number-columns-repeated="1022"/>
        </table:table-row>
        <table:table-row table:style-name="ro85">
          <table:table-cell table:style-name="ce178" office:value-type="string" calcext:value-type="string">
            <text:p>Index Scan</text:p>
          </table:table-cell>
          <table:table-cell table:style-name="ce155" office:value-type="string" calcext:value-type="string">
            <text:p><text:span text:style-name="T1">Сканирование по индексу</text:span></text:p>
            <text:p>В этом случае буферное кольцо не используется и в буферном кеше окажется вся таблица полностью (и почти весь индекс тоже)</text:p>
            <text:p/>
            <text:p>При индексном просмотре метод доступа <text:span text:style-name="T1">возвращает значения TID по одному,</text:span> до тех пор, пока подходящие строки не закончатся.</text:p>
            <text:p/>
          </table:table-cell>
          <table:table-cell table:number-columns-repeated="1022"/>
        </table:table-row>
        <table:table-row table:style-name="ro85">
          <table:table-cell table:style-name="ce180" office:value-type="string" calcext:value-type="string">
            <text:p>postgres=# explain (costs off) select * from t where a = 1;</text:p>
            <text:p>          QUERY PLAN          </text:p>
            <text:p>-------------------------------</text:p>
            <text:p><text:span text:style-name="T1"> Index Scan</text:span> using t_a_idx on t</text:p>
            <text:p>   Index Cond: (<text:span text:style-name="T1">a = 1</text:span>)</text:p>
            <text:p>(2 rows)</text:p>
          </table:table-cell>
          <table:table-cell table:style-name="ce155" office:value-type="string" calcext:value-type="string">
            <text:p>Индексное сканирование хорошо работает, когда речь идет всего о нескольких значениях.</text:p>
          </table:table-cell>
          <table:table-cell table:number-columns-repeated="1022"/>
        </table:table-row>
        <table:table-row table:style-name="ro85">
          <table:table-cell table:style-name="ce178" office:value-type="string" calcext:value-type="string">
            <text:p>Index Only Scan</text:p>
          </table:table-cell>
          <table:table-cell table:style-name="ce155" office:value-type="string" calcext:value-type="string">
            <text:p>исключительно индексное сканирование.</text:p>
            <text:p>Применяется про <text:span text:style-name="T1">"покрытии индексом". </text:span></text:p>
            <text:p><text:span text:style-name="T1">Когда в индекс включён результирующий столбец.</text:span></text:p>
            <text:p/>
            <text:p/>
          </table:table-cell>
          <table:table-cell table:number-columns-repeated="1022"/>
        </table:table-row>
        <table:table-row table:style-name="ro1">
          <table:table-cell table:style-name="ce181" table:number-columns-repeated="2"/>
          <table:table-cell table:number-columns-repeated="1022"/>
        </table:table-row>
        <table:table-row table:style-name="ro86">
          <table:table-cell table:style-name="ce182" office:value-type="string" calcext:value-type="string">
            <text:p>Nested Loop</text:p>
            <text:p/>
          </table:table-cell>
          <table:table-cell table:style-name="ce155" office:value-type="string" calcext:value-type="string">
            <text:p><text:span text:style-name="T160">Вложенный цикл (1 цикл вложен в другой)</text:span></text:p>
            <text:p/>
            <text:p><text:span text:style-name="T1">Для каждой такой строки во вложенном цикле перебираются строки второго набора</text:span> (который называется внутренним), удовлетворяющие условию соединения. Каждая найденная пара немедленно возвращается как часть результата</text:p>
            <text:p/>
            <text:p><text:span text:style-name="T160">внутреннее соединение (INNER JOIN) реализуется с помощью вложенного цикла:</text:span></text:p>
            <text:p><text:span text:style-name="T160">Во внешнем цикле перебираются строки первого набора данных (который называется внешним). </text:span></text:p>
            <text:p>Максимально выгодно и для декартова произведения (CROSS JOIN), когда для каждой строки 1 множества выводится соединение с каждой из 2-го.</text:p>
            <text:p/>
          </table:table-cell>
          <table:table-cell table:number-columns-repeated="1022"/>
        </table:table-row>
        <table:table-row table:style-name="ro87">
          <table:table-cell table:style-name="ce183" office:value-type="string" calcext:value-type="string">
            <text:p/>
            <text:p>QUERY PLAN </text:p>
            <text:p>−−−−−−−−−−−−−−−−−−−−−−−−−−−−−−−−−−−−−−−−−−−−−−−−−−−−−</text:p>
            <text:p><text:span text:style-name="T1"> Nested Loop</text:span>  (cost=0.00..2.78 rows=45 width=144) </text:p>
            <text:p>   −&gt; <text:span text:style-name="T173">Seq Scan</text:span> on aircrafts_data a1                      </text:p>
            <text:p>       (cost=0.00..1.09 rows=9 width=72)</text:p>
            <text:p>   −&gt; <text:span text:style-name="T1">Materialize</text:span>  (cost=0.00..1.14 rows=5 width=72)     </text:p>
            <text:p>       −&gt; <text:span text:style-name="T1">Seq Scan</text:span> on aircrafts_data a2 </text:p>
            <text:p>           (cost=0.00..1.11 rows=5 width=72)</text:p>
            <text:p>           Filter: (range &gt; 5000)</text:p>
            <text:p>(7 rows)</text:p>
            <text:p/>
          </table:table-cell>
          <table:table-cell table:style-name="ce155" office:value-type="string" calcext:value-type="string">
            <text:p/>
            <text:p/>
            <text:p><text:span text:style-name="T160">------- внешний набор</text:span></text:p>
            <text:p><text:span text:style-name="T160">читается Последовательным чтением (с выделением ограниченного числа буферов)</text:span></text:p>
            <text:p/>
            <text:p><text:span text:style-name="T160">------- внутренний набор</text:span></text:p>
          </table:table-cell>
          <table:table-cell table:number-columns-repeated="1022"/>
        </table:table-row>
        <table:table-row table:style-name="ro29">
          <table:table-cell table:style-name="ce182" office:value-type="string" calcext:value-type="string">
            <text:p>Materialize</text:p>
          </table:table-cell>
          <table:table-cell table:style-name="ce155" office:value-type="string" calcext:value-type="string">
            <text:p><text:span text:style-name="T207">Фактически этот узел возвращает полученные от нижестоящего узла строки, </text:span><text:span text:style-name="T208">предварительно сохраняя их в памяти</text:span><text:span text:style-name="T209"> (пока размер не превышает work_mem;)</text:span> затем данные начинают сохраняться на диск во временный файл</text:p>
            <text:p/>
            <text:p><text:span text:style-name="T1">При повторном обращении узел читает запомненные ранее строки, </text:span></text:p>
            <text:p><text:span text:style-name="T1">уже не обращаясь к дочернему узлу.</text:span></text:p>
          </table:table-cell>
          <table:table-cell table:number-columns-repeated="1022"/>
        </table:table-row>
        <table:table-row table:style-name="ro88">
          <table:table-cell table:style-name="ce183" office:value-type="string" calcext:value-type="string">
            <text:p>Nested Loop Left Join</text:p>
          </table:table-cell>
          <table:table-cell table:style-name="ce155" office:value-type="string" calcext:value-type="string">
            <text:p><text:span text:style-name="T160">левое внешнее соединение с помощью </text:span>вложенного цикла</text:p>
          </table:table-cell>
          <table:table-cell table:number-columns-repeated="1022"/>
        </table:table-row>
        <table:table-row table:style-name="ro1">
          <table:table-cell table:style-name="ce184"/>
          <table:table-cell table:style-name="ce181"/>
          <table:table-cell table:number-columns-repeated="1022"/>
        </table:table-row>
        <table:table-row table:style-name="ro89">
          <table:table-cell table:style-name="ce182" office:value-type="string" calcext:value-type="string">
            <text:p>Bitmap Scan</text:p>
          </table:table-cell>
          <table:table-cell table:style-name="ce155" office:value-type="string" calcext:value-type="string">
            <text:p>сканирование по битовой карте</text:p>
            <text:p/>
            <text:p>Используется при увеличении выборки по сравнению с Index Scan.</text:p>
            <text:p>И если данные НЕ УПОРЯДОЧЕНЫ (большинство случаев).</text:p>
            <text:p>Если даныне упорядочены, то создание битовой карты не нужно.</text:p>
          </table:table-cell>
          <table:table-cell table:number-columns-repeated="1022"/>
        </table:table-row>
        <table:table-row table:style-name="ro90">
          <table:table-cell table:style-name="ce183" office:value-type="string" calcext:value-type="string">
            <text:p>postgres=# explain (costs off) select * from t where a &lt;= 100;</text:p>
            <text:p>             QUERY PLAN            </text:p>
            <text:p>------------------------------------</text:p>
            <text:p> <text:span text:style-name="T1">Bitmap Heap Scan</text:span> on t</text:p>
            <text:p>   Recheck Cond: (a &lt;= 100)</text:p>
            <text:p>   -&gt;  <text:span text:style-name="T1">Bitmap Index Scan</text:span> on t_a_idx</text:p>
            <text:p>         Index Cond: (a &lt;= 100)</text:p>
            <text:p>(4 rows)</text:p>
          </table:table-cell>
          <table:table-cell table:style-name="ce155" office:value-type="string" calcext:value-type="string">
            <text:p/>
            <text:p/>
            <text:p/>
            <text:p>Затем версии строк читаются из таблицы (Bitmap Heap Scan) </text:p>
            <text:p>— при этом <text:span text:style-name="T210">каждая</text:span> <text:span text:style-name="T210">страница будет прочитана только один раз.</text:span></text:p>
            <text:p/>
            <text:p><text:span text:style-name="T174">Сначала метод доступа возвращает все TID, соответствующие условию (узел Bitmap Index Scan), и по ним </text:span><text:span text:style-name="T175">строится битовая карта версий строк.</text:span><text:span text:style-name="T176"> </text:span></text:p>
          </table:table-cell>
          <table:table-cell table:number-columns-repeated="1022"/>
        </table:table-row>
        <table:table-row table:style-name="ro91">
          <table:table-cell table:style-name="ce183" office:value-type="string" calcext:value-type="string">
            <text:p>postgres=# explain (costs off) select * from t where a &lt;= 100 and b = 'a';</text:p>
            <text:p>                    QUERY PLAN                    </text:p>
            <text:p>--------------------------------------------------</text:p>
            <text:p> Bitmap Heap Scan on t</text:p>
            <text:p>   Recheck Cond: (<text:span text:style-name="T1">(a &lt;= 100) AND (b = 'a'::text)</text:span>)</text:p>
            <text:p>   -&gt;  <text:span text:style-name="T56">BitmapAnd</text:span></text:p>
            <text:p>         -&gt;  <text:span text:style-name="T1">Bitmap Index Scan</text:span> on t_a_idx</text:p>
            <text:p>               Index Cond: (a &lt;= 100)</text:p>
            <text:p>         -&gt;  <text:span text:style-name="T1">Bitmap Index Scan</text:span> on t_b_idx</text:p>
            <text:p>               Index Cond: (b = 'a'::text)</text:p>
            <text:p>(7 rows)</text:p>
          </table:table-cell>
          <table:table-cell table:style-name="ce155" office:value-type="string" calcext:value-type="string">
            <text:p/>
            <text:p/>
            <text:p/>
            <text:p>Здесь узел <text:span text:style-name="T56">BitmapAnd </text:span><text:span text:style-name="T1">объединяет две битовые карты</text:span> с помощью битовой операции «и».</text:p>
            <text:p/>
            <text:p>Если условия наложены на несколько полей таблицы, </text:p>
            <text:p>и эти поля проиндексированы, </text:p>
            <text:p>сканирование битовой карты позволяет (если оптимизатор сочтет это выгодным) <text:span text:style-name="T1">использовать несколько индексов одновременно. </text:span></text:p>
          </table:table-cell>
          <table:table-cell table:number-columns-repeated="1022"/>
        </table:table-row>
        <table:table-row table:style-name="ro92">
          <table:table-cell table:style-name="ce183" office:value-type="string" calcext:value-type="string">
            <text:p><text:span text:style-name="T160"> Bitmap Heap Scan on t</text:span></text:p>
            <text:p><text:span text:style-name="T174">   </text:span><text:span text:style-name="T175">Recheck Cond</text:span><text:span text:style-name="T176">: (a &lt;= 100)</text:span></text:p>
          </table:table-cell>
          <table:table-cell table:style-name="ce155" office:value-type="string" calcext:value-type="string">
            <text:p>на втором шаге условие может перепроверяться (Recheck Cond). </text:p>
            <text:p/>
            <text:p><text:span text:style-name="T1">Выборка может оказаться слишком велика</text:span>, чтобы битовая карта версий строк могла целиком поместиться в оперативную память (ограниченную пар-ом work_mem). </text:p>
            <text:p/>
            <text:p><text:span text:style-name="T210">В этом случае строится только битовая карта страниц, содержащих хотя бы одну подходящую версию строки.</text:span><text:span text:style-name="T57"> </text:span></text:p>
            <text:p>Такая «грубая» карта занимает меньше места, но <text:span text:style-name="T1">при чтении страницы приходится перепроверять условия для каждой хранящейся там строки.</text:span></text:p>
            <text:p/>
            <text:p>Заметим, что даже <text:span text:style-name="T1">в случае небольшой выборки</text:span> (как в нашем примере) шаг «Recheck Cond» все равно отображается в плане, хотя <text:span text:style-name="T1">реально и не выполняется.</text:span></text:p>
          </table:table-cell>
          <table:table-cell table:number-columns-repeated="1022"/>
        </table:table-row>
        <table:table-row table:style-name="ro1">
          <table:table-cell table:style-name="ce184"/>
          <table:table-cell table:style-name="ce181"/>
          <table:table-cell table:number-columns-repeated="1022"/>
        </table:table-row>
        <table:table-row table:style-name="ro60">
          <table:table-cell table:style-name="ce155" office:value-type="string" calcext:value-type="string">
            <text:p>Seq Scan  = <text:span text:style-name="T1">Sequense Scan</text:span></text:p>
          </table:table-cell>
          <table:table-cell table:style-name="ce155" office:value-type="string" calcext:value-type="string">
            <text:p><text:span text:style-name="T1">Последовательное чтение больших таблиц</text:span>, для которого </text:p>
            <text:p><text:span text:style-name="T1">выделяется буферное кольцо</text:span> размером  по умолчанию 32 страницы (буфера)</text:p>
          </table:table-cell>
          <table:table-cell table:number-columns-repeated="1022"/>
        </table:table-row>
        <table:table-row table:style-name="ro93">
          <table:table-cell table:style-name="ce155" office:value-type="string" calcext:value-type="string">
            <text:p><text:span text:style-name="T73">SET</text:span> enable_seqscan = off;</text:p>
          </table:table-cell>
          <table:table-cell table:style-name="ce155" office:value-type="string" calcext:value-type="string">
            <text:p>Запрещаем последовательное сканирование</text:p>
          </table:table-cell>
          <table:table-cell table:number-columns-repeated="1022"/>
        </table:table-row>
        <table:table-row table:style-name="ro66">
          <table:table-cell table:style-name="ce155" office:value-type="string" calcext:value-type="string">
            <text:p>postgres=# explain (costs off) select * from t where a &lt;= 40000;</text:p>
            <text:p>       QUERY PLAN      </text:p>
            <text:p>------------------------</text:p>
            <text:p> Seq Scan on t</text:p>
            <text:p>   Filter: (a &lt;= 40000)</text:p>
            <text:p>(2 rows)</text:p>
          </table:table-cell>
          <table:table-cell table:style-name="ce155" office:value-type="string" calcext:value-type="string">
            <text:p>Применяется при Неселективном запросе.</text:p>
            <text:p/>
          </table:table-cell>
          <table:table-cell table:number-columns-repeated="1022"/>
        </table:table-row>
        <table:table-row table:style-name="ro1" table:number-rows-repeated="2">
          <table:table-cell table:style-name="ce155" table:number-columns-repeated="2"/>
          <table:table-cell table:number-columns-repeated="1022"/>
        </table:table-row>
        <table:table-row table:style-name="ro1">
          <table:table-cell table:style-name="ce181" office:value-type="string" calcext:value-type="string">
            <text:p>Индексы по выражениям (функциональные индексы)</text:p>
          </table:table-cell>
          <table:table-cell table:style-name="ce181"/>
          <table:table-cell table:number-columns-repeated="1022"/>
        </table:table-row>
        <table:table-row table:style-name="ro65">
          <table:table-cell table:style-name="ce155" office:value-type="string" calcext:value-type="string">
            <text:p>postgres=# create index on table(<text:span text:style-name="T1">lower</text:span>(b));</text:p>
          </table:table-cell>
          <table:table-cell table:style-name="ce155" office:value-type="string" calcext:value-type="string">
            <text:p>Функциональный индекс создается не по полю таблицы, </text:p>
            <text:p>а по произвольному выражению; </text:p>
          </table:table-cell>
          <table:table-cell table:number-columns-repeated="1022"/>
        </table:table-row>
        <table:table-row table:style-name="ro1">
          <table:table-cell table:style-name="ce155" table:number-columns-repeated="2"/>
          <table:table-cell table:number-columns-repeated="1022"/>
        </table:table-row>
        <table:table-row table:style-name="ro1">
          <table:table-cell table:style-name="ce185" office:value-type="string" calcext:value-type="string">
            <text:p>Частичные индексы</text:p>
          </table:table-cell>
          <table:table-cell table:style-name="ce185"/>
          <table:table-cell table:number-columns-repeated="1022"/>
        </table:table-row>
        <table:table-row table:style-name="ro67">
          <table:table-cell table:style-name="ce155" office:value-type="string" calcext:value-type="string">
            <text:p>postgres=# <text:span text:style-name="T1">create index</text:span> on table(c) <text:span text:style-name="T1">where </text:span>c;</text:p>
          </table:table-cell>
          <table:table-cell table:style-name="ce155" office:value-type="string" calcext:value-type="string">
            <text:p>Можно проиндексировать только часть строк.</text:p>
            <text:p>Например, <text:span text:style-name="T1">по редко встречающемуся значению</text:span>.</text:p>
            <text:p>Если в булевной колонке <text:span text:style-name="T6">True</text:span> только в 1% строк, то можно только в них и создать индекс.</text:p>
            <text:p/>
          </table:table-cell>
          <table:table-cell table:number-columns-repeated="1022"/>
        </table:table-row>
        <table:table-row table:style-name="ro67">
          <table:table-cell table:style-name="ce155" office:value-type="string" calcext:value-type="string">
            <text:p>postgres=# select relpages from pg_class where relname='t_c_idx1';</text:p>
            <text:p> relpages</text:p>
            <text:p>----------</text:p>
            <text:p>        5</text:p>
            <text:p>(1 row)</text:p>
          </table:table-cell>
          <table:table-cell table:style-name="ce155" office:value-type="string" calcext:value-type="string">
            <text:p><text:span text:style-name="T160">Размер индекса резко сократится. С </text:span>276 страниц до 5 страниц!</text:p>
          </table:table-cell>
          <table:table-cell table:number-columns-repeated="1022"/>
        </table:table-row>
        <table:table-row table:style-name="ro1">
          <table:table-cell table:style-name="ce185" office:value-type="string" calcext:value-type="string">
            <text:p>Параллельное построение</text:p>
          </table:table-cell>
          <table:table-cell table:style-name="ce185"/>
          <table:table-cell table:number-columns-repeated="1022"/>
        </table:table-row>
        <table:table-row table:style-name="ro94">
          <table:table-cell table:style-name="ce155" office:value-type="string" calcext:value-type="string">
            <text:p>postgres=# create index concurrently on t(a);</text:p>
            <text:p>CREATE INDEX</text:p>
          </table:table-cell>
          <table:table-cell table:style-name="ce155" office:value-type="string" calcext:value-type="string">
            <text:p>Чтоб таблица не блокировалась на время создания индекса,</text:p>
            <text:p>можно запустить создание в параллельном режиме.</text:p>
            <text:p/>
            <text:p>Такая команда устанавливает блокировку типа SHARE UPDATE EXCLUSIVE, которая разрешает и чтение, и изменение данных (запрещается только изменение структуры таблицы, а также одновременное выполнение очистки, анализа, или построения другого индекса на той же таблице).</text:p>
          </table:table-cell>
          <table:table-cell table:number-columns-repeated="1022"/>
        </table:table-row>
        <table:table-row table:style-name="ro1" table:number-rows-repeated="4">
          <table:table-cell table:style-name="ce155" table:number-columns-repeated="2"/>
          <table:table-cell table:number-columns-repeated="1022"/>
        </table:table-row>
        <table:table-row table:style-name="ro1">
          <table:table-cell table:style-name="ce186" office:value-type="string" calcext:value-type="string">
            <text:p>Изоляция</text:p>
          </table:table-cell>
          <table:table-cell table:style-name="ce186" office:value-type="string" calcext:value-type="string">
            <text:p>Нужна для поддержания Consistency - Согласованности.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95">
          <table:table-cell table:style-name="ce178" office:value-type="string" calcext:value-type="string">
            <text:p>Изоляция </text:p>
          </table:table-cell>
          <table:table-cell table:style-name="ce155" office:value-type="string" calcext:value-type="string">
            <text:p><text:span text:style-name="T165">- это когда транзакции происходят КАК БУДТО последовательно, КАК БУДТО одна за другой.</text:span></text:p>
            <text:p><text:span text:style-name="T160">Но на самом деле просисходят одновременно на нескольких процессорах или конкурентно асинхронно, что резко увеличивает скорость их функционирования.</text:span></text:p>
          </table:table-cell>
          <table:table-cell table:number-columns-repeated="1022"/>
        </table:table-row>
        <table:table-row table:style-name="ro96">
          <table:table-cell table:style-name="ce178" office:value-type="string" calcext:value-type="string">
            <text:p>Транзакцией </text:p>
            <text:p/>
            <text:p><text:span text:style-name="T160">В этом определении</text:span></text:p>
            <text:p><text:span text:style-name="T160"> объединены 3 первые буквы ACI в ACID</text:span></text:p>
          </table:table-cell>
          <table:table-cell table:style-name="ce155" office:value-type="string" calcext:value-type="string">
            <text:p>называется множество операций, </text:p>
            <text:p>выполняемое приложением, которое переводит базу данных </text:p>
            <text:p>из одного корректного состояния в другое корректное состояние (согласованность) </text:p>
            <text:p/>
            <text:p>при условии, что транзакция выполнена полностью (атомарность) </text:p>
            <text:p>и без помех со стороны других транзакций (изоляция)</text:p>
            <text:p/>
          </table:table-cell>
          <table:table-cell table:number-columns-repeated="1022"/>
        </table:table-row>
        <table:table-row table:style-name="ro1">
          <table:table-cell table:style-name="ce187" office:value-type="string" calcext:value-type="string">
            <text:p>аномалии одновременного выполнения:</text:p>
          </table:table-cell>
          <table:table-cell table:style-name="ce264"/>
          <table:table-cell table:number-columns-repeated="1022"/>
        </table:table-row>
        <table:table-row table:style-name="ro67">
          <table:table-cell table:style-name="ce188" office:value-type="string" calcext:value-type="string">
            <text:p>0. Потерянное обновление</text:p>
            <text:p/>
            <text:p>Не допускается стандартом ни на одном уровне изоляции.</text:p>
          </table:table-cell>
          <table:table-cell table:style-name="ce155" office:value-type="string" calcext:value-type="string">
            <text:p>1000 р. на счёте.</text:p>
            <text:p>1 транзакция читает 1000 и прибавляет 100, записывает 1100.</text:p>
            <text:p><text:span text:style-name="T1">2 транзакция читает 1000 ДО того как 1 сделала своё дело</text:span> - и тоже прибавляет 100, записывает 1100.</text:p>
            <text:p>100 р. потеряно.</text:p>
          </table:table-cell>
          <table:table-cell table:number-columns-repeated="1022"/>
        </table:table-row>
        <table:table-row table:style-name="ro97">
          <table:table-cell table:style-name="ce189" office:value-type="string" calcext:value-type="string">
            <text:p><text:span text:style-name="T177">1. Грязное чтение </text:span></text:p>
            <text:p><text:span text:style-name="T178">(изменяемые </text:span><text:span text:style-name="T179">строки блокируются от редактирования, но не от чтения)</text:span></text:p>
            <text:p/>
            <text:p><text:span text:style-name="T180">на уровне </text:span><text:span text:style-name="T181">Read Uncommitted</text:span><text:span text:style-name="T180"> допускалось при изоляции на блокирвоках.</text:span></text:p>
            <text:p><text:span text:style-name="T177">При Snapshot Isolation - современной изоляции на уровне снимков грязное чтение тоже не допускается никогда.</text:span></text:p>
            <text:p><text:span text:style-name="T182">допускаются и все нижеидущие</text:span></text:p>
            <text:p/>
          </table:table-cell>
          <table:table-cell table:style-name="ce155" office:value-type="string" calcext:value-type="string">
            <text:p>когда мы <text:span text:style-name="T1">видим</text:span> <text:span text:style-name="T1">результаты незаконченных транзакций </text:span></text:p>
            <text:p>- деньги пропали на счёте, но не появились на другом. </text:p>
            <text:p>Или вовсе то, что не должны видеть - если транзакция будет отменена.</text:p>
          </table:table-cell>
          <table:table-cell table:number-columns-repeated="1022"/>
        </table:table-row>
        <table:table-row table:style-name="ro31">
          <table:table-cell table:style-name="ce178" office:value-type="string" calcext:value-type="string">
            <text:p>2. Неповторяющееся чтение (в PostgreSQL по умолчанию)</text:p>
            <text:p><text:span text:style-name="T160">(изменяемые строки блокируются и от редактирования, и от чтения)</text:span></text:p>
            <text:p/>
            <text:p><text:span text:style-name="T183">на этом уровне уже не допускается грязное чтение</text:span></text:p>
            <text:p><text:span text:style-name="T184">Неповторяющееся чтение </text:span><text:span text:style-name="T57">допускается, уровень Read Committed</text:span></text:p>
            <text:p/>
            <text:p/>
          </table:table-cell>
          <table:table-cell table:style-name="ce155" office:value-type="string" calcext:value-type="string">
            <text:p>транзакция читает одну и ту же строку два раза </text:p>
            <text:p>или - 1 раз читает для проверки, второй раз - уже изменяет,</text:p>
            <text:p> </text:p>
            <text:p><text:span text:style-name="T1">и в промежутке между чтениями вторая транзакция </text:span></text:p>
            <text:p><text:span text:style-name="T1">изменяет</text:span> (или удаляет) эту строку и фиксирует изменения. </text:p>
            <text:p/>
          </table:table-cell>
          <table:table-cell table:number-columns-repeated="1022"/>
        </table:table-row>
        <table:table-row table:style-name="ro65">
          <table:table-cell table:style-name="ce190" office:value-type="string" calcext:value-type="string" table:number-columns-spanned="2" table:number-rows-spanned="1">
            <text:p><text:span text:style-name="T185">В PostgeSQL благодаря </text:span><text:span text:style-name="T186">Snapshot Isolation уровни </text:span><text:span text:style-name="T187">Read Uncommitted и Read Committed одинаковы, поэтому Uncommited не используется</text:span></text:p>
            <text:p/>
          </table:table-cell>
          <table:covered-table-cell table:style-name="ce265"/>
          <table:table-cell table:number-columns-repeated="1022"/>
        </table:table-row>
        <table:table-row table:style-name="ro98">
          <table:table-cell table:style-name="ce178" office:value-type="string" calcext:value-type="string">
            <text:p>3. Фантомное чтение</text:p>
            <text:p><text:span text:style-name="T160">(читаемые строки блокируются и от редактирования, и от чтения)</text:span></text:p>
            <text:p><text:span text:style-name="T183">на этом уровне уже не допускается грязное чтение и неповторяющееся чтение.</text:span></text:p>
            <text:p><text:span text:style-name="T182">Фантомное чтение допускается на уровне Repeatable Read при изоляции на блокировках, </text:span></text:p>
            <text:p><text:span text:style-name="T183">но исключается при  Snapshot Isolation</text:span></text:p>
            <text:p/>
          </table:table-cell>
          <table:table-cell table:style-name="ce155" office:value-type="string" calcext:value-type="string">
            <text:p>Фантомное чтение возникает, когда транзакция два раза читает набор строк по одному и тому же условию, </text:p>
            <text:p>и в промежутке между чтениями вторая транзакция добавляет строки, удовлетворяющие этому условию (и фиксирует изменения). </text:p>
            <text:p/>
            <text:p><text:span text:style-name="T1">Тогда первая транзакция получит разные наборы строк.</text:span></text:p>
          </table:table-cell>
          <table:table-cell table:number-columns-repeated="1022"/>
        </table:table-row>
        <table:table-row table:style-name="ro65">
          <table:table-cell table:style-name="ce188" office:value-type="string" calcext:value-type="string">
            <text:p>4. Serializable</text:p>
          </table:table-cell>
          <table:table-cell table:style-name="ce182" office:value-type="string" calcext:value-type="string">
            <text:p>Абсолютное отсутствие аномалий.</text:p>
            <text:p/>
          </table:table-cell>
          <table:table-cell table:number-columns-repeated="1022"/>
        </table:table-row>
        <table:table-row table:style-name="ro61">
          <table:table-cell table:style-name="ce155" office:value-type="string" calcext:value-type="string">
            <text:p>протокол двухфазного блокирования (2PL) - старый</text:p>
          </table:table-cell>
          <table:table-cell table:style-name="ce155" office:value-type="string" calcext:value-type="string">
            <text:p>в процессе выполнения транзакция блокирует строки, с которыми работает, </text:p>
            <text:p>а при завершении — освобождает блокировки.</text:p>
            <text:p/>
          </table:table-cell>
          <table:table-cell table:number-columns-repeated="1022"/>
        </table:table-row>
        <table:table-row table:style-name="ro82">
          <table:table-cell table:style-name="ce155" office:value-type="string" calcext:value-type="string">
            <text:p><text:span text:style-name="T188">В PostgreSQL реализован многоверсионный вариант </text:span><text:span text:style-name="T189"> </text:span><text:span text:style-name="T190">Snapshot Isolation</text:span></text:p>
          </table:table-cell>
          <table:table-cell table:style-name="ce155" office:value-type="string" calcext:value-type="string">
            <text:p>- <text:span text:style-name="T1">в СУБД могут сосуществовать несколько версий одной и той же строки</text:span></text:p>
            <text:p>- <text:span text:style-name="T1">блокируется только повторное изменение</text:span> одной и той же строки.</text:p>
            <text:p/>
            <text:p>Все остальные операции выполняются одновременно: </text:p>
            <text:p>- пишущие транзакции никогда не блокируют читающих транзакций, </text:p>
            <text:p>- а читающие никогда не блокируют никого.</text:p>
            <text:p/>
          </table:table-cell>
          <table:table-cell table:number-columns-repeated="1022"/>
        </table:table-row>
        <table:table-row table:style-name="ro1">
          <table:table-cell table:style-name="ce155" table:number-columns-repeated="2"/>
          <table:table-cell table:number-columns-repeated="1022"/>
        </table:table-row>
        <table:table-row table:style-name="ro65">
          <table:table-cell table:style-name="ce181" office:value-type="string" calcext:value-type="string">
            <text:p>Чтоб избежать неповторяющегося и фантомного чтения,</text:p>
            <text:p>а также более редких аномалий, нужно:</text:p>
          </table:table-cell>
          <table:table-cell table:style-name="ce181"/>
          <table:table-cell table:number-columns-repeated="1022"/>
        </table:table-row>
        <table:table-row table:style-name="ro99">
          <table:table-cell table:style-name="ce155" office:value-type="string" calcext:value-type="string">
            <text:p><text:span text:style-name="T1">1) Не писать код условий на SQL.</text:span></text:p>
            <text:p/>
            <text:p>Проверки такие</text:p>
            <text:p><text:span text:style-name="T191">IF</text:span><text:span text:style-name="T192"> (</text:span><text:span text:style-name="T193">SELECT</text:span><text:span text:style-name="T192"> amount </text:span><text:span text:style-name="T193">FROM</text:span><text:span text:style-name="T192"> accounts </text:span><text:span text:style-name="T193">WHERE</text:span><text:span text:style-name="T192"> id = 1) &gt;= 1000 </text:span><text:span text:style-name="T193">THEN …</text:span></text:p>
            <text:p>часто меняются на ограничение целостности:</text:p>
            <text:p>ALTER TABLE accounts ADD CHECK amount &gt;= 0;</text:p>
          </table:table-cell>
          <table:table-cell table:style-name="ce155" office:value-type="string" calcext:value-type="string">
            <text:p><text:span text:style-name="T1">2) Использовать один SQL-оператор.  </text:span></text:p>
            <text:p>Потому что другие транзакции внедряются МЕЖДУ операторами.</text:p>
            <text:p>Например,<text:span text:style-name="T3"> INSERT ON CONFLICT</text:span>, который реализует логику </text:p>
            <text:p>«вставить, а если строка уже есть, то обновить» в одном операторе</text:p>
          </table:table-cell>
          <table:table-cell table:number-columns-repeated="1022"/>
        </table:table-row>
        <table:table-row table:style-name="ro100">
          <table:table-cell table:style-name="ce155" office:value-type="string" calcext:value-type="string">
            <text:p><text:span text:style-name="T1">3) Пользовательские блокировки.</text:span></text:p>
            <text:p>Последнее средство — вручную установить исключительную блокировку или на все нужные строки (SELECT FOR UPDATE), или вообще на всю таблицу (LOCK TABLE).</text:p>
            <text:p><text:span text:style-name="T1">Это всегда работает, но сводит на нет преимущества многоверсионности:</text:span> вместо одновременного выполнения часть операций будет выполняться последовательно.</text:p>
          </table:table-cell>
          <table:table-cell table:style-name="ce155" office:value-type="string" calcext:value-type="string">
            <text:p>4) Наконец, <text:span text:style-name="T1">уровень Serializable</text:span> позволяет вообще не заботиться о несогласованности, что значительно упрощает написание кода. </text:p>
            <text:p/>
            <text:p>Единственное, что требуется от приложения — уметь повторять любую транзакций при получении ошибки сериализации. </text:p>
            <text:p/>
            <text:p>Но доля прерываемых транзакций, дополнительные накладные расходы, а также невозможность распараллеливать запросы могут существенно снизить пропускную способность системы. Также следует учитывать, что уровень Serializable не применим на репликах, и то, что его нельзя смешивать с другими уровнями изоляции.</text:p>
          </table:table-cell>
          <table:table-cell table:number-columns-repeated="1022"/>
        </table:table-row>
        <table:table-row table:style-name="ro72">
          <table:table-cell table:style-name="ce155" office:value-type="string" calcext:value-type="string">
            <text:p>BEGIN ISOLATION LEVEL SERIALIZABLE;</text:p>
            <text:p>…</text:p>
            <text:p>COMMIT;</text:p>
          </table:table-cell>
          <table:table-cell table:style-name="ce155" office:value-type="string" calcext:value-type="string">
            <text:p>начать транзакцию на уровне serializable</text:p>
            <text:p>…</text:p>
            <text:p>закоммитить транзакцию.</text:p>
          </table:table-cell>
          <table:table-cell table:number-columns-repeated="1022"/>
        </table:table-row>
        <table:table-row table:style-name="ro20">
          <table:table-cell table:style-name="ce179" office:value-type="string" calcext:value-type="string">
            <text:p>MVCC</text:p>
          </table:table-cell>
          <table:table-cell table:style-name="ce179" office:value-type="string" calcext:value-type="string">
            <text:p><text:span text:style-name="T160">Мультиверсионность записей в БД, </text:span></text:p>
            <text:p><text:span text:style-name="T203">обеспечивающая </text:span><text:span text:style-name="T211">Snapshot Isolation</text:span></text:p>
          </table:table-cell>
          <table:table-cell table:number-columns-repeated="1022"/>
        </table:table-row>
        <table:table-row table:style-name="ro61">
          <table:table-cell table:style-name="ce165" office:value-type="string" calcext:value-type="string">
            <text:p>Заголовок версии — минимум 23 байта на каждую версию строки, </text:p>
            <text:p>а обычно больше из-за битовой карты NULL-ов. </text:p>
            <text:p/>
          </table:table-cell>
          <table:table-cell table:style-name="ce165" office:value-type="string" calcext:value-type="string">
            <text:p>Если таблица «узкая» (то есть содержит мало столбцов), </text:p>
            <text:p>накладные расходы могут занимать больше, чем полезная информация.</text:p>
          </table:table-cell>
          <table:table-cell table:number-columns-repeated="1022"/>
        </table:table-row>
        <table:table-row table:style-name="ro101">
          <table:table-cell table:style-name="ce155" office:value-type="string" calcext:value-type="string">
            <text:p>Поля <text:span text:style-name="T1">xmin и xmax </text:span>входят в заголовок версии строки.</text:p>
          </table:table-cell>
          <table:table-cell table:style-name="ce155" office:value-type="string" calcext:value-type="string">
            <text:p>каждая версия имеет две отметки, определяющие начало и конец действия данной версии . </text:p>
            <text:p>Начало и конец определяются номерами транзакции.</text:p>
          </table:table-cell>
          <table:table-cell table:number-columns-repeated="1022"/>
        </table:table-row>
        <table:table-row table:style-name="ro102">
          <table:table-cell table:style-name="ce155" office:value-type="string" calcext:value-type="string">
            <text:p>SELECT txid_current();</text:p>
            <text:p/>
            <text:p><text:span text:style-name="T23"># получить номер текущей транзакции</text:span></text:p>
          </table:table-cell>
          <table:table-cell table:style-name="ce155" office:value-type="string" calcext:value-type="string">
            <text:p>Когда <text:span text:style-name="T1">строка</text:span> <text:span text:style-name="T1">создается</text:span>, значение <text:span text:style-name="T1">xmin устанавливается в номер транзакции</text:span>, выполнившей команду INSERT, а xmax не заполняется.</text:p>
            <text:p/>
            <text:p>Когда <text:span text:style-name="T1">строка удаляется</text:span>, значение <text:span text:style-name="T1">xmax текущей версии помечается номером транзакции</text:span>, выполнившей DELETE.</text:p>
            <text:p/>
            <text:p>При UPDATE на самом деле делается DELETE и новый INSERT.</text:p>
          </table:table-cell>
          <table:table-cell table:number-columns-repeated="1022"/>
        </table:table-row>
        <table:table-row table:style-name="ro103">
          <table:table-cell table:style-name="ce155" office:value-type="string" calcext:value-type="string">
            <text:p>Поле <text:span text:style-name="T1">infomask</text:span></text:p>
          </table:table-cell>
          <table:table-cell table:style-name="ce155" office:value-type="string" calcext:value-type="string">
            <text:p>ряд битов, определяющих свойства данной версии.</text:p>
          </table:table-cell>
          <table:table-cell table:number-columns-repeated="1022"/>
        </table:table-row>
        <table:table-row table:style-name="ro104">
          <table:table-cell table:style-name="ce155" office:value-type="string" calcext:value-type="string">
            <text:p><text:span text:style-name="T194">Поле </text:span><text:span text:style-name="T1">ctid</text:span></text:p>
          </table:table-cell>
          <table:table-cell table:style-name="ce155" office:value-type="string" calcext:value-type="string">
            <text:p>ссылка на следующую, более новую, версию той же строки. </text:p>
            <text:p>У самой новой, актуальной, версии строки ctid ссылается на саму эту версию. </text:p>
            <text:p/>
            <text:p>Номер имеет вид (x,y), где x — номер страницы, y — порядковый номер указателя в массиве.</text:p>
          </table:table-cell>
          <table:table-cell table:number-columns-repeated="1022"/>
        </table:table-row>
        <table:table-row table:style-name="ro105">
          <table:table-cell table:style-name="ce178" office:value-type="string" calcext:value-type="string">
            <text:p>битовая карта неопределенных значений (NULL)</text:p>
            <text:p/>
          </table:table-cell>
          <table:table-cell table:style-name="ce155" office:value-type="string" calcext:value-type="string">
            <text:p>отмечает те столбцы данной версии, которые содержат неопределенное значение (NULL). </text:p>
            <text:p>NULL не является одним из обычных значений типов данных, поэтому признак приходится хранить отдельно.</text:p>
          </table:table-cell>
          <table:table-cell table:number-columns-repeated="1022"/>
        </table:table-row>
        <table:table-row table:style-name="ro106">
          <table:table-cell table:style-name="ce180" office:value-type="string" calcext:value-type="string">
            <text:p>-[ RECORD 1 ]-+-------</text:p>
            <text:p>ctid          | (0,1)</text:p>
            <text:p>state         | normal</text:p>
            <text:p><text:span text:style-name="T26">xmin</text:span>          | 3664</text:p>
            <text:p><text:span text:style-name="T57">xmax</text:span>          | 0</text:p>
            <text:p><text:span text:style-name="T26">xmin_commited</text:span> | f</text:p>
            <text:p><text:span text:style-name="T26">xmin_aborted </text:span> | f</text:p>
            <text:p><text:span text:style-name="T57">xmax_commited</text:span> | f</text:p>
            <text:p><text:span text:style-name="T57">xmax_aborted</text:span>  | t</text:p>
            <text:p>t_ctid        | (0,1)</text:p>
          </table:table-cell>
          <table:table-cell table:style-name="ce155" office:value-type="string" calcext:value-type="string">
            <text:p>Некоторые данные в заголовке версии строки.</text:p>
            <text:p/>
            <text:p><text:span text:style-name="T212">При удалении строки в поле </text:span><text:span text:style-name="T213">xmax</text:span><text:span text:style-name="T212"> актуальной версии записывается номер текущей удаляющей транзакции, а бит xmax_aborted сбрасывается.</text:span></text:p>
            <text:p><text:span text:style-name="T160">Установленное значение xmax, соответствующее активной транзакции, выступает в качестве блокировки строки. Если другая транзакция собирается обновить или удалить эту строку, она будет вынуждена дождаться завершения транзакции xmax.</text:span></text:p>
          </table:table-cell>
          <table:table-cell table:number-columns-repeated="1022"/>
        </table:table-row>
        <table:table-row table:style-name="ro107">
          <table:table-cell table:style-name="ce178" office:value-type="string" calcext:value-type="string">
            <text:p>XACT</text:p>
          </table:table-cell>
          <table:table-cell table:style-name="ce155" office:value-type="string" calcext:value-type="string">
            <text:p>файлы в каталоге PGDATA/pg_xact, </text:p>
            <text:p>фиксирующие для каждой транзакции 2 бита - </text:p>
            <text:p><text:span text:style-name="T1">commited</text:span>  - если транзакция будет закоммичена (<text:span text:style-name="T3">COMMIT</text:span>;)</text:p>
            <text:p/>
            <text:p>и <text:span text:style-name="T1">aborted </text:span><text:span text:style-name="T67">- если транзакция будет отменена (</text:span><text:span text:style-name="T214">ROLLBACK</text:span><text:span text:style-name="T67">;).</text:span></text:p>
            <text:p/>
            <text:p/>
          </table:table-cell>
          <table:table-cell table:number-columns-repeated="1022"/>
        </table:table-row>
        <table:table-row table:style-name="ro82">
          <table:table-cell table:style-name="ce178" office:value-type="string" calcext:value-type="string">
            <text:p><text:span text:style-name="T73">savepoint</text:span></text:p>
            <text:p/>
            <text:p>subtransaction</text:p>
          </table:table-cell>
          <table:table-cell table:style-name="ce155" office:value-type="string" calcext:value-type="string">
            <text:p>файлы в каталоге PGDATA/pg_xact, </text:p>
            <text:p>фиксирующие для каждой транзакции 2 бита - </text:p>
            <text:p><text:span text:style-name="T1">commited</text:span>  - если транзакция будет закоммичена (<text:span text:style-name="T3">COMMIT</text:span>;)</text:p>
            <text:p/>
            <text:p>и <text:span text:style-name="T1">aborted </text:span><text:span text:style-name="T67">- если транзакция будет отменена (</text:span><text:span text:style-name="T214">ROLLBACK</text:span><text:span text:style-name="T67">;).</text:span></text:p>
            <text:p/>
            <text:p/>
          </table:table-cell>
          <table:table-cell table:number-columns-repeated="1022"/>
        </table:table-row>
        <table:table-row table:style-name="ro1">
          <table:table-cell table:style-name="ce155" office:value-type="string" calcext:value-type="string">
            <text:p>PGDATA/pg_subtrans</text:p>
          </table:table-cell>
          <table:table-cell table:style-name="ce155" office:value-type="string" calcext:value-type="string">
            <text:p>тут хранится информация о вложености транзакций.</text:p>
          </table:table-cell>
          <table:table-cell table:number-columns-repeated="1022"/>
        </table:table-row>
        <table:table-row table:style-name="ro1" table:number-rows-repeated="2">
          <table:table-cell table:style-name="ce155" table:number-columns-repeated="2"/>
          <table:table-cell table:number-columns-repeated="1022"/>
        </table:table-row>
        <table:table-row table:style-name="ro1">
          <table:table-cell table:style-name="ce192" office:value-type="string" calcext:value-type="string">
            <text:p>EXPLAIN</text:p>
          </table:table-cell>
          <table:table-cell table:style-name="ce266"/>
          <table:table-cell table:number-columns-repeated="1022"/>
        </table:table-row>
        <table:table-row table:style-name="ro108">
          <table:table-cell table:style-name="ce173" office:value-type="string" calcext:value-type="string">
            <text:p><text:span text:style-name="T25">CREATE TABLE</text:span> foo (c1 integer, c2 text);</text:p>
            <text:p><text:span text:style-name="T25">INSERT INTO </text:span>foo</text:p>
            <text:p>  <text:span text:style-name="T25">SELECT</text:span> i, md5(random()::text)</text:p>
            <text:p>  <text:span text:style-name="T25">FROM</text:span> generate_series(1, 1000000) <text:span text:style-name="T25">AS</text:span> i;</text:p>
          </table:table-cell>
          <table:table-cell table:style-name="ce173" office:value-type="string" calcext:value-type="string">
            <text:p>Создать тестовую таблицу</text:p>
          </table:table-cell>
          <table:table-cell table:number-columns-repeated="1022"/>
        </table:table-row>
        <table:table-row table:style-name="ro109">
          <table:table-cell table:style-name="ce193" office:value-type="string" calcext:value-type="string">
            <text:p>EXPLAIN</text:p>
          </table:table-cell>
          <table:table-cell table:style-name="ce173" office:value-type="string" calcext:value-type="string">
            <text:p>Выдаёт ОЖИДАНИЯ планировщика СУБД PostgreSQl</text:p>
            <text:p>НЕ ДЕЛАЕТ реальных изменений в базе, НЕ делает запроса!</text:p>
          </table:table-cell>
          <table:table-cell table:number-columns-repeated="1022"/>
        </table:table-row>
        <table:table-row table:style-name="ro110">
          <table:table-cell table:style-name="ce155" office:value-type="string" calcext:value-type="string">
            <text:p><text:span text:style-name="T25">EXPLAIN SELECT</text:span> * <text:span text:style-name="T25">FROM</text:span> foo;</text:p>
            <text:p/>
            <text:p><text:span text:style-name="T160">QUERY PLAN</text:span></text:p>
            <text:p><text:span text:style-name="T160">— Seq Scan on foo (</text:span><text:span text:style-name="T195">cost</text:span><text:span text:style-name="T160">=0.00..18334.00 </text:span><text:span text:style-name="T196">rows</text:span><text:span text:style-name="T160">=1000000 </text:span><text:span text:style-name="T196">width</text:span><text:span text:style-name="T160">=37)</text:span></text:p>
            <text:p><text:span text:style-name="T160">(1 row)</text:span></text:p>
          </table:table-cell>
          <table:table-cell table:style-name="ce155" office:value-type="string" calcext:value-type="string">
            <text:p><text:span text:style-name="T72">cost</text:span> - сферическое в вакууме понятие, призванное оценить затратность операции. </text:p>
            <text:p>Первое значение 0.00 — затраты на получение первой строки. </text:p>
            <text:p>Второе — 18334.00 — затраты на получение всех строк.</text:p>
            <text:p/>
            <text:p><text:span text:style-name="T215">rows</text:span> — приблизительное количество возвращаемых строк при выполнении операции</text:p>
            <text:p><text:span text:style-name="T215">width</text:span> — средний размер одной строки в байтах.</text:p>
          </table:table-cell>
          <table:table-cell table:number-columns-repeated="1022"/>
        </table:table-row>
        <table:table-row table:style-name="ro111">
          <table:table-cell table:style-name="ce194" office:value-type="string" calcext:value-type="string">
            <text:p>ANALYZE</text:p>
          </table:table-cell>
          <table:table-cell table:style-name="ce155" office:value-type="string" calcext:value-type="string">
            <text:p>Считывается определённое количество строк таблицы, выбранных случайным образом (количество опрееделяется default_statistics_target)</text:p>
            <text:p/>
            <text:p>Собирается статистика значений по каждой из колонок таблицы:</text:p>
            <text:p/>
          </table:table-cell>
          <table:table-cell table:number-columns-repeated="1022"/>
        </table:table-row>
        <table:table-row table:style-name="ro112">
          <table:table-cell table:style-name="ce155" office:value-type="string" calcext:value-type="string">
            <text:p><text:span text:style-name="T66">EXPLAIN (ANALYZE) SELECT</text:span> * <text:span text:style-name="T25">FROM</text:span> foo;</text:p>
          </table:table-cell>
          <table:table-cell table:style-name="ce155" office:value-type="string" calcext:value-type="string">
            <text:p>Такой запрос <text:span text:style-name="T1"> исполняется реально.</text:span></text:p>
            <text:p>Выполнение EXPLAIN (ANALYZE) для INSERT, DELETE или UPDATE, ИЗМЕНИТ ваши данные!</text:p>
            <text:p>В таких случаях используйте команду ROLLBACK.</text:p>
          </table:table-cell>
          <table:table-cell table:number-columns-repeated="1022"/>
        </table:table-row>
        <table:table-row table:style-name="ro95">
          <table:table-cell table:style-name="ce155" office:value-type="string" calcext:value-type="string">
            <text:p>Seq Scan on foo <text:s/>(cost=0.00..18334.10 rows=1000010 width=37) (actual time=0.009..67.701 rows=1000010 loops=1)</text:p>
          </table:table-cell>
          <table:table-cell table:style-name="ce155" office:value-type="string" calcext:value-type="string">
            <text:p><text:span text:style-name="T215">actual time</text:span> — реальное время в миллисекундах, затраченное для получения первой строки и всех строк соответственно.</text:p>
            <text:p><text:span text:style-name="T215">rows</text:span> — реальное количество строк, полученных при Seq Scan.</text:p>
            <text:p><text:span text:style-name="T215">loops</text:span> — сколько раз пришлось выполнить операцию Seq Scan.</text:p>
            <text:p><text:span text:style-name="T215">Total runtime </text:span>— общее время выполнения запроса.</text:p>
          </table:table-cell>
          <table:table-cell table:number-columns-repeated="1022"/>
        </table:table-row>
        <table:table-row table:style-name="ro1">
          <table:table-cell table:style-name="ce155" table:number-columns-repeated="2"/>
          <table:table-cell table:number-columns-repeated="1022"/>
        </table:table-row>
        <table:table-row table:style-name="ro113">
          <table:table-cell table:style-name="ce155" office:value-type="string" calcext:value-type="string">
            <text:p><text:span text:style-name="T25">EXPLAIN (ANALYZE, </text:span><text:span text:style-name="T24">BUFFERS</text:span><text:span text:style-name="T25">) SELECT</text:span> * <text:span text:style-name="T25">FROM</text:span> foo;</text:p>
            <text:p/>
            <text:p><text:span text:style-name="T160">QUERY PLAN</text:span></text:p>
            <text:p><text:span text:style-name="T160">— Seq Scan on foo (cost=0.00..18334.10 rows=1000010 width=37) (actual time=0.525..734.754 rows=1000010 loops=1)</text:span></text:p>
            <text:p><text:span text:style-name="T160">Buffers: shared read=8334</text:span></text:p>
            <text:p><text:span text:style-name="T160">Total runtime: 1253.177 ms</text:span></text:p>
            <text:p><text:span text:style-name="T160">(3 rows)</text:span></text:p>
          </table:table-cell>
          <table:table-cell table:style-name="ce155" office:value-type="string" calcext:value-type="string">
            <text:p>Исполнено после очистки кеша!</text:p>
            <text:p/>
            <text:p><text:span text:style-name="T215">Buffers: shared read </text:span>— количество блоков, считанное с диска.</text:p>
            <text:p/>
            <text:p><text:span text:style-name="T215">Buffers: shared hit</text:span> — количество блоков, считанных из кэша PostgreSQL.</text:p>
            <text:p>Появляется, если тот же запрос запускать повторно. </text:p>
            <text:p>PostgreSQL будет считывать данные уже из кеша. </text:p>
            <text:p>Уменьшится и время выполнения.</text:p>
          </table:table-cell>
          <table:table-cell table:number-columns-repeated="1022"/>
        </table:table-row>
        <table:table-row table:style-name="ro1" table:number-rows-repeated="2">
          <table:table-cell table:style-name="ce155" table:number-columns-repeated="2"/>
          <table:table-cell table:number-columns-repeated="1022"/>
        </table:table-row>
        <table:table-row table:style-name="ro1">
          <table:table-cell table:style-name="ce179" office:value-type="string" calcext:value-type="string">
            <text:p>Ускорение сканирования</text:p>
          </table:table-cell>
          <table:table-cell table:style-name="ce179"/>
          <table:table-cell table:number-columns-repeated="1022"/>
        </table:table-row>
        <table:table-row table:style-name="ro114">
          <table:table-cell table:style-name="ce155"/>
          <table:table-cell table:style-name="ce155" office:value-type="string" calcext:value-type="string">
            <text:p><text:span text:style-name="T160">1 правило оптимизации - сжать данные!</text:span></text:p>
            <text:p><text:span text:style-name="T160">Выбрать типы, сжирающие меньше места</text:span></text:p>
            <text:p><text:span text:style-name="T165">uuid text  =  64 байта</text:span></text:p>
            <text:p><text:span text:style-name="T165">uuid uuid  = 32 байта</text:span></text:p>
          </table:table-cell>
          <table:table-cell table:number-columns-repeated="1022"/>
        </table:table-row>
        <table:table-row table:style-name="ro1" table:number-rows-repeated="49">
          <table:table-cell table:style-name="ce155" table:number-columns-repeated="2"/>
          <table:table-cell table:number-columns-repeated="1022"/>
        </table:table-row>
        <table:table-row table:style-name="ro1" table:number-rows-repeated="10483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ООП" table:style-name="ta1">
        <table:table-column table:style-name="co11" table:number-columns-repeated="2" table:default-cell-style-name="ce276"/>
        <table:table-row table:style-name="ro1">
          <table:table-cell table:style-name="ce129" office:value-type="string" calcext:value-type="string">
            <text:p>Объектно-ориентированное программирование</text:p>
          </table:table-cell>
          <table:table-cell table:style-name="ce129"/>
        </table:table-row>
        <table:table-row table:style-name="ro23">
          <table:table-cell table:style-name="ce268" office:value-type="string" calcext:value-type="string">
            <text:p>Абстракция данных</text:p>
          </table:table-cell>
          <table:table-cell table:style-name="ce268" office:value-type="string" calcext:value-type="string">
            <text:p>Абстрагирование означает <text:span text:style-name="T1">выделение значимой информации и исключение из рассмотрения незначимой</text:span>. </text:p>
            <text:p>В ООП рассматривают лишь абстракцию данных (нередко называя её просто «абстракцией»), подразумевая набор наиболее значимых характеристик объекта, доступных остальной программе.</text:p>
          </table:table-cell>
        </table:table-row>
        <table:table-row table:style-name="ro18">
          <table:table-cell table:style-name="ce269" office:value-type="string" calcext:value-type="string">
            <text:p>Инкапсуляция</text:p>
          </table:table-cell>
          <table:table-cell table:style-name="ce268" office:value-type="string" calcext:value-type="string">
            <text:p>свойство системы, позволяющее <text:span text:style-name="T1">объединить данные и методы, работающие с ними, в классе. </text:span></text:p>
            <text:p>Одни языки (например, C++, Java или Ruby) <text:span text:style-name="T1">отождествляют инкапсуляцию с сокрытием,</text:span> но другие (Smalltalk, Eiffel, OCaml) различают эти понятия</text:p>
          </table:table-cell>
        </table:table-row>
        <table:table-row table:style-name="ro24">
          <table:table-cell table:style-name="ce269" office:value-type="string" calcext:value-type="string">
            <text:p>Наследование</text:p>
          </table:table-cell>
          <table:table-cell table:style-name="ce268" office:value-type="string" calcext:value-type="string">
            <text:p>свойство системы, позволяющее<text:span text:style-name="T1"> описать новый класс на основе уже существующего с частично или полностью заимствованной функциональностью. </text:span></text:p>
            <text:p>Класс, от которого производится наследование, называется базовым, родительским или суперклассом. Новый класс — потомком, наследником, дочерним или производным классом.</text:p>
          </table:table-cell>
        </table:table-row>
        <table:table-row table:style-name="ro21">
          <table:table-cell table:style-name="ce270" office:value-type="string" calcext:value-type="string">
            <text:p>Композиция - альтернатива Наследованию.</text:p>
            <text:p/>
            <text:p>- она сложнее наследования.</text:p>
            <text:p>+ куча возможностей по смене функций "на лету"</text:p>
          </table:table-cell>
          <table:table-cell table:style-name="ce268" office:value-type="string" calcext:value-type="string">
            <text:p>Объект собирается из кусочков.</text:p>
            <text:p>Жирный класс, в котором куча фнукциональности - беда наследования.</text:p>
            <text:p>Композиция: структура бьётся на подклассы.</text:p>
            <text:p>А наш объект при инициализации объект собирается из ИНСТАНСОВ разных классов.</text:p>
            <text:p>Можно менять поведение на лету, удаляя и добавляя инстансы в уже рабочем объекте.</text:p>
          </table:table-cell>
        </table:table-row>
        <table:table-row table:style-name="ro7">
          <table:table-cell table:style-name="ce269" office:value-type="string" calcext:value-type="string">
            <text:p>Полиморфизм</text:p>
          </table:table-cell>
          <table:table-cell table:style-name="ce268" office:value-type="string" calcext:value-type="string">
            <text:p>Полиморфизм подтипов — свойство системы, </text:p>
            <text:p>позволяющее <text:span text:style-name="T1">использовать объекты с одинаковым интерфейсом </text:span></text:p>
            <text:p><text:span text:style-name="T1">без информации о типе и внутренней структуре объекта</text:span>.</text:p>
          </table:table-cell>
        </table:table-row>
        <table:table-row table:style-name="ro1">
          <table:table-cell table:style-name="ce268" table:number-columns-repeated="2"/>
        </table:table-row>
        <table:table-row table:style-name="ro1">
          <table:table-cell table:style-name="ce271" office:value-type="string" calcext:value-type="string">
            <text:p>Зацепление</text:p>
          </table:table-cell>
          <table:table-cell table:style-name="ce268"/>
        </table:table-row>
        <table:table-row table:style-name="ro1">
          <table:table-cell table:style-name="ce271" office:value-type="string" calcext:value-type="string">
            <text:p>Связанность</text:p>
          </table:table-cell>
          <table:table-cell table:style-name="ce268"/>
        </table:table-row>
        <table:table-row table:style-name="ro1">
          <table:table-cell table:style-name="ce271"/>
          <table:table-cell table:style-name="ce268"/>
        </table:table-row>
        <table:table-row table:style-name="ro1">
          <table:table-cell table:style-name="Default" table:number-columns-repeated="2"/>
        </table:table-row>
        <table:table-row table:style-name="ro115">
          <table:table-cell table:style-name="ce272" office:value-type="string" calcext:value-type="string">
            <text:p>Код</text:p>
          </table:table-cell>
          <table:table-cell table:style-name="ce272" office:value-type="string" calcext:value-type="string">
            <text:p>Назначение</text:p>
          </table:table-cell>
        </table:table-row>
        <table:table-row table:style-name="ro116">
          <table:table-cell table:style-name="ce273" office:value-type="string" calcext:value-type="string">
            <text:p><text:span text:style-name="T216">SOLID</text:span></text:p>
            <text:p><text:span text:style-name="T74">Single Responsibility</text:span></text:p>
            <text:p/>
            <text:p/>
            <text:p/>
            <text:p/>
          </table:table-cell>
          <table:table-cell table:style-name="ce274" office:value-type="string" calcext:value-type="string">
            <text:p/>
            <text:p><text:span text:style-name="T307">Твой класс должен </text:span><text:span text:style-name="T308">решать одну конкретную задачу.</text:span></text:p>
            <text:p><text:span text:style-name="T309">Все ресурсы, необходимые для его осуществления, должны быть инкапсулированы в этот класс и подчинены только этой задаче.</text:span></text:p>
            <text:p/>
            <text:p/>
          </table:table-cell>
        </table:table-row>
        <table:table-row table:style-name="ro117">
          <table:table-cell table:style-name="ce274" office:value-type="string" calcext:value-type="string">
            <text:p>Open-closed Principle</text:p>
            <text:p/>
          </table:table-cell>
          <table:table-cell table:style-name="ce274" office:value-type="string" calcext:value-type="string">
            <text:p><text:span text:style-name="T74">Программные сущности должны быть </text:span></text:p>
            <text:p><text:span text:style-name="T235">открыты для расширения, </text:span></text:p>
            <text:p><text:span text:style-name="T310">но закрыты для модификации</text:span><text:span text:style-name="T311">. </text:span></text:p>
            <text:p><text:span text:style-name="T74">Используются интерфейсы.</text:span></text:p>
          </table:table-cell>
        </table:table-row>
        <table:table-row table:style-name="ro118">
          <table:table-cell table:style-name="ce275" office:value-type="string" calcext:value-type="string">
            <text:p>Liskov Substitution Principle</text:p>
            <text:p/>
          </table:table-cell>
          <table:table-cell table:style-name="ce275" office:value-type="string" calcext:value-type="string">
            <text:p><text:span text:style-name="T312">Объекты в программе должны быть заменяемыми на экземпляры их подтипов</text:span><text:span text:style-name="T313"> без изменения правильности выполнения программы.</text:span></text:p>
            <text:p/>
            <text:p><text:span text:style-name="T309">Производный класс должен быть взаимозаменяем с родительским классом. </text:span></text:p>
          </table:table-cell>
        </table:table-row>
        <table:table-row table:style-name="ro119">
          <table:table-cell table:style-name="ce275" office:value-type="string" calcext:value-type="string">
            <text:p>Interface Segregation Principle</text:p>
            <text:p/>
          </table:table-cell>
          <table:table-cell table:style-name="ce275" office:value-type="string" calcext:value-type="string">
            <text:p><text:span text:style-name="T312">много мелких интерфейсов, специально предназначенных для клиентов, </text:span><text:span text:style-name="T313">лучше, </text:span></text:p>
            <text:p/>
            <text:p><text:span text:style-name="T309">чем один интерфейс общего назначения</text:span></text:p>
          </table:table-cell>
        </table:table-row>
        <table:table-row table:style-name="ro120">
          <table:table-cell office:value-type="string" calcext:value-type="string">
            <text:p>Dependency Inversion Principle</text:p>
          </table:table-cell>
          <table:table-cell table:style-name="ce289" office:value-type="string" calcext:value-type="string">
            <text:p><text:span text:style-name="T314">Зависимость на Абстракциях. Нет зависимости на что-то конкретное</text:span></text:p>
            <text:p/>
            <text:p><text:span text:style-name="T315">A. Модули верхних уровней НЕЗАВИСИМЫ </text:span></text:p>
            <text:p><text:span text:style-name="T315">от модулей нижних уровней. </text:span></text:p>
            <text:p><text:span text:style-name="T315">Оба типа модулей должны зависеть от абстракций.</text:span></text:p>
            <text:p/>
            <text:p><text:span text:style-name="T316">B. Абстракции не должны зависеть от деталей.</text:span><text:span text:style-name="T317"> </text:span></text:p>
            <text:p><text:span text:style-name="T315">Детали должны зависеть от абстракций.</text:span></text:p>
          </table:table-cell>
        </table:table-row>
        <table:table-row table:style-name="ro121" table:number-rows-repeated="2">
          <table:table-cell table:style-name="ce277" table:number-columns-repeated="2"/>
        </table:table-row>
        <table:table-row table:style-name="ro122">
          <table:table-cell table:style-name="ce278" office:value-type="string" calcext:value-type="string">
            <text:p><text:span text:style-name="T217">class</text:span><text:span text:style-name="T88"> Person:</text:span></text:p>
            <text:p><text:span text:style-name="T218">    </text:span><text:span text:style-name="T219">def</text:span><text:span text:style-name="T220"> </text:span><text:span text:style-name="T134">__init__</text:span><text:span text:style-name="T220">(</text:span><text:span text:style-name="T134">self</text:span><text:span text:style-name="T220">, age, name):</text:span></text:p>
            <text:p><text:span text:style-name="T90">        </text:span><text:span text:style-name="T115">self</text:span><text:span text:style-name="T92">.age = age</text:span></text:p>
            <text:p><text:span text:style-name="T90">        </text:span><text:span text:style-name="T115">self</text:span><text:span text:style-name="T92">.name = name</text:span></text:p>
            <text:p/>
            <text:p/>
            <text:p><text:span text:style-name="T90">man = Person(100, </text:span><text:span text:style-name="T221">'Ivan'</text:span><text:span text:style-name="T92">)</text:span></text:p>
            <text:p><text:span text:style-name="T222">print</text:span><text:span text:style-name="T223">(man.</text:span><text:span text:style-name="T224">__dict__</text:span><text:span text:style-name="T223">)</text:span></text:p>
            <text:p/>
            <text:p><text:span text:style-name="T225">man.</text:span><text:span text:style-name="T226">__dict__</text:span><text:span text:style-name="T227">[</text:span><text:span text:style-name="T228">'age'</text:span><text:span text:style-name="T227">] = 49</text:span></text:p>
            <text:p><text:span text:style-name="T229">print</text:span><text:span text:style-name="T230">(man.age + </text:span><text:span text:style-name="T108">len</text:span><text:span text:style-name="T230">(man.</text:span><text:span text:style-name="T231">__dict__</text:span><text:span text:style-name="T230">))</text:span></text:p>
            <text:p><text:span text:style-name="T222">print</text:span><text:span text:style-name="T223">(man.</text:span><text:span text:style-name="T224">__dict__</text:span><text:span text:style-name="T223">)</text:span></text:p>
          </table:table-cell>
          <table:table-cell table:style-name="ce277" office:value-type="string" calcext:value-type="string">
            <text:p><text:span text:style-name="T90">Атрибут </text:span><text:span text:style-name="T115">__dict__</text:span><text:span text:style-name="T92"> предоставляет все атрибуты объекта в виде словаря.</text:span></text:p>
            <text:p/>
            <text:p/>
            <text:p/>
            <text:p/>
            <text:p/>
            <text:p/>
            <text:p><text:span text:style-name="T218">{</text:span><text:span text:style-name="T306">'age'</text:span><text:span text:style-name="T220">: 100, </text:span><text:span text:style-name="T306">'name'</text:span><text:span text:style-name="T220">: </text:span><text:span text:style-name="T306">'Ivan'</text:span><text:span text:style-name="T220">}</text:span></text:p>
            <text:p/>
            <text:p/>
            <text:p><text:span text:style-name="T74">51</text:span></text:p>
            <text:p><text:span text:style-name="T218">{</text:span><text:span text:style-name="T306">'age'</text:span><text:span text:style-name="T220">: 49,</text:span><text:span text:style-name="T306"> 'name'</text:span><text:span text:style-name="T220">: </text:span><text:span text:style-name="T306">'Ivan'</text:span><text:span text:style-name="T220">}</text:span></text:p>
            <text:p/>
          </table:table-cell>
        </table:table-row>
        <table:table-row table:style-name="ro123">
          <table:table-cell table:style-name="ce279" office:value-type="string" calcext:value-type="string">
            <text:p><text:span text:style-name="T232">super</text:span><text:span text:style-name="T233">(type, object-or-type)</text:span></text:p>
            <text:p/>
          </table:table-cell>
          <table:table-cell table:style-name="ce277" office:value-type="string" calcext:value-type="string">
            <text:p>Обращение к классу-родителю</text:p>
            <text:p>type - необязательно, тип, от которого начинается поиск объекта-посредника,</text:p>
            <text:p>object-or-type - необязательно, тип или объект, определяет порядок разрешения метода для поиска, по которому искать старший класс.</text:p>
          </table:table-cell>
        </table:table-row>
        <table:table-row table:style-name="ro24">
          <table:table-cell table:style-name="ce277" office:value-type="string" calcext:value-type="string">
            <text:p><text:span text:style-name="T225">A.</text:span><text:span text:style-name="T226">__init__</text:span><text:span text:style-name="T227">(</text:span><text:span text:style-name="T226">self</text:span><text:span text:style-name="T227">)</text:span></text:p>
            <text:p><text:span text:style-name="T225">ИЛИ </text:span><text:span text:style-name="T234">super</text:span><text:span text:style-name="T227">().</text:span><text:span text:style-name="T226">__init__</text:span><text:span text:style-name="T227">()</text:span></text:p>
            <text:p><text:span text:style-name="T235">Взято из курса "БАРС.Груп" на Stepik.   ПОЧЕМУ ТАК?????</text:span></text:p>
          </table:table-cell>
          <table:table-cell table:style-name="ce277" office:value-type="string" calcext:value-type="string">
            <text:p>Какие из следующих способов могут быть использованы для вызова метода __init__() класса А внутри B, где B является подклассом A?</text:p>
            <text:p>self внутри класса B будет ссылаться на объект B, а надо на A.</text:p>
          </table:table-cell>
        </table:table-row>
        <table:table-row table:style-name="ro121" table:number-rows-repeated="3">
          <table:table-cell table:style-name="ce277" table:number-columns-repeated="2"/>
        </table:table-row>
        <table:table-row table:style-name="ro115">
          <table:table-cell table:style-name="ce280" office:value-type="string" calcext:value-type="string">
            <text:p>Абстрактные классы и ИНТЕРФЕЙСЫ</text:p>
          </table:table-cell>
          <table:table-cell table:style-name="ce290"/>
        </table:table-row>
        <table:table-row table:style-name="ro124">
          <table:table-cell table:style-name="ce281" office:value-type="string" calcext:value-type="string">
            <text:p><text:span text:style-name="T236">from</text:span><text:span text:style-name="T223"> abc </text:span><text:span text:style-name="T237">import</text:span><text:span text:style-name="T223"> ABC, abstractmethod</text:span></text:p>
            <text:p/>
            <text:p><text:span text:style-name="T236">class</text:span><text:span text:style-name="T223"> </text:span><text:span text:style-name="T238">Animal</text:span><text:span text:style-name="T223">(ABC):</text:span></text:p>
            <text:p/>
            <text:p><text:span text:style-name="T239">    </text:span><text:span text:style-name="T240">@abstractmethod</text:span></text:p>
            <text:p><text:span text:style-name="T241">    </text:span><text:span text:style-name="T242">def</text:span><text:span text:style-name="T243"> </text:span><text:span text:style-name="T244">sound</text:span><text:span text:style-name="T243">(</text:span><text:span text:style-name="T245">self</text:span><text:span text:style-name="T243">):</text:span></text:p>
            <text:p><text:span text:style-name="T246">        </text:span><text:span text:style-name="T247">pass</text:span><text:span text:style-name="T248">    </text:span></text:p>
            <text:p/>
            <text:p><text:span text:style-name="T127">class</text:span><text:span text:style-name="T223"> </text:span><text:span text:style-name="T238">Dog</text:span><text:span text:style-name="T223">(Animal):</text:span></text:p>
            <text:p/>
            <text:p><text:span text:style-name="T218">    </text:span><text:span text:style-name="T131">def</text:span><text:span text:style-name="T220"> </text:span><text:span text:style-name="T249">sound</text:span><text:span text:style-name="T220">(</text:span><text:span text:style-name="T250">self</text:span><text:span text:style-name="T220">):</text:span></text:p>
            <text:p><text:span text:style-name="T225">        </text:span><text:span text:style-name="T251">print</text:span><text:span text:style-name="T227">(</text:span><text:span text:style-name="T252">'Гав!'</text:span><text:span text:style-name="T227">)</text:span></text:p>
            <text:p/>
            <text:p><text:span text:style-name="T127">class</text:span><text:span text:style-name="T223"> </text:span><text:span text:style-name="T238">Cat</text:span><text:span text:style-name="T223">(Animal):</text:span></text:p>
            <text:p/>
            <text:p><text:span text:style-name="T218">    </text:span><text:span text:style-name="T131">def</text:span><text:span text:style-name="T220"> </text:span><text:span text:style-name="T249">sound</text:span><text:span text:style-name="T220">(</text:span><text:span text:style-name="T250">self</text:span><text:span text:style-name="T220">):</text:span></text:p>
            <text:p><text:span text:style-name="T225">        </text:span><text:span text:style-name="T251">print</text:span><text:span text:style-name="T227">(</text:span><text:span text:style-name="T252">'Мяу!'</text:span><text:span text:style-name="T227">)</text:span></text:p>
          </table:table-cell>
          <table:table-cell table:style-name="ce277" office:value-type="string" calcext:value-type="string">
            <text:p>В Python по умолчанию не содержатся абстрактные классы. Но они могут быть реализованы при помощи модуля ABC. </text:p>
            <text:p/>
            <text:p/>
            <text:p>В случае, если дочерние классы не реализуют абстрактные атрибуты - будет выдана ошибка. Аналогичная ситуация произойдет, если попытаться инстанцировать класс Animal. Вся внутренняя работа ABC происходит на основе метаклассов.</text:p>
          </table:table-cell>
        </table:table-row>
        <table:table-row table:style-name="ro125">
          <table:table-cell office:value-type="string" calcext:value-type="string">
            <text:p><text:span text:style-name="T75">И</text:span><text:span text:style-name="T253"> абстрактный класс, и интерфейс</text:span><text:span text:style-name="T254"> содержат </text:span></text:p>
            <text:p><text:span text:style-name="T235">не до конца описанные методы, которые</text:span></text:p>
            <text:p><text:span text:style-name="T255">класс-наследник или класс, принимающий контракт, </text:span><text:span text:style-name="T256">ДОЛЖЕН реализовать (и в абстрактном классе, и в интерфейсе).</text:span></text:p>
            <text:p/>
            <text:p><text:span text:style-name="T74">Но </text:span></text:p>
            <text:p><text:span text:style-name="T257">1) во-первых, </text:span><text:span text:style-name="T258">абстрактный класс все же может содержать в себе реализацию</text:span><text:span text:style-name="T259"> некоторых неабстрактных методов </text:span><text:span text:style-name="T260">по умолчанию.</text:span><text:span text:style-name="T259"> </text:span></text:p>
            <text:p><text:span text:style-name="T261">Интерфейс же никакой реализации не содержит</text:span><text:span text:style-name="T262">, является лишь контрактом на описание метода в классе-наследнике.</text:span></text:p>
            <text:p/>
            <text:p/>
          </table:table-cell>
          <table:table-cell table:style-name="ce289" office:value-type="string" calcext:value-type="string">
            <text:p>Абстрактный класс (недописанный родитель)  - описывает объект</text:p>
            <text:p> и интерфейс  (контракт) - описывает функциональность.</text:p>
          </table:table-cell>
        </table:table-row>
        <table:table-row table:style-name="ro123">
          <table:table-cell office:value-type="string" calcext:value-type="string">
            <text:p><text:span text:style-name="T90">2) </text:span><text:span text:style-name="T263">любой объект класса наследника ЯВЛЯЕТСЯ объектом и класса-родителя, в т.ч. абстрактного</text:span><text:span text:style-name="T264">.</text:span></text:p>
            <text:p><text:span text:style-name="T74">Но нельзя сказать, что объект класса является объектом интерфейса, можно лишь сказать, что это объект МОЖЕТ реализовывать какие-то действия по контракту.</text:span></text:p>
            <text:p/>
          </table:table-cell>
          <table:table-cell/>
        </table:table-row>
        <table:table-row table:style-name="ro126">
          <table:table-cell office:value-type="string" calcext:value-type="string">
            <text:p><text:span text:style-name="T265">3) </text:span><text:span text:style-name="T266">Во многих языках наследоваться можно только от 1 класса (Не в Питоне, в Питоне от множества),  а интерфейсов брать на себя (контрактов) можно сколько угодно.   </text:span></text:p>
            <text:p><text:span text:style-name="T74">Например,  </text:span></text:p>
            <text:p><text:span text:style-name="T267">public class</text:span><text:span text:style-name="T268"> </text:span><text:span text:style-name="T269">Airplane</text:span><text:span text:style-name="T268"> (</text:span><text:span text:style-name="T269">Aircraft</text:span><text:span text:style-name="T268">, </text:span><text:span text:style-name="T269">IPassengers</text:span><text:span text:style-name="T268">, </text:span><text:span text:style-name="T269">IHighClass</text:span><text:span text:style-name="T268">, </text:span><text:span text:style-name="T269">IwaterLanding</text:span><text:span text:style-name="T111">)</text:span><text:span text:style-name="T268"> — класс «Самолет» является лишь наследником Aircraft, но берёт на себя интерфейсы «пассажирский», «высокого класса», «посадка на воду».  А значит, обязан (принял контракт) прописать в себе соответствующие методы.</text:span></text:p>
          </table:table-cell>
          <table:table-cell office:value-type="string" calcext:value-type="string">
            <text:p>Множественное наследование</text:p>
            <text:p>и множественные контракты (принцип Interface Segregation Principle)</text:p>
          </table:table-cell>
        </table:table-row>
        <table:table-row table:style-name="ro127">
          <table:table-cell table:style-name="ce282" office:value-type="string" calcext:value-type="string">
            <text:p><text:span text:style-name="T89">class</text:span><text:span text:style-name="T233"> O: ...</text:span></text:p>
            <text:p><text:span text:style-name="T89">class</text:span><text:span text:style-name="T233"> A(O): ...</text:span></text:p>
            <text:p><text:span text:style-name="T89">class</text:span><text:span text:style-name="T233"> B(O): ...</text:span></text:p>
            <text:p><text:span text:style-name="T89">class</text:span><text:span text:style-name="T233"> C(O): ...</text:span></text:p>
            <text:p><text:span text:style-name="T89">class</text:span><text:span text:style-name="T233"> D(O): ...</text:span></text:p>
            <text:p><text:span text:style-name="T89">class</text:span><text:span text:style-name="T233"> E(O): ...</text:span></text:p>
            <text:p><text:span text:style-name="T89">class</text:span><text:span text:style-name="T233"> K1(A, B, C): ...</text:span></text:p>
            <text:p><text:span text:style-name="T89">class</text:span><text:span text:style-name="T233"> K2(B, D): ...</text:span></text:p>
            <text:p><text:span text:style-name="T89">class</text:span><text:span text:style-name="T233"> K3(C, D, E): ...</text:span></text:p>
            <text:p><text:span text:style-name="T89">class</text:span><text:span text:style-name="T233"> Z(K1, K2, K3): …</text:span></text:p>
            <text:p/>
            <text:p><text:span text:style-name="T232">print</text:span><text:span text:style-name="T88">(Z.mro())</text:span></text:p>
            <text:p/>
          </table:table-cell>
          <table:table-cell table:style-name="ce289" office:value-type="string" calcext:value-type="string">
            <text:p><text:span text:style-name="T310">mro</text:span><text:span text:style-name="T311">() показывает, в каком порядке будут искаться методы в классах-родителях</text:span></text:p>
            <text:p/>
            <text:p/>
            <text:p/>
            <text:p/>
            <text:p/>
            <text:p><text:span text:style-name="T318"># [&lt;class '__main__.Z'&gt;, &lt;class '__main__.K1'&gt;, &lt;class '__main__.A'&gt;, &lt;class '__main__.K2'&gt;, &lt;class '__main__.B'&gt;, &lt;class '__main__.K3'&gt;, &lt;class '__main__.C'&gt;, &lt;class '__main__.D'&gt;, &lt;class '__main__.E'&gt;, &lt;class '__main__.O'&gt;, &lt;class 'object'&gt;]</text:span></text:p>
          </table:table-cell>
        </table:table-row>
        <table:table-row table:style-name="ro1">
          <table:table-cell table:style-name="ce283" table:number-columns-repeated="2"/>
        </table:table-row>
        <table:table-row table:style-name="ro121">
          <table:table-cell table:style-name="ce284"/>
          <table:table-cell/>
        </table:table-row>
        <table:table-row table:style-name="ro115">
          <table:table-cell table:style-name="ce285" office:value-type="string" calcext:value-type="string">
            <text:p>Классы-Миксины</text:p>
          </table:table-cell>
          <table:table-cell table:style-name="ce287"/>
        </table:table-row>
        <table:table-row table:style-name="ro128">
          <table:table-cell table:style-name="ce286" office:value-type="string" calcext:value-type="string">
            <text:p><text:span text:style-name="T270"># КЛАСС-МИКСИН</text:span></text:p>
            <text:p><text:span text:style-name="T271">class</text:span><text:span text:style-name="T272"> </text:span><text:span text:style-name="T273">RunMixin</text:span><text:span text:style-name="T272">:</text:span></text:p>
            <text:p><text:span text:style-name="T274">    </text:span><text:span text:style-name="T275">def</text:span><text:span text:style-name="T272"> </text:span><text:span text:style-name="T273">run</text:span><text:span text:style-name="T272">(</text:span><text:span text:style-name="T276">self</text:span><text:span text:style-name="T272">):</text:span></text:p>
            <text:p><text:span text:style-name="T277">        </text:span><text:span text:style-name="T278">self</text:span><text:span text:style-name="T277">.give_sound()</text:span></text:p>
            <text:p><text:span text:style-name="T279">        </text:span><text:span text:style-name="T280">print</text:span><text:span text:style-name="T281">(</text:span><text:span text:style-name="T282">'Был тут, теперь убежал'</text:span><text:span text:style-name="T281">)</text:span></text:p>
            <text:p/>
            <text:p/>
            <text:p><text:span text:style-name="T283">class</text:span><text:span text:style-name="T284"> Animal:</text:span></text:p>
            <text:p><text:span text:style-name="T285">    </text:span><text:span text:style-name="T286">def</text:span><text:span text:style-name="T285"> </text:span><text:span text:style-name="T287">__init__</text:span><text:span text:style-name="T285">(</text:span><text:span text:style-name="T287">self</text:span><text:span text:style-name="T285">, legs_number=</text:span><text:span text:style-name="T286">None</text:span><text:span text:style-name="T285">):</text:span></text:p>
            <text:p><text:span text:style-name="T288">        </text:span><text:span text:style-name="T289">self</text:span><text:span text:style-name="T284">.legs_number = legs_number </text:span><text:span text:style-name="T290">or</text:span><text:span text:style-name="T284"> 4</text:span></text:p>
            <text:p/>
            <text:p><text:span text:style-name="T291">    </text:span><text:span text:style-name="T292">def</text:span><text:span text:style-name="T293"> </text:span><text:span text:style-name="T294">give_sound</text:span><text:span text:style-name="T293">(</text:span><text:span text:style-name="T295">self</text:span><text:span text:style-name="T293">):</text:span></text:p>
            <text:p><text:span text:style-name="T288">        </text:span><text:span text:style-name="T290">pass</text:span></text:p>
            <text:p/>
            <text:p/>
            <text:p><text:span text:style-name="T296">class</text:span><text:span text:style-name="T293"> </text:span><text:span text:style-name="T294">Dog</text:span><text:span text:style-name="T293">(RunMixin, Animal):</text:span></text:p>
            <text:p><text:span text:style-name="T291">    </text:span><text:span text:style-name="T292">def</text:span><text:span text:style-name="T293"> </text:span><text:span text:style-name="T294">give_sound</text:span><text:span text:style-name="T293">(</text:span><text:span text:style-name="T295">self</text:span><text:span text:style-name="T293">):</text:span></text:p>
            <text:p><text:span text:style-name="T288">        </text:span><text:span text:style-name="T297">print</text:span><text:span text:style-name="T284">(</text:span><text:span text:style-name="T298">'Гав'</text:span><text:span text:style-name="T284">)</text:span></text:p>
            <text:p/>
            <text:p/>
            <text:p><text:span text:style-name="T286">if</text:span><text:span text:style-name="T285"> </text:span><text:span text:style-name="T287">__name__</text:span><text:span text:style-name="T285"> == </text:span><text:span text:style-name="T299">"__main__"</text:span><text:span text:style-name="T285">:</text:span></text:p>
            <text:p><text:span text:style-name="T270">    rex = Dog()</text:span></text:p>
            <text:p><text:span text:style-name="T270">    rex.run()</text:span></text:p>
            <text:p/>
            <text:p><text:span text:style-name="T300">&gt;&gt;&gt; Гав</text:span></text:p>
            <text:p><text:span text:style-name="T300">&gt;&gt;&gt; Был тут, теперь убежал</text:span></text:p>
          </table:table-cell>
          <table:table-cell office:value-type="string" calcext:value-type="string">
            <text:p><text:span text:style-name="T235">Миксин - класс, в который выносятся какие-то общие действия для разных классов.</text:span></text:p>
            <text:p><text:span text:style-name="T225">В методах миксина может использоваться </text:span><text:span text:style-name="T319">self</text:span><text:span text:style-name="T227"> и </text:span><text:span text:style-name="T319">self</text:span><text:span text:style-name="T227">-методы объектов, хоть в нём и нет инита.</text:span></text:p>
            <text:p/>
            <text:p/>
            <text:p/>
            <text:p/>
            <text:p/>
            <text:p/>
            <text:p/>
            <text:p/>
            <text:p><text:span text:style-name="T74">Это можно сделать и в классе родителе. </text:span></text:p>
            <text:p><text:span text:style-name="T74">Но если это редкое дейтсвие, не подходящее для многих детей,</text:span></text:p>
            <text:p/>
            <text:p><text:span text:style-name="T74">тогда лучше вынести в отдельный класс-миксин, а тех, кому оно нужно наследовать от обоих - Миксина и основного родителя.</text:span></text:p>
            <text:p/>
            <text:p/>
            <text:p/>
            <text:p/>
            <text:p><text:span text:style-name="T74">вызываем только run(), а он и лает перед этим, </text:span></text:p>
            <text:p><text:span text:style-name="T74">так как миксин вызывает метод объекта give_sound()</text:span></text:p>
          </table:table-cell>
        </table:table-row>
        <table:table-row table:style-name="ro121" table:number-rows-repeated="2">
          <table:table-cell table:style-name="ce284"/>
          <table:table-cell/>
        </table:table-row>
        <table:table-row table:style-name="ro129">
          <table:table-cell table:style-name="ce287" office:value-type="string" calcext:value-type="string">
            <text:p>МЕТАКЛАССЫ</text:p>
          </table:table-cell>
          <table:table-cell table:style-name="ce287" office:value-type="string" calcext:value-type="string">
            <text:p>В Python метакласс - это класс, экземпляры которого являются классами. </text:p>
            <text:p>type - это метакласс.</text:p>
          </table:table-cell>
        </table:table-row>
        <table:table-row table:style-name="ro31">
          <table:table-cell table:style-name="ce288" office:value-type="string" calcext:value-type="string">
            <text:p><text:span text:style-name="T301">class</text:span><text:span text:style-name="T223"> </text:span><text:span text:style-name="T129">SimpleClass</text:span><text:span text:style-name="T223">:</text:span></text:p>
            <text:p><text:span text:style-name="T255">    </text:span><text:span text:style-name="T302">pass</text:span></text:p>
            <text:p/>
            <text:p><text:span text:style-name="T74">sc = SimpleClass()</text:span></text:p>
            <text:p/>
            <text:p><text:span text:style-name="T303">type</text:span><text:span text:style-name="T88">(sc)</text:span></text:p>
            <text:p><text:span text:style-name="T303">type</text:span><text:span text:style-name="T88">(SimpleClass)</text:span></text:p>
          </table:table-cell>
          <table:table-cell office:value-type="string" calcext:value-type="string">
            <text:p/>
            <text:p/>
            <text:p/>
            <text:p/>
            <text:p/>
            <text:p>&lt;class '__main__.SimpleClass'&gt;</text:p>
            <text:p>&lt;class 'type'&gt;</text:p>
          </table:table-cell>
        </table:table-row>
        <table:table-row table:style-name="ro126">
          <table:table-cell table:style-name="ce288" office:value-type="string" calcext:value-type="string">
            <text:p><text:span text:style-name="T304">def</text:span><text:span text:style-name="T230"> </text:span><text:span text:style-name="T107">say_hello</text:span><text:span text:style-name="T230">(</text:span><text:span text:style-name="T231">self</text:span><text:span text:style-name="T230">):</text:span></text:p>
            <text:p><text:span text:style-name="T225">    </text:span><text:span text:style-name="T234">print</text:span><text:span text:style-name="T227">(</text:span><text:span text:style-name="T228">'Привет!'</text:span><text:span text:style-name="T227">)</text:span></text:p>
            <text:p/>
            <text:p/>
            <text:p><text:span text:style-name="T218">SimpleClass = </text:span><text:span text:style-name="T305">type</text:span><text:span text:style-name="T220">(</text:span><text:span text:style-name="T306">'SimpleClass'</text:span><text:span text:style-name="T220">, (object,), {</text:span><text:span text:style-name="T306">'say_hello'</text:span><text:span text:style-name="T220">: say_hello})</text:span></text:p>
            <text:p><text:span text:style-name="T74">sc = SimpleClass()</text:span></text:p>
            <text:p/>
            <text:p/>
            <text:p/>
            <text:p><text:span text:style-name="T74">sc.say_hello()</text:span></text:p>
          </table:table-cell>
          <table:table-cell office:value-type="string" calcext:value-type="string">
            <text:p>Использование <text:span text:style-name="T25">type</text:span> в качестве метакласса позволяет создавать классы в момент исполнения кода.</text:p>
            <text:p/>
            <text:p/>
            <text:p>В <text:span text:style-name="T25">type</text:span> для создания класса передаются:</text:p>
            <text:p>    наименование будущего класса;</text:p>
            <text:p>    последовательность родительских классов;</text:p>
            <text:p>    набор атрибутов, которые будут добавлены в <text:span text:style-name="T3">__dict__</text:span>() будущего класса.</text:p>
            <text:p/>
            <text:p><text:span text:style-name="T23"># Привет!</text:span></text:p>
          </table:table-cell>
        </table:table-row>
        <table:table-row table:style-name="ro121" table:number-rows-repeated="6">
          <table:table-cell table:number-columns-repeated="2"/>
        </table:table-row>
        <table:table-row table:style-name="ro121">
          <table:table-cell table:number-columns-repeated="2"/>
        </table:table-row>
      </table:table>
      <table:table table:name="SQL" table:style-name="ta6">
        <table:table-column table:style-name="co12" table:default-cell-style-name="ce128"/>
        <table:table-column table:style-name="co13" table:default-cell-style-name="ce128"/>
        <table:table-row table:style-name="ro1">
          <table:table-cell table:number-columns-repeated="2"/>
        </table:table-row>
        <table:table-row table:style-name="ro1">
          <table:table-cell table:style-name="ce134" office:value-type="string" calcext:value-type="string">
            <text:p>SQL Transactions - ACID</text:p>
          </table:table-cell>
          <table:table-cell table:style-name="ce134"/>
        </table:table-row>
        <table:table-row table:style-name="ro1">
          <table:table-cell office:value-type="string" calcext:value-type="string">
            <text:p>Atomicity — Атомарность</text:p>
          </table:table-cell>
          <table:table-cell office:value-type="string" calcext:value-type="string">
            <text:p>Атомарность гарантирует, что никакая транзакция не будет зафиксирована в системе частично. </text:p>
          </table:table-cell>
        </table:table-row>
        <table:table-row table:style-name="ro6">
          <table:table-cell office:value-type="string" calcext:value-type="string">
            <text:p>Consistency — Согласованность</text:p>
          </table:table-cell>
          <table:table-cell office:value-type="string" calcext:value-type="string">
            <text:p>Транзакция, достигающая своего нормального завершения (EOT — end of transaction, завершение транзакции) и тем самым фиксирующая свои результаты, сохраняет согласованность базы данных.</text:p>
          </table:table-cell>
        </table:table-row>
        <table:table-row table:style-name="ro6">
          <table:table-cell office:value-type="string" calcext:value-type="string">
            <text:p>Isolation — Изолированность</text:p>
          </table:table-cell>
          <table:table-cell office:value-type="string" calcext:value-type="string">
            <text:p>Во время выполнения транзакции параллельные транзакции не должны оказывать влияния на её результат. </text:p>
          </table:table-cell>
        </table:table-row>
        <table:table-row table:style-name="ro7">
          <table:table-cell office:value-type="string" calcext:value-type="string">
            <text:p>Durability — Прочность/Надёжность</text:p>
          </table:table-cell>
          <table:table-cell office:value-type="string" calcext:value-type="string">
            <text:p>Независимо от проблем на нижних уровнях (к примеру, обесточивание системы или сбои в оборудовании) изменения, сделанные успешно завершённой транзакцией, должны остаться сохранёнными после возвращения системы в работу. 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34" office:value-type="string" calcext:value-type="string">
            <text:p>SQL Нормальные формы</text:p>
          </table:table-cell>
          <table:table-cell table:style-name="ce134"/>
        </table:table-row>
        <table:table-row table:style-name="ro1">
          <table:table-cell office:value-type="string" calcext:value-type="string">
            <text:p>1 нормальная форма</text:p>
          </table:table-cell>
          <table:table-cell office:value-type="string" calcext:value-type="string">
            <text:p>Атомарность</text:p>
          </table:table-cell>
        </table:table-row>
        <table:table-row table:style-name="ro1">
          <table:table-cell office:value-type="string" calcext:value-type="string">
            <text:p>2 нормальная форма</text:p>
          </table:table-cell>
          <table:table-cell office:value-type="string" calcext:value-type="string">
            <text:p>Наличие первичного ключа</text:p>
          </table:table-cell>
        </table:table-row>
        <table:table-row table:style-name="ro1">
          <table:table-cell office:value-type="string" calcext:value-type="string">
            <text:p>3 нормальная форма</text:p>
          </table:table-cell>
          <table:table-cell office:value-type="string" calcext:value-type="string">
            <text:p>Прямые зависимости от первичного ключа</text:p>
          </table:table-cell>
        </table:table-row>
        <table:table-row table:style-name="ro1">
          <table:table-cell office:value-type="string" calcext:value-type="string">
            <text:p>4 нормальная форма</text:p>
          </table:table-cell>
          <table:table-cell office:value-type="string" calcext:value-type="string">
            <text:p>Единый тип зависимости</text:p>
          </table:table-cell>
        </table:table-row>
        <table:table-row table:style-name="ro1">
          <table:table-cell table:style-name="ce17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3" office:value-type="float" office:value="6" calcext:value-type="float">
            <text:p>6</text:p>
          </table:table-cell>
          <table:table-cell/>
        </table:table-row>
      </table:table>
      <table:table table:name="Многопоточность" table:style-name="ta7">
        <table:table-column table:style-name="co14" table:number-columns-repeated="2" table:default-cell-style-name="ce268"/>
        <table:table-column table:style-name="co15" table:default-cell-style-name="Default"/>
        <table:table-row table:style-name="ro6">
          <table:table-cell table:style-name="ce129" office:value-type="string" calcext:value-type="string">
            <text:p>GIL расшифровывается как Global Interpreter Lock </text:p>
          </table:table-cell>
          <table:table-cell table:style-name="ce129" office:value-type="string" calcext:value-type="string">
            <text:p>(Глобальная блокировка интерпретатора), и его задача состоит в том, чтобы сделать интерпретатор CPython <text:span text:style-name="T1">потокобезопасным</text:span>.</text:p>
          </table:table-cell>
          <table:table-cell/>
        </table:table-row>
        <table:table-row table:style-name="ro130">
          <table:table-cell table:style-name="ce291" office:value-type="string" calcext:value-type="string">
            <text:p><text:span text:style-name="T2">GIL выставляет ВСЕ ПОТОКИ в очередь и переключает контекст между ними через определённое число тиков,</text:span></text:p>
            <text:p><text:span text:style-name="T320">ограничивает параллельность </text:span><text:span text:style-name="T321">многопоточности</text:span><text:span text:style-name="T320">.</text:span></text:p>
            <text:p><text:span text:style-name="T322">Потоки делят общую память.</text:span></text:p>
            <text:p/>
          </table:table-cell>
          <table:table-cell office:value-type="string" calcext:value-type="string">
            <text:p><text:span text:style-name="T2">Аинхронность (конкурентность) в таких процессах ещё выгоднее,</text:span></text:p>
            <text:p><text:span text:style-name="T13">так как мы сами указываем, когда переключать контекст (</text:span><text:span text:style-name="T352">await</text:span><text:span text:style-name="T13">). </text:span></text:p>
            <text:p><text:span text:style-name="T2">Но сложнее для разработчика.</text:span></text:p>
          </table:table-cell>
          <table:table-cell/>
        </table:table-row>
        <table:table-row table:style-name="ro131">
          <table:table-cell table:style-name="ce291" office:value-type="string" calcext:value-type="string">
            <text:p><text:span text:style-name="T323">Cpython применяет шаблон </text:span><text:span text:style-name="T324">release-perform-acquire</text:span><text:span text:style-name="T323">:</text:span></text:p>
            <text:p><text:span text:style-name="T325">- к </text:span><text:span text:style-name="T326">операциям ввода-вывода,</text:span><text:span text:style-name="T327"> </text:span></text:p>
            <text:p><text:span text:style-name="T328">- к другим </text:span><text:span text:style-name="T329">блокирующим вызовам в ОС</text:span><text:span text:style-name="T330">, таким как </text:span><text:span text:style-name="T331">select</text:span><text:span text:style-name="T330">() и </text:span><text:span text:style-name="T331">pthread_mutex_lock</text:span><text:span text:style-name="T330"> (), </text:span></text:p>
            <text:p><text:span text:style-name="T332">- а также </text:span><text:span text:style-name="T333">к тяжелым вычислениям в чистом C</text:span><text:span text:style-name="T334">. Например, хэш-функции в стандартном модуле </text:span><text:span text:style-name="T335">hashlib</text:span><text:span text:style-name="T334"> освобождают GIL</text:span></text:p>
          </table:table-cell>
          <table:table-cell office:value-type="string" calcext:value-type="string">
            <text:p><text:span text:style-name="T325">Чтобы разрешить выполнение других потоков, пока поток, удерживающий GIL, ожидает ввода-вывода, CPython реализует </text:span><text:span text:style-name="T326">все операции ввода-вывода</text:span><text:span text:style-name="T327">, используя следующий шаблон:</text:span></text:p>
            <text:p><text:span text:style-name="T353">отпустить GIL;</text:span></text:p>
            <text:p><text:span text:style-name="T354">выполните операцию, например </text:span><text:span text:style-name="T354"><text:a xlink:href="https://man7.org/linux/man-pages/man2/write.2.html" xlink:type="simple">write()</text:a></text:span><text:span text:style-name="T354">, </text:span><text:span text:style-name="T354"><text:a xlink:href="https://man7.org/linux/man-pages/man2/recv.2.html" xlink:type="simple">recv()</text:a></text:span><text:span text:style-name="T354">, </text:span><text:span text:style-name="T354"><text:a xlink:href="https://man7.org/linux/man-pages/man2/accept.2.html" xlink:type="simple">accept()</text:a></text:span><text:span text:style-name="T354">;</text:span></text:p>
            <text:p><text:span text:style-name="T354">захватить GIL.</text:span></text:p>
          </table:table-cell>
          <table:table-cell/>
        </table:table-row>
        <table:table-row table:style-name="ro132">
          <table:table-cell office:value-type="string" calcext:value-type="string">
            <text:p><text:span text:style-name="T7">Благодаря </text:span><text:span text:style-name="T336">release-perform-acquire</text:span> </text:p>
            <text:p>GIL может не дожидаться окончания блока тиков </text:p>
            <text:p>и переключить контекст по другой причине.</text:p>
            <text:p/>
            <text:p><text:span text:style-name="T337">1) Многопоток </text:span><text:span text:style-name="T338">выгоден</text:span><text:span text:style-name="T337"> в In-Out-Bound процессах.</text:span></text:p>
            <text:p><text:span text:style-name="T2">Когда много ожиданий внешнего сигнала.</text:span></text:p>
            <text:p/>
            <text:p><text:span text:style-name="T339">2) </text:span><text:span text:style-name="T340">Многопоток </text:span><text:span text:style-name="T341">ускоряет</text:span><text:span text:style-name="T340"> </text:span></text:p>
            <text:p><text:span text:style-name="T342">процессорно-интенсивный код Python</text:span></text:p>
            <text:p><text:span text:style-name="T343">если код вызывает функции C</text:span><text:span text:style-name="T344">, которые освобождают GIL. </text:span></text:p>
          </table:table-cell>
          <table:table-cell table:style-name="ce295" office:value-type="string" calcext:value-type="string">
            <text:p>При чтении из сокета поток зависает, пока клиент что-то не отправит. Тем временем может работать другой поток.</text:p>
            <text:p/>
            <text:p><text:span text:style-name="T355">Таким образом, </text:span><text:span text:style-name="T356">поток может добровольно освободить GIL до того, как другой поток установит eval_breaker и gil_drop_request</text:span><text:span text:style-name="T357">. В общем случае поток может удерживать GIL только во время работы с объектами Python</text:span></text:p>
          </table:table-cell>
          <table:table-cell table:style-name="ce297"/>
        </table:table-row>
        <table:table-row table:style-name="ro133">
          <table:table-cell office:value-type="string" calcext:value-type="string">
            <text:p><text:span text:style-name="T345">НО многопоточные программы могут работать </text:span><text:span text:style-name="T346">МЕДЛЕННЕЕ</text:span><text:span text:style-name="T345"> из-за накладных расходов, </text:span><text:span text:style-name="T347">связанных с переключением контекста, если не используются преимущества многопотока.</text:span></text:p>
          </table:table-cell>
          <table:table-cell table:style-name="ce296"/>
          <table:table-cell table:style-name="ce297"/>
        </table:table-row>
        <table:table-row table:style-name="ro1">
          <table:table-cell table:number-columns-repeated="2"/>
          <table:table-cell table:style-name="ce297"/>
        </table:table-row>
        <table:table-row table:style-name="ro134">
          <table:table-cell office:value-type="string" calcext:value-type="string">
            <text:p><text:span text:style-name="T348">многоПРОЦЕССорность</text:span><text:span text:style-name="T349"> </text:span><text:span text:style-name="T350">GIL </text:span><text:span text:style-name="T351">НЕ ограничивает.</text:span></text:p>
            <text:p><text:span text:style-name="T322">У каждого процесса своя память, они НЕ пересекаются.</text:span></text:p>
          </table:table-cell>
          <table:table-cell table:style-name="ce269"/>
          <table:table-cell table:style-name="ce297"/>
        </table:table-row>
        <table:table-row table:style-name="ro1" table:number-rows-repeated="3">
          <table:table-cell table:number-columns-repeated="2"/>
          <table:table-cell table:style-name="ce297"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129" office:value-type="string" calcext:value-type="string">
            <text:p>Многопоточность</text:p>
          </table:table-cell>
          <table:table-cell table:style-name="ce129"/>
          <table:table-cell/>
        </table:table-row>
        <table:table-row table:style-name="ro6">
          <table:table-cell table:style-name="ce134" office:value-type="string" calcext:value-type="string">
            <text:p>Состояние гонки</text:p>
            <text:p>или неопределённость параллелизма</text:p>
          </table:table-cell>
          <table:table-cell table:style-name="ce134" office:value-type="string" calcext:value-type="string">
            <text:p>Ошибка из-за обращения к памяти одновременно 2 потоков БЕЗ лока (мьютекса)</text:p>
          </table:table-cell>
          <table:table-cell/>
        </table:table-row>
        <table:table-row table:style-name="ro24">
          <table:table-cell table:style-name="ce128" office:value-type="string" calcext:value-type="string">
            <text:p>х = 0</text:p>
            <text:p/>
            <text:p>// Поток 1:</text:p>
            <text:p>while (!stop):</text:p>
            <text:p>  x++;</text:p>
            <text:p>  </text:p>
          </table:table-cell>
          <table:table-cell table:style-name="ce128"/>
          <table:table-cell/>
        </table:table-row>
        <table:table-row table:style-name="ro21">
          <table:table-cell table:style-name="ce128" office:value-type="string" calcext:value-type="string">
            <text:p>// Поток 2:</text:p>
            <text:p>while (!stop):</text:p>
            <text:p>  if (x%2 == 0)</text:p>
            <text:p>      print("x чётно и x=" + x);</text:p>
            <text:p>  …</text:p>
            <text:p/>
            <text:p/>
          </table:table-cell>
          <table:table-cell table:style-name="ce128" office:value-type="string" calcext:value-type="string">
            <text:p><text:span text:style-name="T54">1) Оператор if в потоке 2 </text:span><text:span text:style-name="T55">проверяет x на чётность.</text:span></text:p>
            <text:p/>
            <text:p><text:span text:style-name="T54">2) Оператор «x++» в потоке 1 </text:span><text:span text:style-name="T55">увеличивает x на единицу.</text:span></text:p>
            <text:p/>
            <text:p><text:span text:style-name="T166">3) Оператор вывода в потоке 2 выводит «</text:span><text:span text:style-name="T167">x чётно и x=1</text:span><text:span text:style-name="T168">», хотя, казалось бы, переменная проверена на чётность.</text:span></text:p>
          </table:table-cell>
          <table:table-cell/>
        </table:table-row>
        <table:table-row table:style-name="ro1">
          <table:table-cell table:style-name="ce128" table:number-columns-repeated="2"/>
          <table:table-cell/>
        </table:table-row>
        <table:table-row table:style-name="ro18">
          <table:table-cell table:style-name="ce134" office:value-type="string" calcext:value-type="string">
            <text:p>Deadlock</text:p>
            <text:p>Взаи́мная блокиро́вка</text:p>
          </table:table-cell>
          <table:table-cell table:style-name="ce134" office:value-type="string" calcext:value-type="string">
            <text:p>Ошибка из-за обращения к 2 разным ячейкам памяти одновременно 2 потоков С локом (мьютексом), когда 1 ячейку берёт 1 поток, 2-ю - 2-й, </text:p>
            <text:p>но им обоим нужны 2 сразу.   И они оба стоят и ждут, когда вторая освободится.</text:p>
          </table:table-cell>
          <table:table-cell/>
        </table:table-row>
        <table:table-row table:style-name="ro1">
          <table:table-cell table:style-name="ce292" office:value-type="string" calcext:value-type="string">
            <text:p>Процесс 1</text:p>
          </table:table-cell>
          <table:table-cell table:style-name="ce292" office:value-type="string" calcext:value-type="string">
            <text:p>Процесс 2 </text:p>
          </table:table-cell>
          <table:table-cell/>
        </table:table-row>
        <table:table-row table:style-name="ro1">
          <table:table-cell table:style-name="ce93" office:value-type="string" calcext:value-type="string">
            <text:p>Хочет захватить A и B, начинает с A</text:p>
          </table:table-cell>
          <table:table-cell table:style-name="ce93" office:value-type="string" calcext:value-type="string">
            <text:p>Хочет захватить A и B, начинает с B </text:p>
          </table:table-cell>
          <table:table-cell/>
        </table:table-row>
        <table:table-row table:style-name="ro1">
          <table:table-cell table:style-name="ce93" office:value-type="string" calcext:value-type="string">
            <text:p>Захватывает ресурс A</text:p>
          </table:table-cell>
          <table:table-cell table:style-name="ce93" office:value-type="string" calcext:value-type="string">
            <text:p>Захватывает ресурс B </text:p>
          </table:table-cell>
          <table:table-cell/>
        </table:table-row>
        <table:table-row table:style-name="ro1">
          <table:table-cell table:style-name="ce93" office:value-type="string" calcext:value-type="string">
            <text:p>Ожидает освобождения ресурса B</text:p>
          </table:table-cell>
          <table:table-cell table:style-name="ce93" office:value-type="string" calcext:value-type="string">
            <text:p>Ожидает освобождения ресурса A </text:p>
          </table:table-cell>
          <table:table-cell/>
        </table:table-row>
        <table:table-row table:style-name="ro1">
          <table:table-cell table:style-name="ce294" office:value-type="string" calcext:value-type="string" table:number-columns-spanned="2" table:number-rows-spanned="1">
            <text:p>Взаимная блокировка</text:p>
          </table:table-cell>
          <table:covered-table-cell table:style-name="ce93"/>
          <table:table-cell/>
        </table:table-row>
        <table:table-row table:style-name="ro1">
          <table:table-cell table:style-name="ce128" office:value-type="string" calcext:value-type="string">
            <text:p>Главная проблема Deadlock</text:p>
          </table:table-cell>
          <table:table-cell table:style-name="ce128" office:value-type="string" calcext:value-type="string">
            <text:p>Ошибка плавающая - она то есть, то нет. <text:s/>Отловить на дебаге сложно!</text:p>
          </table:table-cell>
          <table:table-cell/>
        </table:table-row>
        <table:table-row table:style-name="ro1">
          <table:table-cell table:style-name="ce128" table:number-columns-repeated="2"/>
          <table:table-cell/>
        </table:table-row>
        <table:table-row table:style-name="ro1">
          <table:table-cell table:style-name="ce128" table:number-columns-repeated="2"/>
          <table:table-cell/>
        </table:table-row>
      </table:table>
      <table:table table:name="Типичные ошибки в коде" table:style-name="ta1">
        <table:table-column table:style-name="co16" table:number-columns-repeated="2" table:default-cell-style-name="ce162"/>
        <table:table-column table:style-name="co2" table:number-columns-repeated="1022" table:default-cell-style-name="ce162"/>
        <table:table-row table:style-name="ro1">
          <table:table-cell table:style-name="ce298" office:value-type="string" calcext:value-type="string">
            <text:p>Ошибки в циклах</text:p>
          </table:table-cell>
          <table:table-cell table:style-name="ce298"/>
          <table:table-cell table:number-columns-repeated="1022"/>
        </table:table-row>
        <table:table-row table:style-name="ro23">
          <table:table-cell table:style-name="ce299" office:value-type="string" calcext:value-type="string">
            <text:p>user_is_admin = role.user_isadmin()</text:p>
            <text:p><text:span text:style-name="T10">for</text:span><text:span text:style-name="T24"> mark </text:span><text:span text:style-name="T10">in</text:span><text:span text:style-name="T24"> marks:</text:span></text:p>
            <text:p><text:span text:style-name="T358">    user_is_admin = role.user_isadmin()</text:span></text:p>
            <text:p><text:span text:style-name="T359">    </text:span><text:span text:style-name="T360">if</text:span><text:span text:style-name="T361"> user_is_admin: </text:span></text:p>
            <text:p><text:span text:style-name="T51">        save_row(mark)</text:span></text:p>
          </table:table-cell>
          <table:table-cell table:style-name="ce173" office:value-type="string" calcext:value-type="string">
            <text:p>Повторение в цикле действия, </text:p>
            <text:p><text:span text:style-name="T1">которое надо сделать 1 раз ВНЕ цикла </text:span></text:p>
          </table:table-cell>
          <table:table-cell table:number-columns-repeated="1022"/>
        </table:table-row>
        <table:table-row table:style-name="ro1" table:number-rows-repeated="4">
          <table:table-cell table:style-name="ce173" table:number-columns-repeated="2"/>
          <table:table-cell table:number-columns-repeated="1022"/>
        </table:table-row>
        <table:table-row table:style-name="ro1">
          <table:table-cell table:style-name="ce300" office:value-type="string" calcext:value-type="string">
            <text:p>Вера в докстринги импортируемых методов</text:p>
          </table:table-cell>
          <table:table-cell table:style-name="ce300"/>
          <table:table-cell table:number-columns-repeated="1022"/>
        </table:table-row>
        <table:table-row table:style-name="ro23">
          <table:table-cell table:style-name="ce173" office:value-type="string" calcext:value-type="string">
            <text:p><text:span text:style-name="T10">def</text:span> <text:span text:style-name="T143">get_mark_date</text:span>(period):</text:p>
            <text:p>    <text:span text:style-name="T26">"""Возвращает дату проставления оценки субпериода"""</text:span></text:p>
            <text:p>    <text:span text:style-name="T10">return</text:span> period.last_date</text:p>
          </table:table-cell>
          <table:table-cell table:style-name="ce173" office:value-type="string" calcext:value-type="string">
            <text:p><text:span text:style-name="T365">Докстринги могут ошибаться и врать! </text:span><text:span text:style-name="T170">   </text:span></text:p>
            <text:p><text:span text:style-name="T1">надо ПРОВЕРЯТЬ, что метод делает РЕАЛЬНО.</text:span></text:p>
            <text:p><text:span text:style-name="T1">И править докстринги, если врут.</text:span></text:p>
            <text:p>например, тут вместо определения даты выставления оценки тупо возвращает конечную дату периода.</text:p>
          </table:table-cell>
          <table:table-cell table:number-columns-repeated="1022"/>
        </table:table-row>
        <table:table-row table:style-name="ro1" table:number-rows-repeated="3">
          <table:table-cell table:style-name="ce173" table:number-columns-repeated="2"/>
          <table:table-cell table:number-columns-repeated="1022"/>
        </table:table-row>
        <table:table-row table:style-name="ro1">
          <table:table-cell table:style-name="ce300" office:value-type="string" calcext:value-type="string">
            <text:p>if simple and hard</text:p>
          </table:table-cell>
          <table:table-cell table:style-name="ce300"/>
          <table:table-cell table:number-columns-repeated="1022"/>
        </table:table-row>
        <table:table-row table:style-name="ro21">
          <table:table-cell table:style-name="ce173" office:value-type="string" calcext:value-type="string">
            <text:p>simple_bool = <text:span text:style-name="T6">True if </text:span><text:span text:style-name="T24">datetime.now().date()%2 == 0</text:span></text:p>
            <text:p>difficult_booll = very_hardworking_count</text:p>
            <text:p/>
            <text:p><text:span text:style-name="T362">if</text:span><text:span text:style-name="T363"> simple_bool </text:span><text:span text:style-name="T364">and</text:span><text:span text:style-name="T363"> very_hardworking_bool_count():</text:span></text:p>
            <text:p><text:span text:style-name="T13">    </text:span><text:span text:style-name="T352">return</text:span><text:span text:style-name="T13"> result</text:span></text:p>
            <text:p/>
            <text:p/>
          </table:table-cell>
          <table:table-cell table:style-name="ce173" office:value-type="string" calcext:value-type="string">
            <text:p><text:span text:style-name="T2">В начале надо ставить проверку ПРОСТЫХ </text:span></text:p>
            <text:p><text:span text:style-name="T2">заранее просчитанных булевных переменных,</text:span></text:p>
            <text:p><text:span text:style-name="T2">а уже потом - сложных</text:span></text:p>
            <text:p/>
            <text:p><text:span text:style-name="T366">Операторы </text:span><text:span text:style-name="T367">and</text:span><text:span text:style-name="T366"> и </text:span><text:span text:style-name="T367">or</text:span><text:span text:style-name="T366"> - ленивые.</text:span><text:span text:style-name="T368">  </text:span></text:p>
            <text:p><text:span text:style-name="T13">В данном случае если первая переменная </text:span><text:span text:style-name="T352">False</text:span><text:span text:style-name="T13">, то вторая  вовсе не считается - экономим ресурсы сервера</text:span></text:p>
          </table:table-cell>
          <table:table-cell table:number-columns-repeated="1022"/>
        </table:table-row>
        <table:table-row table:style-name="ro1" table:number-rows-repeated="26">
          <table:table-cell table:style-name="ce173" table:number-columns-repeated="2"/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1" svg:font-family="Ubuntu"/>
    <style:font-face style:name="JetBrains Mono" svg:font-family="'JetBrains Mono'" style:font-family-generic="modern"/>
    <style:font-face style:name="Calibri" svg:font-family="Calibri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р.</number:text>
    </number:number-style>
    <number:number-style style:name="N111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2" style:volatile="true">
      <loext:text> </loext:text>
      <loext:fill-character> </loext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3P2" style:volatile="true">
      <loext:text> </loext:text>
      <loext:fill-character> </loext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9">00.00.0000</text:date>, <text:time style:data-style-name="N2" text:time-value="15:29:20.41278181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7.2$Linux_X86_64 LibreOffice_project/40$Build-2</meta:generator>
    <dc:date>2022-09-19T18:59:25.626208965</dc:date>
    <meta:editing-duration>P4DT19H36M17S</meta:editing-duration>
    <meta:editing-cycles>1053</meta:editing-cycles>
    <meta:document-statistic meta:table-count="9" meta:cell-count="506" meta:object-count="0"/>
  </office:meta>
</office:document-meta>
</file>